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17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Generate Near Pareto Solution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wide-range-optimization.py$ParetoPointsGeneration?language=Python&amp;location=user" xlink:type="simple"/>
              </office:event-listeners>
            </form:button>
          </form:form>
        </office:forms>
        <table:shapes>
          <draw:frame draw:z-index="0" draw:style-name="gr1" draw:text-style-name="P1" svg:width="7.4516in" svg:height="5.9429in" svg:x="12.6705in" svg:y="0.9728in">
            <draw:object draw:notify-on-update-of-ranges="Sheet1.I9:Sheet1.I1008 Sheet1.J9:Sheet1.J10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text-style-name="P2" svg:width="2.9154in" svg:height="0.3114in" svg:x="9.361in" svg:y="0.415in" draw:control="control1"/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offset</text:p>
          </table:table-cell>
        </table:table-row>
        <table:table-row table:style-name="ro1">
          <table:table-cell/>
          <table:table-cell table:style-name="ce1" office:value-type="float" office:value="1.2557808767354" calcext:value-type="float">
            <text:p>1.2557808767354</text:p>
          </table:table-cell>
          <table:table-cell table:style-name="ce1" office:value-type="float" office:value="-8.13743663011113" calcext:value-type="float">
            <text:p>-8.13743663011113</text:p>
          </table:table-cell>
          <table:table-cell table:style-name="ce2" table:formula="of:= x*x + y*y" office:value-type="float" office:value="67.7948605194488" calcext:value-type="float">
            <text:p>67.7948605194488</text:p>
          </table:table-cell>
          <table:table-cell table:style-name="ce2" table:formula="of:= x -3*y + 10" office:value-type="float" office:value="35.6680907670688" calcext:value-type="float">
            <text:p>35.668090767068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 2 + (x-2)*(x-2) + (y-1)*(y-1)" office:value-type="float" office:value="86.0466102727294" calcext:value-type="float">
            <text:p>86.0466102727294</text:p>
          </table:table-cell>
          <table:table-cell table:formula="of:= 9*x - (y-1)*(y-1)" office:value-type="float" office:value="-72.1907202786781" calcext:value-type="float">
            <text:p>-72.1907202786781</text:p>
          </table:table-cell>
          <table:table-cell table:style-name="ce3" table:formula="of:= wa*fa + wb*fb" office:value-type="float" office:value="277.117799881027" calcext:value-type="float">
            <text:p>277.1177998810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wer Bound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-10000" calcext:value-type="float">
            <text:p>-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per Boun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ghts Rang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float" office:value="5.46529955915589" calcext:value-type="float">
            <text:p>5.46529955915589</text:p>
          </table:table-cell>
          <table:table-cell office:value-type="float" office:value="-19.6966524156943" calcext:value-type="float">
            <text:p>-19.6966524156943</text:p>
          </table:table-cell>
          <table:table-cell office:value-type="float" office:value="417.827615655986" calcext:value-type="float">
            <text:p>417.827615655986</text:p>
          </table:table-cell>
          <table:table-cell office:value-type="float" office:value="74.5552568062388" calcext:value-type="float">
            <text:p>74.5552568062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2.359722250751" calcext:value-type="float">
            <text:p>442.359722250751</text:p>
          </table:table-cell>
          <table:table-cell office:value-type="float" office:value="-379.163725183662" calcext:value-type="float">
            <text:p>-379.1637251836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8836868492203" calcext:value-type="float">
            <text:p>4.58836868492203</text:p>
          </table:table-cell>
          <table:table-cell office:value-type="float" office:value="-17.9165229386264" calcext:value-type="float">
            <text:p>-17.9165229386264</text:p>
          </table:table-cell>
          <table:table-cell office:value-type="float" office:value="342.054921399099" calcext:value-type="float">
            <text:p>342.054921399099</text:p>
          </table:table-cell>
          <table:table-cell office:value-type="float" office:value="68.3379375008012" calcext:value-type="float">
            <text:p>68.3379375008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.534492536664" calcext:value-type="float">
            <text:p>366.534492536664</text:p>
          </table:table-cell>
          <table:table-cell office:value-type="float" office:value="-316.53952192328" calcext:value-type="float">
            <text:p>-316.53952192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3.6373518999083" calcext:value-type="float">
            <text:p>-13.6373518999083</text:p>
          </table:table-cell>
          <table:table-cell office:value-type="float" office:value="1.90549305459462" calcext:value-type="float">
            <text:p>1.90549305459462</text:p>
          </table:table-cell>
          <table:table-cell office:value-type="float" office:value="189.608270623042" calcext:value-type="float">
            <text:p>189.608270623042</text:p>
          </table:table-cell>
          <table:table-cell office:value-type="float" office:value="-9.35383106369218" calcext:value-type="float">
            <text:p>-9.35383106369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7.346692113486" calcext:value-type="float">
            <text:p>247.346692113486</text:p>
          </table:table-cell>
          <table:table-cell office:value-type="float" office:value="-123.556084771094" calcext:value-type="float">
            <text:p>-123.556084771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8.81984008274078" calcext:value-type="float">
            <text:p>-8.81984008274078</text:p>
          </table:table-cell>
          <table:table-cell office:value-type="float" office:value="-6.30349486750217" calcext:value-type="float">
            <text:p>-6.30349486750217</text:p>
          </table:table-cell>
          <table:table-cell office:value-type="float" office:value="117.523626629747" calcext:value-type="float">
            <text:p>117.523626629747</text:p>
          </table:table-cell>
          <table:table-cell office:value-type="float" office:value="20.0906445197657" calcext:value-type="float">
            <text:p>20.09064451976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2.409976695715" calcext:value-type="float">
            <text:p>172.409976695715</text:p>
          </table:table-cell>
          <table:table-cell office:value-type="float" office:value="-132.719598024298" calcext:value-type="float">
            <text:p>-132.719598024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5632049049653" calcext:value-type="float">
            <text:p>14.5632049049653</text:p>
          </table:table-cell>
          <table:table-cell office:value-type="float" office:value="-4.31776823681185" calcext:value-type="float">
            <text:p>-4.31776823681185</text:p>
          </table:table-cell>
          <table:table-cell office:value-type="float" office:value="230.730059650828" calcext:value-type="float">
            <text:p>230.730059650828</text:p>
          </table:table-cell>
          <table:table-cell office:value-type="float" office:value="37.5165096154009" calcext:value-type="float">
            <text:p>37.5165096154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8.11277650459" calcext:value-type="float">
            <text:p>188.11277650459</text:p>
          </table:table-cell>
          <table:table-cell office:value-type="float" office:value="102.790185124243" calcext:value-type="float">
            <text:p>102.7901851242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1.4278724969045" calcext:value-type="float">
            <text:p>-11.4278724969045</text:p>
          </table:table-cell>
          <table:table-cell office:value-type="float" office:value="13.9834841934418" calcext:value-type="float">
            <text:p>13.9834841934418</text:p>
          </table:table-cell>
          <table:table-cell office:value-type="float" office:value="326.134099993744" calcext:value-type="float">
            <text:p>326.134099993744</text:p>
          </table:table-cell>
          <table:table-cell office:value-type="float" office:value="-43.37832507723" calcext:value-type="float">
            <text:p>-43.37832507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0.878621594478" calcext:value-type="float">
            <text:p>350.878621594478</text:p>
          </table:table-cell>
          <table:table-cell office:value-type="float" office:value="-271.421714273494" calcext:value-type="float">
            <text:p>-271.4217142734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.2759666895926" calcext:value-type="float">
            <text:p>-10.2759666895926</text:p>
          </table:table-cell>
          <table:table-cell office:value-type="float" office:value="-6.06356327872429" calcext:value-type="float">
            <text:p>-6.06356327872429</text:p>
          </table:table-cell>
          <table:table-cell office:value-type="float" office:value="142.362291040711" calcext:value-type="float">
            <text:p>142.362291040711</text:p>
          </table:table-cell>
          <table:table-cell office:value-type="float" office:value="17.9147231465802" calcext:value-type="float">
            <text:p>17.9147231465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.59328435653" calcext:value-type="float">
            <text:p>202.59328435653</text:p>
          </table:table-cell>
          <table:table-cell office:value-type="float" office:value="-142.377626398876" calcext:value-type="float">
            <text:p>-142.377626398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70306736232905" calcext:value-type="float">
            <text:p>-9.70306736232905</text:p>
          </table:table-cell>
          <table:table-cell office:value-type="float" office:value="9.26623811905612" calcext:value-type="float">
            <text:p>9.26623811905612</text:p>
          </table:table-cell>
          <table:table-cell office:value-type="float" office:value="180.012685116944" calcext:value-type="float">
            <text:p>180.012685116944</text:p>
          </table:table-cell>
          <table:table-cell office:value-type="float" office:value="-27.5017817194974" calcext:value-type="float">
            <text:p>-27.50178171949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7.292478328148" calcext:value-type="float">
            <text:p>207.292478328148</text:p>
          </table:table-cell>
          <table:table-cell office:value-type="float" office:value="-155.658298901898" calcext:value-type="float">
            <text:p>-155.6582989018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3.8310475877799" calcext:value-type="float">
            <text:p>-13.8310475877799</text:p>
          </table:table-cell>
          <table:table-cell office:value-type="float" office:value="3.11577624488542" calcext:value-type="float">
            <text:p>3.11577624488542</text:p>
          </table:table-cell>
          <table:table-cell office:value-type="float" office:value="201.005938983623" calcext:value-type="float">
            <text:p>201.005938983623</text:p>
          </table:table-cell>
          <table:table-cell office:value-type="float" office:value="-13.1783763224361" calcext:value-type="float">
            <text:p>-13.17837632243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7.098576844972" calcext:value-type="float">
            <text:p>257.098576844972</text:p>
          </table:table-cell>
          <table:table-cell office:value-type="float" office:value="-128.95593740844" calcext:value-type="float">
            <text:p>-128.955937408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5384219456568" calcext:value-type="float">
            <text:p>5.35384219456568</text:p>
          </table:table-cell>
          <table:table-cell office:value-type="float" office:value="16.1867951464381" calcext:value-type="float">
            <text:p>16.1867951464381</text:p>
          </table:table-cell>
          <table:table-cell office:value-type="float" office:value="290.675963357063" calcext:value-type="float">
            <text:p>290.675963357063</text:p>
          </table:table-cell>
          <table:table-cell office:value-type="float" office:value="-33.2065432447485" calcext:value-type="float">
            <text:p>-33.2065432447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3.887004285924" calcext:value-type="float">
            <text:p>243.887004285924</text:p>
          </table:table-cell>
          <table:table-cell office:value-type="float" office:value="-182.454167068784" calcext:value-type="float">
            <text:p>-182.4541670687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32639004546727" calcext:value-type="float">
            <text:p>-4.32639004546727</text:p>
          </table:table-cell>
          <table:table-cell office:value-type="float" office:value="-12.5435300870056" calcext:value-type="float">
            <text:p>-12.5435300870056</text:p>
          </table:table-cell>
          <table:table-cell office:value-type="float" office:value="176.057797869133" calcext:value-type="float">
            <text:p>176.057797869133</text:p>
          </table:table-cell>
          <table:table-cell office:value-type="float" office:value="43.3042002155495" calcext:value-type="float">
            <text:p>43.30420021554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5.450418225013" calcext:value-type="float">
            <text:p>225.450418225013</text:p>
          </table:table-cell>
          <table:table-cell office:value-type="float" office:value="-222.364717626831" calcext:value-type="float">
            <text:p>-222.3647176268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8602737272761" calcext:value-type="float">
            <text:p>15.8602737272761</text:p>
          </table:table-cell>
          <table:table-cell office:value-type="float" office:value="17.2762307248166" calcext:value-type="float">
            <text:p>17.2762307248166</text:p>
          </table:table-cell>
          <table:table-cell office:value-type="float" office:value="550.016430761221" calcext:value-type="float">
            <text:p>550.016430761221</text:p>
          </table:table-cell>
          <table:table-cell office:value-type="float" office:value="-25.9684184471737" calcext:value-type="float">
            <text:p>-25.9684184471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59.022874402484" calcext:value-type="float">
            <text:p>459.022874402484</text:p>
          </table:table-cell>
          <table:table-cell office:value-type="float" office:value="-122.173223061979" calcext:value-type="float">
            <text:p>-122.173223061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22115392639629" calcext:value-type="float">
            <text:p>-6.22115392639629</text:p>
          </table:table-cell>
          <table:table-cell office:value-type="float" office:value="-3.26020149917983" calcext:value-type="float">
            <text:p>-3.26020149917983</text:p>
          </table:table-cell>
          <table:table-cell office:value-type="float" office:value="49.3316699911704" calcext:value-type="float">
            <text:p>49.3316699911704</text:p>
          </table:table-cell>
          <table:table-cell office:value-type="float" office:value="13.5594505711432" calcext:value-type="float">
            <text:p>13.55945057114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7.7366886951152" calcext:value-type="float">
            <text:p>87.7366886951152</text:p>
          </table:table-cell>
          <table:table-cell office:value-type="float" office:value="-74.1397021511807" calcext:value-type="float">
            <text:p>-74.1397021511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86825913154512" calcext:value-type="float">
            <text:p>8.86825913154512</text:p>
          </table:table-cell>
          <table:table-cell office:value-type="float" office:value="-4.30513356972418" calcext:value-type="float">
            <text:p>-4.30513356972418</text:p>
          </table:table-cell>
          <table:table-cell office:value-type="float" office:value="97.1801950773994" calcext:value-type="float">
            <text:p>97.1801950773994</text:p>
          </table:table-cell>
          <table:table-cell office:value-type="float" office:value="31.7836598407177" calcext:value-type="float">
            <text:p>31.7836598407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7.3174256906673" calcext:value-type="float">
            <text:p>77.3174256906673</text:p>
          </table:table-cell>
          <table:table-cell office:value-type="float" office:value="51.6698899912916" calcext:value-type="float">
            <text:p>51.6698899912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4280188030616" calcext:value-type="float">
            <text:p>2.14280188030616</text:p>
          </table:table-cell>
          <table:table-cell office:value-type="float" office:value="-18.2626071471706" calcext:value-type="float">
            <text:p>-18.2626071471706</text:p>
          </table:table-cell>
          <table:table-cell office:value-type="float" office:value="338.11441971013" calcext:value-type="float">
            <text:p>338.11441971013</text:p>
          </table:table-cell>
          <table:table-cell office:value-type="float" office:value="66.930623321818" calcext:value-type="float">
            <text:p>66.93062332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3.068426483247" calcext:value-type="float">
            <text:p>373.068426483247</text:p>
          </table:table-cell>
          <table:table-cell office:value-type="float" office:value="-351.762817183473" calcext:value-type="float">
            <text:p>-351.7628171834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19611332251384" calcext:value-type="float">
            <text:p>-9.19611332251384</text:p>
          </table:table-cell>
          <table:table-cell office:value-type="float" office:value="17.794197820297" calcext:value-type="float">
            <text:p>17.794197820297</text:p>
          </table:table-cell>
          <table:table-cell office:value-type="float" office:value="401.201976308379" calcext:value-type="float">
            <text:p>401.201976308379</text:p>
          </table:table-cell>
          <table:table-cell office:value-type="float" office:value="-52.5787067834048" calcext:value-type="float">
            <text:p>-52.5787067834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9.39803395784" calcext:value-type="float">
            <text:p>409.39803395784</text:p>
          </table:table-cell>
          <table:table-cell office:value-type="float" office:value="-364.810100329893" calcext:value-type="float">
            <text:p>-364.8101003298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6563577608008" calcext:value-type="float">
            <text:p>15.6563577608008</text:p>
          </table:table-cell>
          <table:table-cell office:value-type="float" office:value="1.7406564330851" calcext:value-type="float">
            <text:p>1.7406564330851</text:p>
          </table:table-cell>
          <table:table-cell office:value-type="float" office:value="248.151423152229" calcext:value-type="float">
            <text:p>248.151423152229</text:p>
          </table:table-cell>
          <table:table-cell office:value-type="float" office:value="20.4343884615455" calcext:value-type="float">
            <text:p>20.4343884615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9.044679242855" calcext:value-type="float">
            <text:p>189.044679242855</text:p>
          </table:table-cell>
          <table:table-cell office:value-type="float" office:value="140.358647895337" calcext:value-type="float">
            <text:p>140.3586478953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2702844562723" calcext:value-type="float">
            <text:p>-5.2702844562723</text:p>
          </table:table-cell>
          <table:table-cell office:value-type="float" office:value="-7.38806505626504" calcext:value-type="float">
            <text:p>-7.38806505626504</text:p>
          </table:table-cell>
          <table:table-cell office:value-type="float" office:value="82.35940352563" calcext:value-type="float">
            <text:p>82.35940352563</text:p>
          </table:table-cell>
          <table:table-cell office:value-type="float" office:value="26.8939107125228" calcext:value-type="float">
            <text:p>26.8939107125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5.216671463249" calcext:value-type="float">
            <text:p>125.216671463249</text:p>
          </table:table-cell>
          <table:table-cell office:value-type="float" office:value="-117.792195494585" calcext:value-type="float">
            <text:p>-117.7921954945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07067352325365" calcext:value-type="float">
            <text:p>-5.07067352325365</text:p>
          </table:table-cell>
          <table:table-cell office:value-type="float" office:value="-5.12632617711199" calcext:value-type="float">
            <text:p>-5.12632617711199</text:p>
          </table:table-cell>
          <table:table-cell office:value-type="float" office:value="51.9909500535691" calcext:value-type="float">
            <text:p>51.9909500535691</text:p>
          </table:table-cell>
          <table:table-cell office:value-type="float" office:value="20.3083050080823" calcext:value-type="float">
            <text:p>20.3083050080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9.5262965008077" calcext:value-type="float">
            <text:p>89.5262965008077</text:p>
          </table:table-cell>
          <table:table-cell office:value-type="float" office:value="-83.1679341376504" calcext:value-type="float">
            <text:p>-83.1679341376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4936777007492" calcext:value-type="float">
            <text:p>10.4936777007492</text:p>
          </table:table-cell>
          <table:table-cell office:value-type="float" office:value="1.81500425641199" calcext:value-type="float">
            <text:p>1.81500425641199</text:p>
          </table:table-cell>
          <table:table-cell office:value-type="float" office:value="113.411512137995" calcext:value-type="float">
            <text:p>113.411512137995</text:p>
          </table:table-cell>
          <table:table-cell office:value-type="float" office:value="15.0486649315133" calcext:value-type="float">
            <text:p>15.0486649315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4.8067928221741" calcext:value-type="float">
            <text:p>74.8067928221741</text:p>
          </table:table-cell>
          <table:table-cell office:value-type="float" office:value="93.7788673687733" calcext:value-type="float">
            <text:p>93.77886736877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27895658920221" calcext:value-type="float">
            <text:p>-2.27895658920221</text:p>
          </table:table-cell>
          <table:table-cell office:value-type="float" office:value="-18.2693586679742" calcext:value-type="float">
            <text:p>-18.2693586679742</text:p>
          </table:table-cell>
          <table:table-cell office:value-type="float" office:value="338.963109274553" calcext:value-type="float">
            <text:p>338.963109274553</text:p>
          </table:table-cell>
          <table:table-cell office:value-type="float" office:value="62.5291194147205" calcext:value-type="float">
            <text:p>62.52911941472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1.617652967311" calcext:value-type="float">
            <text:p>391.617652967311</text:p>
          </table:table-cell>
          <table:table-cell office:value-type="float" office:value="-391.818792777854" calcext:value-type="float">
            <text:p>-391.8187927778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.1806843110264" calcext:value-type="float">
            <text:p>18.1806843110264</text:p>
          </table:table-cell>
          <table:table-cell office:value-type="float" office:value="-18.3663315560801" calcext:value-type="float">
            <text:p>-18.3663315560801</text:p>
          </table:table-cell>
          <table:table-cell office:value-type="float" office:value="667.859416845067" calcext:value-type="float">
            <text:p>667.859416845067</text:p>
          </table:table-cell>
          <table:table-cell office:value-type="float" office:value="83.2796789792668" calcext:value-type="float">
            <text:p>83.27967897926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8.869342713122" calcext:value-type="float">
            <text:p>638.869342713122</text:p>
          </table:table-cell>
          <table:table-cell office:value-type="float" office:value="-211.428639140786" calcext:value-type="float">
            <text:p>-211.4286391407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5009962593346" calcext:value-type="float">
            <text:p>1.65009962593346</text:p>
          </table:table-cell>
          <table:table-cell office:value-type="float" office:value="-3.70144597365477" calcext:value-type="float">
            <text:p>-3.70144597365477</text:p>
          </table:table-cell>
          <table:table-cell office:value-type="float" office:value="16.4235310713909" calcext:value-type="float">
            <text:p>16.4235310713909</text:p>
          </table:table-cell>
          <table:table-cell office:value-type="float" office:value="22.7544375468978" calcext:value-type="float">
            <text:p>22.75443754689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.2260245149666" calcext:value-type="float">
            <text:p>24.2260245149666</text:p>
          </table:table-cell>
          <table:table-cell office:value-type="float" office:value="-7.25269760979358" calcext:value-type="float">
            <text:p>-7.25269760979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.3845556471186" calcext:value-type="float">
            <text:p>-10.3845556471186</text:p>
          </table:table-cell>
          <table:table-cell office:value-type="float" office:value="10.2500515534795" calcext:value-type="float">
            <text:p>10.2500515534795</text:p>
          </table:table-cell>
          <table:table-cell office:value-type="float" office:value="212.90255283709" calcext:value-type="float">
            <text:p>212.90255283709</text:p>
          </table:table-cell>
          <table:table-cell office:value-type="float" office:value="-31.1347103075571" calcext:value-type="float">
            <text:p>-31.13471030755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0.940672318605" calcext:value-type="float">
            <text:p>240.940672318605</text:p>
          </table:table-cell>
          <table:table-cell office:value-type="float" office:value="-179.024454566096" calcext:value-type="float">
            <text:p>-179.0244545660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5687699189848" calcext:value-type="float">
            <text:p>14.5687699189848</text:p>
          </table:table-cell>
          <table:table-cell office:value-type="float" office:value="6.59001550077871" calcext:value-type="float">
            <text:p>6.59001550077871</text:p>
          </table:table-cell>
          <table:table-cell office:value-type="float" office:value="255.67736125282" calcext:value-type="float">
            <text:p>255.67736125282</text:p>
          </table:table-cell>
          <table:table-cell office:value-type="float" office:value="4.79872341664868" calcext:value-type="float">
            <text:p>4.798723416648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1.222250575323" calcext:value-type="float">
            <text:p>191.222250575323</text:p>
          </table:table-cell>
          <table:table-cell office:value-type="float" office:value="99.870655971917" calcext:value-type="float">
            <text:p>99.8706559719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92286503202928" calcext:value-type="float">
            <text:p>-3.92286503202928</text:p>
          </table:table-cell>
          <table:table-cell office:value-type="float" office:value="-2.79526094205017" calcext:value-type="float">
            <text:p>-2.79526094205017</text:p>
          </table:table-cell>
          <table:table-cell office:value-type="float" office:value="23.2023537936693" calcext:value-type="float">
            <text:p>23.2023537936693</text:p>
          </table:table-cell>
          <table:table-cell office:value-type="float" office:value="14.4629177941212" calcext:value-type="float">
            <text:p>14.46291779412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.4843358058868" calcext:value-type="float">
            <text:p>51.4843358058868</text:p>
          </table:table-cell>
          <table:table-cell office:value-type="float" office:value="-49.7097909065151" calcext:value-type="float">
            <text:p>-49.7097909065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0244330960295" calcext:value-type="float">
            <text:p>14.0244330960295</text:p>
          </table:table-cell>
          <table:table-cell office:value-type="float" office:value="-1.59568128672332" calcext:value-type="float">
            <text:p>-1.59568128672332</text:p>
          </table:table-cell>
          <table:table-cell office:value-type="float" office:value="199.230922433806" calcext:value-type="float">
            <text:p>199.230922433806</text:p>
          </table:table-cell>
          <table:table-cell office:value-type="float" office:value="28.8114769561994" calcext:value-type="float">
            <text:p>28.81147695619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3.324552623135" calcext:value-type="float">
            <text:p>153.324552623135</text:p>
          </table:table-cell>
          <table:table-cell office:value-type="float" office:value="119.48233652202" calcext:value-type="float">
            <text:p>119.48233652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6.6764830577921" calcext:value-type="float">
            <text:p>-16.6764830577921</text:p>
          </table:table-cell>
          <table:table-cell office:value-type="float" office:value="-17.0182040870418" calcext:value-type="float">
            <text:p>-17.0182040870418</text:p>
          </table:table-cell>
          <table:table-cell office:value-type="float" office:value="567.724357525035" calcext:value-type="float">
            <text:p>567.724357525035</text:p>
          </table:table-cell>
          <table:table-cell office:value-type="float" office:value="44.3781292033335" calcext:value-type="float">
            <text:p>44.37812920333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75.466697930287" calcext:value-type="float">
            <text:p>675.466697930287</text:p>
          </table:table-cell>
          <table:table-cell office:value-type="float" office:value="-474.74402604242" calcext:value-type="float">
            <text:p>-474.744026042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8.8718888977178" calcext:value-type="float">
            <text:p>-18.8718888977178</text:p>
          </table:table-cell>
          <table:table-cell office:value-type="float" office:value="-6.96487035028954" calcext:value-type="float">
            <text:p>-6.96487035028954</text:p>
          </table:table-cell>
          <table:table-cell office:value-type="float" office:value="404.657609564147" calcext:value-type="float">
            <text:p>404.657609564147</text:p>
          </table:table-cell>
          <table:table-cell office:value-type="float" office:value="12.0227221531508" calcext:value-type="float">
            <text:p>12.02272215315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1.074905855598" calcext:value-type="float">
            <text:p>501.074905855598</text:p>
          </table:table-cell>
          <table:table-cell office:value-type="float" office:value="-233.286159776382" calcext:value-type="float">
            <text:p>-233.2861597763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7.4501466274252" calcext:value-type="float">
            <text:p>-17.4501466274252</text:p>
          </table:table-cell>
          <table:table-cell office:value-type="float" office:value="-13.3561524637492" calcext:value-type="float">
            <text:p>-13.3561524637492</text:p>
          </table:table-cell>
          <table:table-cell office:value-type="float" office:value="482.894425953553" calcext:value-type="float">
            <text:p>482.894425953553</text:p>
          </table:table-cell>
          <table:table-cell office:value-type="float" office:value="32.6183107638224" calcext:value-type="float">
            <text:p>32.61831076382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86.407317390752" calcext:value-type="float">
            <text:p>586.407317390752</text:p>
          </table:table-cell>
          <table:table-cell office:value-type="float" office:value="-363.150433209239" calcext:value-type="float">
            <text:p>-363.1504332092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58615653444148" calcext:value-type="float">
            <text:p>-5.58615653444148</text:p>
          </table:table-cell>
          <table:table-cell office:value-type="float" office:value="-2.87739394023877" calcext:value-type="float">
            <text:p>-2.87739394023877</text:p>
          </table:table-cell>
          <table:table-cell office:value-type="float" office:value="39.4845407146061" calcext:value-type="float">
            <text:p>39.4845407146061</text:p>
          </table:table-cell>
          <table:table-cell office:value-type="float" office:value="13.0460252862748" calcext:value-type="float">
            <text:p>13.04602528627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4.5839547328495" calcext:value-type="float">
            <text:p>74.5839547328495</text:p>
          </table:table-cell>
          <table:table-cell office:value-type="float" office:value="-65.3095925777737" calcext:value-type="float">
            <text:p>-65.30959257777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53996926291229" calcext:value-type="float">
            <text:p>7.53996926291229</text:p>
          </table:table-cell>
          <table:table-cell office:value-type="float" office:value="11.853642085954" calcext:value-type="float">
            <text:p>11.853642085954</text:p>
          </table:table-cell>
          <table:table-cell office:value-type="float" office:value="197.359967187561" calcext:value-type="float">
            <text:p>197.359967187561</text:p>
          </table:table-cell>
          <table:table-cell office:value-type="float" office:value="-18.0209569949496" calcext:value-type="float">
            <text:p>-18.02095699494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0.492805964004" calcext:value-type="float">
            <text:p>150.492805964004</text:p>
          </table:table-cell>
          <table:table-cell office:value-type="float" office:value="-49.9418231637803" calcext:value-type="float">
            <text:p>-49.94182316378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96373013326584" calcext:value-type="float">
            <text:p>-5.96373013326584</text:p>
          </table:table-cell>
          <table:table-cell office:value-type="float" office:value="8.90815798847689" calcext:value-type="float">
            <text:p>8.90815798847689</text:p>
          </table:table-cell>
          <table:table-cell office:value-type="float" office:value="114.921355850088" calcext:value-type="float">
            <text:p>114.921355850088</text:p>
          </table:table-cell>
          <table:table-cell office:value-type="float" office:value="-22.6882040986965" calcext:value-type="float">
            <text:p>-22.68820409869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7.959960406197" calcext:value-type="float">
            <text:p>127.959960406197</text:p>
          </table:table-cell>
          <table:table-cell office:value-type="float" office:value="-116.212533970103" calcext:value-type="float">
            <text:p>-116.2125339701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410873662043" calcext:value-type="float">
            <text:p>-1.1410873662043</text:p>
          </table:table-cell>
          <table:table-cell office:value-type="float" office:value="-5.82194254166716" calcext:value-type="float">
            <text:p>-5.82194254166716</text:p>
          </table:table-cell>
          <table:table-cell office:value-type="float" office:value="35.197095335785" calcext:value-type="float">
            <text:p>35.197095335785</text:p>
          </table:table-cell>
          <table:table-cell office:value-type="float" office:value="26.3247402587972" calcext:value-type="float">
            <text:p>26.32474025879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8.4053298839365" calcext:value-type="float">
            <text:p>58.4053298839365</text:p>
          </table:table-cell>
          <table:table-cell office:value-type="float" office:value="-56.8086863376469" calcext:value-type="float">
            <text:p>-56.80868633764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8.1772034823898" calcext:value-type="float">
            <text:p>-18.1772034823898</text:p>
          </table:table-cell>
          <table:table-cell office:value-type="float" office:value="-18.807156736645" calcext:value-type="float">
            <text:p>-18.807156736645</text:p>
          </table:table-cell>
          <table:table-cell office:value-type="float" office:value="684.119870956937" calcext:value-type="float">
            <text:p>684.119870956937</text:p>
          </table:table-cell>
          <table:table-cell office:value-type="float" office:value="48.2442667275452" calcext:value-type="float">
            <text:p>48.24426672754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01.442998359786" calcext:value-type="float">
            <text:p>801.442998359786</text:p>
          </table:table-cell>
          <table:table-cell office:value-type="float" office:value="-555.91828933153" calcext:value-type="float">
            <text:p>-555.91828933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6601490680679" calcext:value-type="float">
            <text:p>19.6601490680679</text:p>
          </table:table-cell>
          <table:table-cell office:value-type="float" office:value="7.96781406482915" calcext:value-type="float">
            <text:p>7.96781406482915</text:p>
          </table:table-cell>
          <table:table-cell office:value-type="float" office:value="450.00752235034" calcext:value-type="float">
            <text:p>450.00752235034</text:p>
          </table:table-cell>
          <table:table-cell office:value-type="float" office:value="5.75670687358043" calcext:value-type="float">
            <text:p>5.756706873580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62.43129794841" calcext:value-type="float">
            <text:p>362.43129794841</text:p>
          </table:table-cell>
          <table:table-cell office:value-type="float" office:value="128.39090877058" calcext:value-type="float">
            <text:p>128.39090877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1789486134111" calcext:value-type="float">
            <text:p>6.51789486134111</text:p>
          </table:table-cell>
          <table:table-cell office:value-type="float" office:value="-8.91846309131447" calcext:value-type="float">
            <text:p>-8.91846309131447</text:p>
          </table:table-cell>
          <table:table-cell office:value-type="float" office:value="122.021937334635" calcext:value-type="float">
            <text:p>122.021937334635</text:p>
          </table:table-cell>
          <table:table-cell office:value-type="float" office:value="43.2732841352845" calcext:value-type="float">
            <text:p>43.27328413528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20.7872840719" calcext:value-type="float">
            <text:p>120.7872840719</text:p>
          </table:table-cell>
          <table:table-cell office:value-type="float" office:value="-39.7148563416974" calcext:value-type="float">
            <text:p>-39.71485634169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4293761404462" calcext:value-type="float">
            <text:p>17.4293761404462</text:p>
          </table:table-cell>
          <table:table-cell office:value-type="float" office:value="-5.03964613487923" calcext:value-type="float">
            <text:p>-5.03964613487923</text:p>
          </table:table-cell>
          <table:table-cell office:value-type="float" office:value="329.181185809959" calcext:value-type="float">
            <text:p>329.181185809959</text:p>
          </table:table-cell>
          <table:table-cell office:value-type="float" office:value="42.5483145450839" calcext:value-type="float">
            <text:p>42.54831454508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76.542973517932" calcext:value-type="float">
            <text:p>276.542973517932</text:p>
          </table:table-cell>
          <table:table-cell office:value-type="float" office:value="120.387059829454" calcext:value-type="float">
            <text:p>120.387059829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1154065083235" calcext:value-type="float">
            <text:p>14.1154065083235</text:p>
          </table:table-cell>
          <table:table-cell office:value-type="float" office:value="13.1723085978624" calcext:value-type="float">
            <text:p>13.1723085978624</text:p>
          </table:table-cell>
          <table:table-cell office:value-type="float" office:value="372.75441469254" calcext:value-type="float">
            <text:p>372.75441469254</text:p>
          </table:table-cell>
          <table:table-cell office:value-type="float" office:value="-15.4015192852637" calcext:value-type="float">
            <text:p>-15.40151928526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96.948171463522" calcext:value-type="float">
            <text:p>296.948171463522</text:p>
          </table:table-cell>
          <table:table-cell office:value-type="float" office:value="-21.1264380266836" calcext:value-type="float">
            <text:p>-21.12643802668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9343436452582" calcext:value-type="float">
            <text:p>14.9343436452582</text:p>
          </table:table-cell>
          <table:table-cell office:value-type="float" office:value="10.8970617330713" calcext:value-type="float">
            <text:p>10.8970617330713</text:p>
          </table:table-cell>
          <table:table-cell office:value-type="float" office:value="341.780574529031" calcext:value-type="float">
            <text:p>341.780574529031</text:p>
          </table:table-cell>
          <table:table-cell office:value-type="float" office:value="-7.75684155395574" calcext:value-type="float">
            <text:p>-7.756841553955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67.249076481856" calcext:value-type="float">
            <text:p>267.249076481856</text:p>
          </table:table-cell>
          <table:table-cell office:value-type="float" office:value="36.4572618590993" calcext:value-type="float">
            <text:p>36.45726185909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7.5623165786817" calcext:value-type="float">
            <text:p>-17.5623165786817</text:p>
          </table:table-cell>
          <table:table-cell office:value-type="float" office:value="11.3858754280422" calcext:value-type="float">
            <text:p>11.3858754280422</text:p>
          </table:table-cell>
          <table:table-cell office:value-type="float" office:value="438.073122872735" calcext:value-type="float">
            <text:p>438.073122872735</text:p>
          </table:table-cell>
          <table:table-cell office:value-type="float" office:value="-41.7199428628085" calcext:value-type="float">
            <text:p>-41.71994286280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2.550638331378" calcext:value-type="float">
            <text:p>492.550638331378</text:p>
          </table:table-cell>
          <table:table-cell office:value-type="float" office:value="-265.927257614947" calcext:value-type="float">
            <text:p>-265.927257614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6620567668245" calcext:value-type="float">
            <text:p>0.136620567668245</text:p>
          </table:table-cell>
          <table:table-cell office:value-type="float" office:value="-18.103805215125" calcext:value-type="float">
            <text:p>-18.103805215125</text:p>
          </table:table-cell>
          <table:table-cell office:value-type="float" office:value="327.766428446696" calcext:value-type="float">
            <text:p>327.766428446696</text:p>
          </table:table-cell>
          <table:table-cell office:value-type="float" office:value="64.4480362130431" calcext:value-type="float">
            <text:p>64.44803621304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0.427556606273" calcext:value-type="float">
            <text:p>370.427556606273</text:p>
          </table:table-cell>
          <table:table-cell office:value-type="float" office:value="-363.725788588421" calcext:value-type="float">
            <text:p>-363.7257885884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254284881346" calcext:value-type="float">
            <text:p>2.8254284881346</text:p>
          </table:table-cell>
          <table:table-cell office:value-type="float" office:value="19.2887840113747" calcext:value-type="float">
            <text:p>19.2887840113747</text:p>
          </table:table-cell>
          <table:table-cell office:value-type="float" office:value="380.040234779028" calcext:value-type="float">
            <text:p>380.040234779028</text:p>
          </table:table-cell>
          <table:table-cell office:value-type="float" office:value="-45.0409235459896" calcext:value-type="float">
            <text:p>-45.0409235459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7.16095280374" calcext:value-type="float">
            <text:p>337.16095280374</text:p>
          </table:table-cell>
          <table:table-cell office:value-type="float" office:value="-309.050764221504" calcext:value-type="float">
            <text:p>-309.050764221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8.799234313987" calcext:value-type="float">
            <text:p>-18.799234313987</text:p>
          </table:table-cell>
          <table:table-cell office:value-type="float" office:value="-1.5903537102213" calcext:value-type="float">
            <text:p>-1.5903537102213</text:p>
          </table:table-cell>
          <table:table-cell office:value-type="float" office:value="355.940435715802" calcext:value-type="float">
            <text:p>355.940435715802</text:p>
          </table:table-cell>
          <table:table-cell office:value-type="float" office:value="-4.02817318332313" calcext:value-type="float">
            <text:p>-4.028173183323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1.318080392192" calcext:value-type="float">
            <text:p>441.318080392192</text:p>
          </table:table-cell>
          <table:table-cell office:value-type="float" office:value="-175.90304116994" calcext:value-type="float">
            <text:p>-175.90304116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8449803375334" calcext:value-type="float">
            <text:p>19.8449803375334</text:p>
          </table:table-cell>
          <table:table-cell office:value-type="float" office:value="-16.5833544407226" calcext:value-type="float">
            <text:p>-16.5833544407226</text:p>
          </table:table-cell>
          <table:table-cell office:value-type="float" office:value="668.830889103722" calcext:value-type="float">
            <text:p>668.830889103722</text:p>
          </table:table-cell>
          <table:table-cell office:value-type="float" office:value="79.5950436597012" calcext:value-type="float">
            <text:p>79.5950436597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29.617676635034" calcext:value-type="float">
            <text:p>629.617676635034</text:p>
          </table:table-cell>
          <table:table-cell office:value-type="float" office:value="-130.569530350278" calcext:value-type="float">
            <text:p>-130.5695303502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268228101158" calcext:value-type="float">
            <text:p>17.268228101158</text:p>
          </table:table-cell>
          <table:table-cell office:value-type="float" office:value="-2.87212951102682" calcext:value-type="float">
            <text:p>-2.87212951102682</text:p>
          </table:table-cell>
          <table:table-cell office:value-type="float" office:value="306.440829681733" calcext:value-type="float">
            <text:p>306.440829681733</text:p>
          </table:table-cell>
          <table:table-cell office:value-type="float" office:value="35.8846166342384" calcext:value-type="float">
            <text:p>35.8846166342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0.112176299155" calcext:value-type="float">
            <text:p>250.112176299155</text:p>
          </table:table-cell>
          <table:table-cell office:value-type="float" office:value="140.420665960257" calcext:value-type="float">
            <text:p>140.4206659602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2283478997497" calcext:value-type="float">
            <text:p>15.2283478997497</text:p>
          </table:table-cell>
          <table:table-cell office:value-type="float" office:value="-12.4303452939934" calcext:value-type="float">
            <text:p>-12.4303452939934</text:p>
          </table:table-cell>
          <table:table-cell office:value-type="float" office:value="386.416063883716" calcext:value-type="float">
            <text:p>386.416063883716</text:p>
          </table:table-cell>
          <table:table-cell office:value-type="float" office:value="62.5193837817299" calcext:value-type="float">
            <text:p>62.51938378172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7.363362872703" calcext:value-type="float">
            <text:p>357.363362872703</text:p>
          </table:table-cell>
          <table:table-cell office:value-type="float" office:value="-43.3190436181426" calcext:value-type="float">
            <text:p>-43.31904361814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93743764449215" calcext:value-type="float">
            <text:p>5.93743764449215</text:p>
          </table:table-cell>
          <table:table-cell office:value-type="float" office:value="-3.44965715244042" calcext:value-type="float">
            <text:p>-3.44965715244042</text:p>
          </table:table-cell>
          <table:table-cell office:value-type="float" office:value="47.1533002516158" calcext:value-type="float">
            <text:p>47.1533002516158</text:p>
          </table:table-cell>
          <table:table-cell office:value-type="float" office:value="26.2864091018134" calcext:value-type="float">
            <text:p>26.2864091018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7.3028639785281" calcext:value-type="float">
            <text:p>37.3028639785281</text:p>
          </table:table-cell>
          <table:table-cell office:value-type="float" office:value="33.6374900261652" calcext:value-type="float">
            <text:p>33.6374900261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.2821304704644" calcext:value-type="float">
            <text:p>-10.2821304704644</text:p>
          </table:table-cell>
          <table:table-cell office:value-type="float" office:value="2.69237346193219" calcext:value-type="float">
            <text:p>2.69237346193219</text:p>
          </table:table-cell>
          <table:table-cell office:value-type="float" office:value="112.971081870169" calcext:value-type="float">
            <text:p>112.971081870169</text:p>
          </table:table-cell>
          <table:table-cell office:value-type="float" office:value="-8.35925085626096" calcext:value-type="float">
            <text:p>-8.359250856260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5.714856828162" calcext:value-type="float">
            <text:p>155.714856828162</text:p>
          </table:table-cell>
          <table:table-cell office:value-type="float" office:value="-95.4033021688318" calcext:value-type="float">
            <text:p>-95.40330216883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8581097522338" calcext:value-type="float">
            <text:p>12.8581097522338</text:p>
          </table:table-cell>
          <table:table-cell office:value-type="float" office:value="-14.7891916087876" calcext:value-type="float">
            <text:p>-14.7891916087876</text:p>
          </table:table-cell>
          <table:table-cell office:value-type="float" office:value="384.051174841924" calcext:value-type="float">
            <text:p>384.051174841924</text:p>
          </table:table-cell>
          <table:table-cell office:value-type="float" office:value="67.2256845785966" calcext:value-type="float">
            <text:p>67.22568457859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69.197119050564" calcext:value-type="float">
            <text:p>369.197119050564</text:p>
          </table:table-cell>
          <table:table-cell office:value-type="float" office:value="-133.575583888904" calcext:value-type="float">
            <text:p>-133.5755838889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8.9788905784442" calcext:value-type="float">
            <text:p>-18.9788905784442</text:p>
          </table:table-cell>
          <table:table-cell office:value-type="float" office:value="-4.29577620237714" calcext:value-type="float">
            <text:p>-4.29577620237714</text:p>
          </table:table-cell>
          <table:table-cell office:value-type="float" office:value="378.651980769467" calcext:value-type="float">
            <text:p>378.651980769467</text:p>
          </table:table-cell>
          <table:table-cell office:value-type="float" office:value="3.90843802868724" calcext:value-type="float">
            <text:p>3.908438028687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70.159095487998" calcext:value-type="float">
            <text:p>470.159095487998</text:p>
          </table:table-cell>
          <table:table-cell office:value-type="float" office:value="-198.855260791662" calcext:value-type="float">
            <text:p>-198.8552607916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22940791396765" calcext:value-type="float">
            <text:p>-1.22940791396765</text:p>
          </table:table-cell>
          <table:table-cell office:value-type="float" office:value="-9.05894949081268" calcext:value-type="float">
            <text:p>-9.05894949081268</text:p>
          </table:table-cell>
          <table:table-cell office:value-type="float" office:value="83.5760096960217" calcext:value-type="float">
            <text:p>83.5760096960217</text:p>
          </table:table-cell>
          <table:table-cell office:value-type="float" office:value="35.9474405584704" calcext:value-type="float">
            <text:p>35.9474405584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3.611540333518" calcext:value-type="float">
            <text:p>113.611540333518</text:p>
          </table:table-cell>
          <table:table-cell office:value-type="float" office:value="-112.24713608443" calcext:value-type="float">
            <text:p>-112.247136084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930716909640353" calcext:value-type="float">
            <text:p>-0.930716909640353</text:p>
          </table:table-cell>
          <table:table-cell office:value-type="float" office:value="11.9160118420038" calcext:value-type="float">
            <text:p>11.9160118420038</text:p>
          </table:table-cell>
          <table:table-cell office:value-type="float" office:value="142.857572184666" calcext:value-type="float">
            <text:p>142.857572184666</text:p>
          </table:table-cell>
          <table:table-cell office:value-type="float" office:value="-26.6787524356519" calcext:value-type="float">
            <text:p>-26.67875243565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9.74841613922" calcext:value-type="float">
            <text:p>129.74841613922</text:p>
          </table:table-cell>
          <table:table-cell office:value-type="float" office:value="-127.535766721531" calcext:value-type="float">
            <text:p>-127.535766721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93310198132206" calcext:value-type="float">
            <text:p>-5.93310198132206</text:p>
          </table:table-cell>
          <table:table-cell office:value-type="float" office:value="-11.3784428030012" calcext:value-type="float">
            <text:p>-11.3784428030012</text:p>
          </table:table-cell>
          <table:table-cell office:value-type="float" office:value="164.670659741938" calcext:value-type="float">
            <text:p>164.670659741938</text:p>
          </table:table-cell>
          <table:table-cell office:value-type="float" office:value="38.2022264276816" calcext:value-type="float">
            <text:p>38.20222642768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18.159953273229" calcext:value-type="float">
            <text:p>218.159953273229</text:p>
          </table:table-cell>
          <table:table-cell office:value-type="float" office:value="-206.623764059071" calcext:value-type="float">
            <text:p>-206.623764059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0302579238315" calcext:value-type="float">
            <text:p>-6.0302579238315</text:p>
          </table:table-cell>
          <table:table-cell office:value-type="float" office:value="11.781814368113" calcext:value-type="float">
            <text:p>11.781814368113</text:p>
          </table:table-cell>
          <table:table-cell office:value-type="float" office:value="175.175160432606" calcext:value-type="float">
            <text:p>175.175160432606</text:p>
          </table:table-cell>
          <table:table-cell office:value-type="float" office:value="-31.3757010281704" calcext:value-type="float">
            <text:p>-31.3757010281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2.732563391706" calcext:value-type="float">
            <text:p>182.732563391706</text:p>
          </table:table-cell>
          <table:table-cell office:value-type="float" office:value="-170.519842382931" calcext:value-type="float">
            <text:p>-170.519842382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4678123957158" calcext:value-type="float">
            <text:p>11.4678123957158</text:p>
          </table:table-cell>
          <table:table-cell office:value-type="float" office:value="9.55303695031446" calcext:value-type="float">
            <text:p>9.55303695031446</text:p>
          </table:table-cell>
          <table:table-cell office:value-type="float" office:value="222.771236117405" calcext:value-type="float">
            <text:p>222.771236117405</text:p>
          </table:table-cell>
          <table:table-cell office:value-type="float" office:value="-7.19129845522761" calcext:value-type="float">
            <text:p>-7.19129845522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64.793912633913" calcext:value-type="float">
            <text:p>164.793912633913</text:p>
          </table:table-cell>
          <table:table-cell office:value-type="float" office:value="30.0558704879974" calcext:value-type="float">
            <text:p>30.05587048799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.0890545886024" calcext:value-type="float">
            <text:p>-10.0890545886024</text:p>
          </table:table-cell>
          <table:table-cell office:value-type="float" office:value="-10.2628233817807" calcext:value-type="float">
            <text:p>-10.2628233817807</text:p>
          </table:table-cell>
          <table:table-cell office:value-type="float" office:value="207.114566257424" calcext:value-type="float">
            <text:p>207.114566257424</text:p>
          </table:table-cell>
          <table:table-cell office:value-type="float" office:value="30.6994155567398" calcext:value-type="float">
            <text:p>30.69941555673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74.996431375395" calcext:value-type="float">
            <text:p>274.996431375395</text:p>
          </table:table-cell>
          <table:table-cell office:value-type="float" office:value="-217.652681826608" calcext:value-type="float">
            <text:p>-217.6526818266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7060153311761" calcext:value-type="float">
            <text:p>-5.37060153311761</text:p>
          </table:table-cell>
          <table:table-cell office:value-type="float" office:value="8.9598816189751" calcext:value-type="float">
            <text:p>8.9598816189751</text:p>
          </table:table-cell>
          <table:table-cell office:value-type="float" office:value="109.122839453573" calcext:value-type="float">
            <text:p>109.122839453573</text:p>
          </table:table-cell>
          <table:table-cell office:value-type="float" office:value="-22.2502463900429" calcext:value-type="float">
            <text:p>-22.2502463900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9.685482348093" calcext:value-type="float">
            <text:p>119.685482348093</text:p>
          </table:table-cell>
          <table:table-cell office:value-type="float" office:value="-111.695129186156" calcext:value-type="float">
            <text:p>-111.695129186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8099813817178" calcext:value-type="float">
            <text:p>-6.8099813817178</text:p>
          </table:table-cell>
          <table:table-cell office:value-type="float" office:value="-1.63349401975363" calcext:value-type="float">
            <text:p>-1.63349401975363</text:p>
          </table:table-cell>
          <table:table-cell office:value-type="float" office:value="49.0441491319139" calcext:value-type="float">
            <text:p>49.0441491319139</text:p>
          </table:table-cell>
          <table:table-cell office:value-type="float" office:value="8.09050067754309" calcext:value-type="float">
            <text:p>8.090500677543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6.5510626982923" calcext:value-type="float">
            <text:p>86.5510626982923</text:p>
          </table:table-cell>
          <table:table-cell office:value-type="float" office:value="-68.2251231875383" calcext:value-type="float">
            <text:p>-68.22512318753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06583592223238" calcext:value-type="float">
            <text:p>9.06583592223238</text:p>
          </table:table-cell>
          <table:table-cell office:value-type="float" office:value="10.4546312040577" calcext:value-type="float">
            <text:p>10.4546312040577</text:p>
          </table:table-cell>
          <table:table-cell office:value-type="float" office:value="191.488694581695" calcext:value-type="float">
            <text:p>191.488694581695</text:p>
          </table:table-cell>
          <table:table-cell office:value-type="float" office:value="-12.2980576899406" calcext:value-type="float">
            <text:p>-12.29805768994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1.31608848465" calcext:value-type="float">
            <text:p>141.31608848465</text:p>
          </table:table-cell>
          <table:table-cell office:value-type="float" office:value="-7.79752790464922" calcext:value-type="float">
            <text:p>-7.797527904649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8887635714536" calcext:value-type="float">
            <text:p>13.8887635714536</text:p>
          </table:table-cell>
          <table:table-cell office:value-type="float" office:value="-5.88210709393694" calcext:value-type="float">
            <text:p>-5.88210709393694</text:p>
          </table:table-cell>
          <table:table-cell office:value-type="float" office:value="227.496937408281" calcext:value-type="float">
            <text:p>227.496937408281</text:p>
          </table:table-cell>
          <table:table-cell office:value-type="float" office:value="41.5350848532644" calcext:value-type="float">
            <text:p>41.53508485326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0.70609731034" calcext:value-type="float">
            <text:p>190.70609731034</text:p>
          </table:table-cell>
          <table:table-cell office:value-type="float" office:value="77.6354740906656" calcext:value-type="float">
            <text:p>77.6354740906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1875978342257" calcext:value-type="float">
            <text:p>7.11875978342257</text:p>
          </table:table-cell>
          <table:table-cell office:value-type="float" office:value="-18.1170535501074" calcext:value-type="float">
            <text:p>-18.1170535501074</text:p>
          </table:table-cell>
          <table:table-cell office:value-type="float" office:value="378.904370191532" calcext:value-type="float">
            <text:p>378.904370191532</text:p>
          </table:table-cell>
          <table:table-cell office:value-type="float" office:value="71.4699204337447" calcext:value-type="float">
            <text:p>71.46992043374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3.663438158057" calcext:value-type="float">
            <text:p>393.663438158057</text:p>
          </table:table-cell>
          <table:table-cell office:value-type="float" office:value="-301.392898386869" calcext:value-type="float">
            <text:p>-301.3928983868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.5876507920002" calcext:value-type="float">
            <text:p>18.5876507920002</text:p>
          </table:table-cell>
          <table:table-cell office:value-type="float" office:value="-7.46759880579319" calcext:value-type="float">
            <text:p>-7.46759880579319</text:p>
          </table:table-cell>
          <table:table-cell office:value-type="float" office:value="401.265793889631" calcext:value-type="float">
            <text:p>401.265793889631</text:p>
          </table:table-cell>
          <table:table-cell office:value-type="float" office:value="50.9904472093798" calcext:value-type="float">
            <text:p>50.99044720937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8.850388333216" calcext:value-type="float">
            <text:p>348.850388333216</text:p>
          </table:table-cell>
          <table:table-cell office:value-type="float" office:value="95.5886275921318" calcext:value-type="float">
            <text:p>95.58862759213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55391460023529" calcext:value-type="float">
            <text:p>-0.355391460023529</text:p>
          </table:table-cell>
          <table:table-cell office:value-type="float" office:value="-1.07304741235804" calcext:value-type="float">
            <text:p>-1.07304741235804</text:p>
          </table:table-cell>
          <table:table-cell office:value-type="float" office:value="1.27773383902595" calcext:value-type="float">
            <text:p>1.27773383902595</text:p>
          </table:table-cell>
          <table:table-cell office:value-type="float" office:value="12.8637507770506" calcext:value-type="float">
            <text:p>12.86375077705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8453945038362" calcext:value-type="float">
            <text:p>11.8453945038362</text:p>
          </table:table-cell>
          <table:table-cell office:value-type="float" office:value="-7.49604871409615" calcext:value-type="float">
            <text:p>-7.49604871409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5.2885179061614" calcext:value-type="float">
            <text:p>-15.2885179061614</text:p>
          </table:table-cell>
          <table:table-cell office:value-type="float" office:value="19.574786065034" calcext:value-type="float">
            <text:p>19.574786065034</text:p>
          </table:table-cell>
          <table:table-cell office:value-type="float" office:value="616.911029258865" calcext:value-type="float">
            <text:p>616.911029258865</text:p>
          </table:table-cell>
          <table:table-cell office:value-type="float" office:value="-64.0128761012633" calcext:value-type="float">
            <text:p>-64.01287610126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45.915528753443" calcext:value-type="float">
            <text:p>645.915528753443</text:p>
          </table:table-cell>
          <table:table-cell office:value-type="float" office:value="-482.619338517233" calcext:value-type="float">
            <text:p>-482.6193385172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88176235441544" calcext:value-type="float">
            <text:p>-4.88176235441544</text:p>
          </table:table-cell>
          <table:table-cell office:value-type="float" office:value="18.0133324295338" calcext:value-type="float">
            <text:p>18.0133324295338</text:p>
          </table:table-cell>
          <table:table-cell office:value-type="float" office:value="348.311748901883" calcext:value-type="float">
            <text:p>348.311748901883</text:p>
          </table:table-cell>
          <table:table-cell office:value-type="float" office:value="-48.9217596430169" calcext:value-type="float">
            <text:p>-48.92175964301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8.812133460477" calcext:value-type="float">
            <text:p>338.812133460477</text:p>
          </table:table-cell>
          <table:table-cell office:value-type="float" office:value="-333.389341547566" calcext:value-type="float">
            <text:p>-333.389341547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4610180872076" calcext:value-type="float">
            <text:p>6.84610180872076</text:p>
          </table:table-cell>
          <table:table-cell office:value-type="float" office:value="16.5922649305301" calcext:value-type="float">
            <text:p>16.5922649305301</text:p>
          </table:table-cell>
          <table:table-cell office:value-type="float" office:value="322.172365500268" calcext:value-type="float">
            <text:p>322.172365500268</text:p>
          </table:table-cell>
          <table:table-cell office:value-type="float" office:value="-32.9306929828695" calcext:value-type="float">
            <text:p>-32.93069298286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8.603428404325" calcext:value-type="float">
            <text:p>268.603428404325</text:p>
          </table:table-cell>
          <table:table-cell office:value-type="float" office:value="-181.503809385351" calcext:value-type="float">
            <text:p>-181.5038093853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.1646026141064" calcext:value-type="float">
            <text:p>18.1646026141064</text:p>
          </table:table-cell>
          <table:table-cell office:value-type="float" office:value="-18.0354524901427" calcext:value-type="float">
            <text:p>-18.0354524901427</text:p>
          </table:table-cell>
          <table:table-cell office:value-type="float" office:value="655.230334652595" calcext:value-type="float">
            <text:p>655.230334652595</text:p>
          </table:table-cell>
          <table:table-cell office:value-type="float" office:value="82.2709600845345" calcext:value-type="float">
            <text:p>82.27096008453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5.642829176455" calcext:value-type="float">
            <text:p>625.642829176455</text:p>
          </table:table-cell>
          <table:table-cell office:value-type="float" office:value="-198.867027977523" calcext:value-type="float">
            <text:p>-198.8670279775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9.7469347632924" calcext:value-type="float">
            <text:p>-19.7469347632924</text:p>
          </table:table-cell>
          <table:table-cell office:value-type="float" office:value="-18.3536806603977" calcext:value-type="float">
            <text:p>-18.3536806603977</text:p>
          </table:table-cell>
          <table:table-cell office:value-type="float" office:value="726.799026329582" calcext:value-type="float">
            <text:p>726.799026329582</text:p>
          </table:table-cell>
          <table:table-cell office:value-type="float" office:value="45.3141072179006" calcext:value-type="float">
            <text:p>45.31410721790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49.494126703547" calcext:value-type="float">
            <text:p>849.494126703547</text:p>
          </table:table-cell>
          <table:table-cell office:value-type="float" office:value="-552.287367974283" calcext:value-type="float">
            <text:p>-552.287367974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3057354619688" calcext:value-type="float">
            <text:p>12.3057354619688</text:p>
          </table:table-cell>
          <table:table-cell office:value-type="float" office:value="-12.3680373455883" calcext:value-type="float">
            <text:p>-12.3680373455883</text:p>
          </table:table-cell>
          <table:table-cell office:value-type="float" office:value="304.399473041825" calcext:value-type="float">
            <text:p>304.399473041825</text:p>
          </table:table-cell>
          <table:table-cell office:value-type="float" office:value="59.4098474987339" calcext:value-type="float">
            <text:p>59.40984749873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6.912605885127" calcext:value-type="float">
            <text:p>286.912605885127</text:p>
          </table:table-cell>
          <table:table-cell office:value-type="float" office:value="-67.952803315325" calcext:value-type="float">
            <text:p>-67.9528033153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6239200095898" calcext:value-type="float">
            <text:p>2.36239200095898</text:p>
          </table:table-cell>
          <table:table-cell office:value-type="float" office:value="-7.92295220117208" calcext:value-type="float">
            <text:p>-7.92295220117208</text:p>
          </table:table-cell>
          <table:table-cell office:value-type="float" office:value="68.3540675482524" calcext:value-type="float">
            <text:p>68.3540675482524</text:p>
          </table:table-cell>
          <table:table-cell office:value-type="float" office:value="36.1312486044752" calcext:value-type="float">
            <text:p>36.13124860447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1.7504039467607" calcext:value-type="float">
            <text:p>81.7504039467607</text:p>
          </table:table-cell>
          <table:table-cell office:value-type="float" office:value="-58.3575479757708" calcext:value-type="float">
            <text:p>-58.35754797577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2953419253275" calcext:value-type="float">
            <text:p>0.282953419253275</text:p>
          </table:table-cell>
          <table:table-cell office:value-type="float" office:value="-6.14819183470637" calcext:value-type="float">
            <text:p>-6.14819183470637</text:p>
          </table:table-cell>
          <table:table-cell office:value-type="float" office:value="37.8803254738172" calcext:value-type="float">
            <text:p>37.8803254738172</text:p>
          </table:table-cell>
          <table:table-cell office:value-type="float" office:value="28.7275289233724" calcext:value-type="float">
            <text:p>28.72752892337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6.0448954662168" calcext:value-type="float">
            <text:p>56.0448954662168</text:p>
          </table:table-cell>
          <table:table-cell office:value-type="float" office:value="-48.5500657324833" calcext:value-type="float">
            <text:p>-48.5500657324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7530818874908" calcext:value-type="float">
            <text:p>13.7530818874908</text:p>
          </table:table-cell>
          <table:table-cell office:value-type="float" office:value="15.3334646922297" calcext:value-type="float">
            <text:p>15.3334646922297</text:p>
          </table:table-cell>
          <table:table-cell office:value-type="float" office:value="424.262400871881" calcext:value-type="float">
            <text:p>424.262400871881</text:p>
          </table:table-cell>
          <table:table-cell office:value-type="float" office:value="-22.2473121891983" calcext:value-type="float">
            <text:p>-22.24731218919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45.583143937458" calcext:value-type="float">
            <text:p>345.583143937458</text:p>
          </table:table-cell>
          <table:table-cell office:value-type="float" office:value="-81.6704730959781" calcext:value-type="float">
            <text:p>-81.67047309597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6206778363952" calcext:value-type="float">
            <text:p>11.6206778363952</text:p>
          </table:table-cell>
          <table:table-cell office:value-type="float" office:value="-1.21520698056819" calcext:value-type="float">
            <text:p>-1.21520698056819</text:p>
          </table:table-cell>
          <table:table-cell office:value-type="float" office:value="136.516881382909" calcext:value-type="float">
            <text:p>136.516881382909</text:p>
          </table:table-cell>
          <table:table-cell office:value-type="float" office:value="25.2662987780998" calcext:value-type="float">
            <text:p>25.26629877809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9.4645839984645" calcext:value-type="float">
            <text:p>99.4645839984645</text:p>
          </table:table-cell>
          <table:table-cell office:value-type="float" office:value="99.678958560799" calcext:value-type="float">
            <text:p>99.6789585607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6158348799712" calcext:value-type="float">
            <text:p>17.6158348799712</text:p>
          </table:table-cell>
          <table:table-cell office:value-type="float" office:value="-7.87934334650203" calcext:value-type="float">
            <text:p>-7.87934334650203</text:p>
          </table:table-cell>
          <table:table-cell office:value-type="float" office:value="372.401690090477" calcext:value-type="float">
            <text:p>372.401690090477</text:p>
          </table:table-cell>
          <table:table-cell office:value-type="float" office:value="51.2538649194773" calcext:value-type="float">
            <text:p>51.25386491947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24.697037263596" calcext:value-type="float">
            <text:p>324.697037263596</text:p>
          </table:table-cell>
          <table:table-cell office:value-type="float" office:value="79.6997756546714" calcext:value-type="float">
            <text:p>79.6997756546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8.3980603714258" calcext:value-type="float">
            <text:p>-18.3980603714258</text:p>
          </table:table-cell>
          <table:table-cell office:value-type="float" office:value="2.90311709706062" calcext:value-type="float">
            <text:p>2.90311709706062</text:p>
          </table:table-cell>
          <table:table-cell office:value-type="float" office:value="346.916714309873" calcext:value-type="float">
            <text:p>346.916714309873</text:p>
          </table:table-cell>
          <table:table-cell office:value-type="float" office:value="-17.1074116626076" calcext:value-type="float">
            <text:p>-17.10741166260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21.702721601455" calcext:value-type="float">
            <text:p>421.702721601455</text:p>
          </table:table-cell>
          <table:table-cell office:value-type="float" office:value="-169.204398027956" calcext:value-type="float">
            <text:p>-169.2043980279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53993444881888" calcext:value-type="float">
            <text:p>-4.53993444881888</text:p>
          </table:table-cell>
          <table:table-cell office:value-type="float" office:value="-11.3966083349535" calcext:value-type="float">
            <text:p>-11.3966083349535</text:p>
          </table:table-cell>
          <table:table-cell office:value-type="float" office:value="150.493686339904" calcext:value-type="float">
            <text:p>150.493686339904</text:p>
          </table:table-cell>
          <table:table-cell office:value-type="float" office:value="39.6498905560416" calcext:value-type="float">
            <text:p>39.64989055604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8.446640805087" calcext:value-type="float">
            <text:p>198.446640805087</text:p>
          </table:table-cell>
          <table:table-cell office:value-type="float" office:value="-194.535308249609" calcext:value-type="float">
            <text:p>-194.5353082496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0212542125171" calcext:value-type="float">
            <text:p>17.0212542125171</text:p>
          </table:table-cell>
          <table:table-cell office:value-type="float" office:value="-11.452985948374" calcext:value-type="float">
            <text:p>-11.452985948374</text:p>
          </table:table-cell>
          <table:table-cell office:value-type="float" office:value="420.893982100781" calcext:value-type="float">
            <text:p>420.893982100781</text:p>
          </table:table-cell>
          <table:table-cell office:value-type="float" office:value="61.380212057639" calcext:value-type="float">
            <text:p>61.3802120576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82.714937147461" calcext:value-type="float">
            <text:p>382.714937147461</text:p>
          </table:table-cell>
          <table:table-cell office:value-type="float" office:value="-1.88557111774608" calcext:value-type="float">
            <text:p>-1.885571117746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5237423662525" calcext:value-type="float">
            <text:p>0.915237423662525</text:p>
          </table:table-cell>
          <table:table-cell office:value-type="float" office:value="15.6500851122322" calcext:value-type="float">
            <text:p>15.6500851122322</text:p>
          </table:table-cell>
          <table:table-cell office:value-type="float" office:value="245.762823561786" calcext:value-type="float">
            <text:p>245.762823561786</text:p>
          </table:table-cell>
          <table:table-cell office:value-type="float" office:value="-36.0350179130342" calcext:value-type="float">
            <text:p>-36.03501791303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7.801703642671" calcext:value-type="float">
            <text:p>217.801703642671</text:p>
          </table:table-cell>
          <table:table-cell office:value-type="float" office:value="-206.387856982686" calcext:value-type="float">
            <text:p>-206.3878569826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23796037099622" calcext:value-type="float">
            <text:p>-5.23796037099622</text:p>
          </table:table-cell>
          <table:table-cell office:value-type="float" office:value="18.5847830667182" calcext:value-type="float">
            <text:p>18.5847830667182</text:p>
          </table:table-cell>
          <table:table-cell office:value-type="float" office:value="372.830390485103" calcext:value-type="float">
            <text:p>372.830390485103</text:p>
          </table:table-cell>
          <table:table-cell office:value-type="float" office:value="-50.9923095711509" calcext:value-type="float">
            <text:p>-50.99230957115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63.612665835651" calcext:value-type="float">
            <text:p>363.612665835651</text:p>
          </table:table-cell>
          <table:table-cell office:value-type="float" office:value="-356.366238842506" calcext:value-type="float">
            <text:p>-356.3662388425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7.1003336351499" calcext:value-type="float">
            <text:p>-17.1003336351499</text:p>
          </table:table-cell>
          <table:table-cell office:value-type="float" office:value="-14.1849223149325" calcext:value-type="float">
            <text:p>-14.1849223149325</text:p>
          </table:table-cell>
          <table:table-cell office:value-type="float" office:value="493.63343151411" calcext:value-type="float">
            <text:p>493.63343151411</text:p>
          </table:table-cell>
          <table:table-cell office:value-type="float" office:value="35.4544333096475" calcext:value-type="float">
            <text:p>35.45443330964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97.404610684575" calcext:value-type="float">
            <text:p>597.404610684575</text:p>
          </table:table-cell>
          <table:table-cell office:value-type="float" office:value="-384.484868426884" calcext:value-type="float">
            <text:p>-384.4848684268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79677296392322" calcext:value-type="float">
            <text:p>-1.79677296392322</text:p>
          </table:table-cell>
          <table:table-cell office:value-type="float" office:value="17.8314153062159" calcext:value-type="float">
            <text:p>17.8314153062159</text:p>
          </table:table-cell>
          <table:table-cell office:value-type="float" office:value="321.187764906635" calcext:value-type="float">
            <text:p>321.187764906635</text:p>
          </table:table-cell>
          <table:table-cell office:value-type="float" office:value="-45.2910188825708" calcext:value-type="float">
            <text:p>-45.29101888257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9.712026149896" calcext:value-type="float">
            <text:p>299.712026149896</text:p>
          </table:table-cell>
          <table:table-cell office:value-type="float" office:value="-299.467497885627" calcext:value-type="float">
            <text:p>-299.4674978856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4908953468211" calcext:value-type="float">
            <text:p>15.4908953468211</text:p>
          </table:table-cell>
          <table:table-cell office:value-type="float" office:value="9.90994971902473" calcext:value-type="float">
            <text:p>9.90994971902473</text:p>
          </table:table-cell>
          <table:table-cell office:value-type="float" office:value="338.174942079761" calcext:value-type="float">
            <text:p>338.174942079761</text:p>
          </table:table-cell>
          <table:table-cell office:value-type="float" office:value="-4.23895381025311" calcext:value-type="float">
            <text:p>-4.238953810253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3.391461254428" calcext:value-type="float">
            <text:p>263.391461254428</text:p>
          </table:table-cell>
          <table:table-cell office:value-type="float" office:value="60.0308541258409" calcext:value-type="float">
            <text:p>60.03085412584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1125443025161" calcext:value-type="float">
            <text:p>12.1125443025161</text:p>
          </table:table-cell>
          <table:table-cell office:value-type="float" office:value="19.1183417723407" calcext:value-type="float">
            <text:p>19.1183417723407</text:p>
          </table:table-cell>
          <table:table-cell office:value-type="float" office:value="512.224721604442" calcext:value-type="float">
            <text:p>512.224721604442</text:p>
          </table:table-cell>
          <table:table-cell office:value-type="float" office:value="-35.2424810145059" calcext:value-type="float">
            <text:p>-35.24248101450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2.537860849696" calcext:value-type="float">
            <text:p>432.537860849696</text:p>
          </table:table-cell>
          <table:table-cell office:value-type="float" office:value="-219.261409856699" calcext:value-type="float">
            <text:p>-219.261409856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36653379028493" calcext:value-type="float">
            <text:p>-2.36653379028493</text:p>
          </table:table-cell>
          <table:table-cell office:value-type="float" office:value="14.6782852787492" calcext:value-type="float">
            <text:p>14.6782852787492</text:p>
          </table:table-cell>
          <table:table-cell office:value-type="float" office:value="221.052540904907" calcext:value-type="float">
            <text:p>221.052540904907</text:p>
          </table:table-cell>
          <table:table-cell office:value-type="float" office:value="-36.4013896265326" calcext:value-type="float">
            <text:p>-36.4013896265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8.162105508548" calcext:value-type="float">
            <text:p>208.162105508548</text:p>
          </table:table-cell>
          <table:table-cell office:value-type="float" office:value="-208.394292279412" calcext:value-type="float">
            <text:p>-208.394292279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77451351761881" calcext:value-type="float">
            <text:p>-0.677451351761881</text:p>
          </table:table-cell>
          <table:table-cell office:value-type="float" office:value="16.3879392072602" calcext:value-type="float">
            <text:p>16.3879392072602</text:p>
          </table:table-cell>
          <table:table-cell office:value-type="float" office:value="269.023491794862" calcext:value-type="float">
            <text:p>269.023491794862</text:p>
          </table:table-cell>
          <table:table-cell office:value-type="float" office:value="-39.8412689735426" calcext:value-type="float">
            <text:p>-39.84126897354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5.957418787389" calcext:value-type="float">
            <text:p>245.957418787389</text:p>
          </table:table-cell>
          <table:table-cell office:value-type="float" office:value="-242.885735212194" calcext:value-type="float">
            <text:p>-242.885735212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.0112610374361" calcext:value-type="float">
            <text:p>-10.0112610374361</text:p>
          </table:table-cell>
          <table:table-cell office:value-type="float" office:value="4.17110164991307" calcext:value-type="float">
            <text:p>4.17110164991307</text:p>
          </table:table-cell>
          <table:table-cell office:value-type="float" office:value="117.623436533594" calcext:value-type="float">
            <text:p>117.623436533594</text:p>
          </table:table-cell>
          <table:table-cell office:value-type="float" office:value="-12.5245659871753" calcext:value-type="float">
            <text:p>-12.52456598717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6.326277383512" calcext:value-type="float">
            <text:p>156.326277383512</text:p>
          </table:table-cell>
          <table:table-cell office:value-type="float" office:value="-100.157235011006" calcext:value-type="float">
            <text:p>-100.157235011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7735430720052" calcext:value-type="float">
            <text:p>17.7735430720052</text:p>
          </table:table-cell>
          <table:table-cell office:value-type="float" office:value="15.0997063107581" calcext:value-type="float">
            <text:p>15.0997063107581</text:p>
          </table:table-cell>
          <table:table-cell office:value-type="float" office:value="543.899964003573" calcext:value-type="float">
            <text:p>543.899964003573</text:p>
          </table:table-cell>
          <table:table-cell office:value-type="float" office:value="-17.5255758602691" calcext:value-type="float">
            <text:p>-17.52557586026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9.606379094036" calcext:value-type="float">
            <text:p>449.606379094036</text:p>
          </table:table-cell>
          <table:table-cell office:value-type="float" office:value="-38.8398304015847" calcext:value-type="float">
            <text:p>-38.83983040158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3372514911827" calcext:value-type="float">
            <text:p>3.13372514911827</text:p>
          </table:table-cell>
          <table:table-cell office:value-type="float" office:value="-3.01518666669397" calcext:value-type="float">
            <text:p>-3.01518666669397</text:p>
          </table:table-cell>
          <table:table-cell office:value-type="float" office:value="18.9115839452254" calcext:value-type="float">
            <text:p>18.9115839452254</text:p>
          </table:table-cell>
          <table:table-cell office:value-type="float" office:value="22.1792851492002" calcext:value-type="float">
            <text:p>22.1792851492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.4070566821402" calcext:value-type="float">
            <text:p>19.4070566821402</text:p>
          </table:table-cell>
          <table:table-cell office:value-type="float" office:value="12.0818023736674" calcext:value-type="float">
            <text:p>12.08180237366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59723720439147" calcext:value-type="float">
            <text:p>-9.59723720439147</text:p>
          </table:table-cell>
          <table:table-cell office:value-type="float" office:value="4.02229363363872" calcext:value-type="float">
            <text:p>4.02229363363872</text:p>
          </table:table-cell>
          <table:table-cell office:value-type="float" office:value="108.285808032566" calcext:value-type="float">
            <text:p>108.285808032566</text:p>
          </table:table-cell>
          <table:table-cell office:value-type="float" office:value="-11.6641181053076" calcext:value-type="float">
            <text:p>-11.66411810530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5.630169582855" calcext:value-type="float">
            <text:p>145.630169582855</text:p>
          </table:table-cell>
          <table:table-cell office:value-type="float" office:value="-95.5093936474564" calcext:value-type="float">
            <text:p>-95.50939364745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37031956889" calcext:value-type="float">
            <text:p>1.037031956889</text:p>
          </table:table-cell>
          <table:table-cell office:value-type="float" office:value="-12.5767763029341" calcext:value-type="float">
            <text:p>-12.5767763029341</text:p>
          </table:table-cell>
          <table:table-cell office:value-type="float" office:value="159.250737453655" calcext:value-type="float">
            <text:p>159.250737453655</text:p>
          </table:table-cell>
          <table:table-cell office:value-type="float" office:value="48.7673608656914" calcext:value-type="float">
            <text:p>48.76736086569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7.256162231967" calcext:value-type="float">
            <text:p>187.256162231967</text:p>
          </table:table-cell>
          <table:table-cell office:value-type="float" office:value="-174.995567167913" calcext:value-type="float">
            <text:p>-174.9955671679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288476562063" calcext:value-type="float">
            <text:p>10.288476562063</text:p>
          </table:table-cell>
          <table:table-cell office:value-type="float" office:value="8.32741498197644" calcext:value-type="float">
            <text:p>8.32741498197644</text:p>
          </table:table-cell>
          <table:table-cell office:value-type="float" office:value="175.198590250164" calcext:value-type="float">
            <text:p>175.198590250164</text:p>
          </table:table-cell>
          <table:table-cell office:value-type="float" office:value="-4.69376838386637" calcext:value-type="float">
            <text:p>-4.693768383866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24.38985403796" calcext:value-type="float">
            <text:p>124.38985403796</text:p>
          </table:table-cell>
          <table:table-cell office:value-type="float" office:value="38.9052787404738" calcext:value-type="float">
            <text:p>38.90527874047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57714481082869" calcext:value-type="float">
            <text:p>-4.57714481082869</text:p>
          </table:table-cell>
          <table:table-cell office:value-type="float" office:value="4.85903294276345" calcext:value-type="float">
            <text:p>4.85903294276345</text:p>
          </table:table-cell>
          <table:table-cell office:value-type="float" office:value="44.5604557581564" calcext:value-type="float">
            <text:p>44.5604557581564</text:p>
          </table:table-cell>
          <table:table-cell office:value-type="float" office:value="-9.15424363911904" calcext:value-type="float">
            <text:p>-9.154243639119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0.1509691159443" calcext:value-type="float">
            <text:p>60.1509691159443</text:p>
          </table:table-cell>
          <table:table-cell office:value-type="float" office:value="-56.0864385507917" calcext:value-type="float">
            <text:p>-56.08643855079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5.4149125016266" calcext:value-type="float">
            <text:p>-15.4149125016266</text:p>
          </table:table-cell>
          <table:table-cell office:value-type="float" office:value="-4.90877567296409" calcext:value-type="float">
            <text:p>-4.90877567296409</text:p>
          </table:table-cell>
          <table:table-cell office:value-type="float" office:value="261.715606040289" calcext:value-type="float">
            <text:p>261.715606040289</text:p>
          </table:table-cell>
          <table:table-cell office:value-type="float" office:value="9.31141451726563" calcext:value-type="float">
            <text:p>9.311414517265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40.192807392724" calcext:value-type="float">
            <text:p>340.192807392724</text:p>
          </table:table-cell>
          <table:table-cell office:value-type="float" office:value="-173.647842468052" calcext:value-type="float">
            <text:p>-173.647842468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3344859236572" calcext:value-type="float">
            <text:p>10.3344859236572</text:p>
          </table:table-cell>
          <table:table-cell office:value-type="float" office:value="1.08938221961633" calcext:value-type="float">
            <text:p>1.08938221961633</text:p>
          </table:table-cell>
          <table:table-cell office:value-type="float" office:value="107.988352926684" calcext:value-type="float">
            <text:p>107.988352926684</text:p>
          </table:table-cell>
          <table:table-cell office:value-type="float" office:value="17.0663392648082" calcext:value-type="float">
            <text:p>17.06633926480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1.4716447928231" calcext:value-type="float">
            <text:p>71.4716447928231</text:p>
          </table:table-cell>
          <table:table-cell office:value-type="float" office:value="93.002384131731" calcext:value-type="float">
            <text:p>93.0023841317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1976027705351" calcext:value-type="float">
            <text:p>17.1976027705351</text:p>
          </table:table-cell>
          <table:table-cell office:value-type="float" office:value="18.5337876609129" calcext:value-type="float">
            <text:p>18.5337876609129</text:p>
          </table:table-cell>
          <table:table-cell office:value-type="float" office:value="639.258826112924" calcext:value-type="float">
            <text:p>639.258826112924</text:p>
          </table:table-cell>
          <table:table-cell office:value-type="float" office:value="-28.4037602122037" calcext:value-type="float">
            <text:p>-28.40376021220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40.400839708958" calcext:value-type="float">
            <text:p>540.400839708958</text:p>
          </table:table-cell>
          <table:table-cell office:value-type="float" office:value="-152.655284803166" calcext:value-type="float">
            <text:p>-152.655284803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2.4796804217814" calcext:value-type="float">
            <text:p>-12.4796804217814</text:p>
          </table:table-cell>
          <table:table-cell office:value-type="float" office:value="1.85816986324003" calcext:value-type="float">
            <text:p>1.85816986324003</text:p>
          </table:table-cell>
          <table:table-cell office:value-type="float" office:value="159.195218670447" calcext:value-type="float">
            <text:p>159.195218670447</text:p>
          </table:table-cell>
          <table:table-cell office:value-type="float" office:value="-8.05419001150147" calcext:value-type="float">
            <text:p>-8.054190011501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2.397600631093" calcext:value-type="float">
            <text:p>212.397600631093</text:p>
          </table:table-cell>
          <table:table-cell office:value-type="float" office:value="-113.053579310206" calcext:value-type="float">
            <text:p>-113.0535793102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90215880169272" calcext:value-type="float">
            <text:p>7.90215880169272</text:p>
          </table:table-cell>
          <table:table-cell office:value-type="float" office:value="-0.395744427059906" calcext:value-type="float">
            <text:p>-0.395744427059906</text:p>
          </table:table-cell>
          <table:table-cell office:value-type="float" office:value="62.6007273787188" calcext:value-type="float">
            <text:p>62.6007273787188</text:p>
          </table:table-cell>
          <table:table-cell office:value-type="float" office:value="19.0893920828724" calcext:value-type="float">
            <text:p>19.08939208287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.7835810260677" calcext:value-type="float">
            <text:p>38.7835810260677</text:p>
          </table:table-cell>
          <table:table-cell office:value-type="float" office:value="69.1713267095657" calcext:value-type="float">
            <text:p>69.1713267095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83149249175644" calcext:value-type="float">
            <text:p>-9.83149249175644</text:p>
          </table:table-cell>
          <table:table-cell office:value-type="float" office:value="7.17816768800233" calcext:value-type="float">
            <text:p>7.17816768800233</text:p>
          </table:table-cell>
          <table:table-cell office:value-type="float" office:value="148.184335972544" calcext:value-type="float">
            <text:p>148.184335972544</text:p>
          </table:table-cell>
          <table:table-cell office:value-type="float" office:value="-21.3659955557634" calcext:value-type="float">
            <text:p>-21.36599555576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80.153970563565" calcext:value-type="float">
            <text:p>180.153970563565</text:p>
          </table:table-cell>
          <table:table-cell office:value-type="float" office:value="-126.653188406884" calcext:value-type="float">
            <text:p>-126.6531884068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6827104096942" calcext:value-type="float">
            <text:p>2.16827104096942</text:p>
          </table:table-cell>
          <table:table-cell office:value-type="float" office:value="4.53781865052028" calcext:value-type="float">
            <text:p>4.53781865052028</text:p>
          </table:table-cell>
          <table:table-cell office:value-type="float" office:value="25.2931974121163" calcext:value-type="float">
            <text:p>25.2931974121163</text:p>
          </table:table-cell>
          <table:table-cell office:value-type="float" office:value="-1.44518491059142" calcext:value-type="float">
            <text:p>-1.445184910591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4.5444759471981" calcext:value-type="float">
            <text:p>14.5444759471981</text:p>
          </table:table-cell>
          <table:table-cell office:value-type="float" office:value="6.99827856475567" calcext:value-type="float">
            <text:p>6.998278564755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6742197557602" calcext:value-type="float">
            <text:p>10.6742197557602</text:p>
          </table:table-cell>
          <table:table-cell office:value-type="float" office:value="-4.85073631107791" calcext:value-type="float">
            <text:p>-4.85073631107791</text:p>
          </table:table-cell>
          <table:table-cell office:value-type="float" office:value="137.468610153871" calcext:value-type="float">
            <text:p>137.468610153871</text:p>
          </table:table-cell>
          <table:table-cell office:value-type="float" office:value="35.2264286889939" calcext:value-type="float">
            <text:p>35.22642868899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1.473203752986" calcext:value-type="float">
            <text:p>111.473203752986</text:p>
          </table:table-cell>
          <table:table-cell office:value-type="float" office:value="61.8368624200761" calcext:value-type="float">
            <text:p>61.83686242007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8609202148533" calcext:value-type="float">
            <text:p>4.98609202148533</text:p>
          </table:table-cell>
          <table:table-cell office:value-type="float" office:value="15.5822883813235" calcext:value-type="float">
            <text:p>15.5822883813235</text:p>
          </table:table-cell>
          <table:table-cell office:value-type="float" office:value="267.668824845447" calcext:value-type="float">
            <text:p>267.668824845447</text:p>
          </table:table-cell>
          <table:table-cell office:value-type="float" office:value="-31.760773122485" calcext:value-type="float">
            <text:p>-31.76077312248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3.559879996859" calcext:value-type="float">
            <text:p>223.559879996859</text:p>
          </table:table-cell>
          <table:table-cell office:value-type="float" office:value="-167.768306242713" calcext:value-type="float">
            <text:p>-167.768306242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2442297408122" calcext:value-type="float">
            <text:p>19.2442297408122</text:p>
          </table:table-cell>
          <table:table-cell office:value-type="float" office:value="-11.4262739999327" calcext:value-type="float">
            <text:p>-11.4262739999327</text:p>
          </table:table-cell>
          <table:table-cell office:value-type="float" office:value="500.900115838697" calcext:value-type="float">
            <text:p>500.900115838697</text:p>
          </table:table-cell>
          <table:table-cell office:value-type="float" office:value="63.5230517406102" calcext:value-type="float">
            <text:p>63.52305174061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3.775744875314" calcext:value-type="float">
            <text:p>453.775744875314</text:p>
          </table:table-cell>
          <table:table-cell office:value-type="float" office:value="18.7857821459062" calcext:value-type="float">
            <text:p>18.78578214590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8233820497399" calcext:value-type="float">
            <text:p>8.08233820497399</text:p>
          </table:table-cell>
          <table:table-cell office:value-type="float" office:value="12.0241127585053" calcext:value-type="float">
            <text:p>12.0241127585053</text:p>
          </table:table-cell>
          <table:table-cell office:value-type="float" office:value="209.903478488831" calcext:value-type="float">
            <text:p>209.903478488831</text:p>
          </table:table-cell>
          <table:table-cell office:value-type="float" office:value="-17.9900000705418" calcext:value-type="float">
            <text:p>-17.99000007054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0.525900151925" calcext:value-type="float">
            <text:p>160.525900151925</text:p>
          </table:table-cell>
          <table:table-cell office:value-type="float" office:value="-48.7900182674724" calcext:value-type="float">
            <text:p>-48.79001826747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28155903938309" calcext:value-type="float">
            <text:p>-3.28155903938309</text:p>
          </table:table-cell>
          <table:table-cell office:value-type="float" office:value="4.58310481140322" calcext:value-type="float">
            <text:p>4.58310481140322</text:p>
          </table:table-cell>
          <table:table-cell office:value-type="float" office:value="31.7734794412642" calcext:value-type="float">
            <text:p>31.7734794412642</text:p>
          </table:table-cell>
          <table:table-cell office:value-type="float" office:value="-7.03087347359275" calcext:value-type="float">
            <text:p>-7.030873473592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.7335059759902" calcext:value-type="float">
            <text:p>42.7335059759902</text:p>
          </table:table-cell>
          <table:table-cell office:value-type="float" office:value="-42.3726714439487" calcext:value-type="float">
            <text:p>-42.3726714439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97749723779168" calcext:value-type="float">
            <text:p>7.97749723779168</text:p>
          </table:table-cell>
          <table:table-cell office:value-type="float" office:value="9.92894777577275" calcext:value-type="float">
            <text:p>9.92894777577275</text:p>
          </table:table-cell>
          <table:table-cell office:value-type="float" office:value="162.224466112997" calcext:value-type="float">
            <text:p>162.224466112997</text:p>
          </table:table-cell>
          <table:table-cell office:value-type="float" office:value="-11.8093460895266" calcext:value-type="float">
            <text:p>-11.8093460895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7.456581610284" calcext:value-type="float">
            <text:p>117.456581610284</text:p>
          </table:table-cell>
          <table:table-cell office:value-type="float" office:value="-7.92863324235204" calcext:value-type="float">
            <text:p>-7.92863324235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9.4595375479059" calcext:value-type="float">
            <text:p>-19.4595375479059</text:p>
          </table:table-cell>
          <table:table-cell office:value-type="float" office:value="-11.6797488218145" calcext:value-type="float">
            <text:p>-11.6797488218145</text:p>
          </table:table-cell>
          <table:table-cell office:value-type="float" office:value="515.090134119039" calcext:value-type="float">
            <text:p>515.090134119039</text:p>
          </table:table-cell>
          <table:table-cell office:value-type="float" office:value="25.5797089175377" calcext:value-type="float">
            <text:p>25.57970891753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23.287781954292" calcext:value-type="float">
            <text:p>623.287781954292</text:p>
          </table:table-cell>
          <table:table-cell office:value-type="float" office:value="-335.911868115461" calcext:value-type="float">
            <text:p>-335.911868115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2067200422377" calcext:value-type="float">
            <text:p>6.82067200422377</text:p>
          </table:table-cell>
          <table:table-cell office:value-type="float" office:value="14.3431189837037" calcext:value-type="float">
            <text:p>14.3431189837037</text:p>
          </table:table-cell>
          <table:table-cell office:value-type="float" office:value="252.246628769882" calcext:value-type="float">
            <text:p>252.246628769882</text:p>
          </table:table-cell>
          <table:table-cell office:value-type="float" office:value="-26.2086849468872" calcext:value-type="float">
            <text:p>-26.20868494688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3.27770278558" calcext:value-type="float">
            <text:p>203.27770278558</text:p>
          </table:table-cell>
          <table:table-cell office:value-type="float" office:value="-116.652776175259" calcext:value-type="float">
            <text:p>-116.6527761752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2723840975781" calcext:value-type="float">
            <text:p>15.2723840975781</text:p>
          </table:table-cell>
          <table:table-cell office:value-type="float" office:value="12.190718175751" calcext:value-type="float">
            <text:p>12.190718175751</text:p>
          </table:table-cell>
          <table:table-cell office:value-type="float" office:value="381.859325664543" calcext:value-type="float">
            <text:p>381.859325664543</text:p>
          </table:table-cell>
          <table:table-cell office:value-type="float" office:value="-11.2997704296749" calcext:value-type="float">
            <text:p>-11.299770429674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03.388352922729" calcext:value-type="float">
            <text:p>303.388352922729</text:p>
          </table:table-cell>
          <table:table-cell office:value-type="float" office:value="12.2192835891194" calcext:value-type="float">
            <text:p>12.2192835891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4.6820009861716" calcext:value-type="float">
            <text:p>-14.6820009861716</text:p>
          </table:table-cell>
          <table:table-cell office:value-type="float" office:value="6.71108752700636" calcext:value-type="float">
            <text:p>6.71108752700636</text:p>
          </table:table-cell>
          <table:table-cell office:value-type="float" office:value="260.599848753084" calcext:value-type="float">
            <text:p>260.599848753084</text:p>
          </table:table-cell>
          <table:table-cell office:value-type="float" office:value="-24.8152635671907" calcext:value-type="float">
            <text:p>-24.81526356719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12.905677643758" calcext:value-type="float">
            <text:p>312.905677643758</text:p>
          </table:table-cell>
          <table:table-cell office:value-type="float" office:value="-164.754529616672" calcext:value-type="float">
            <text:p>-164.754529616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6747409018359" calcext:value-type="float">
            <text:p>3.66747409018359</text:p>
          </table:table-cell>
          <table:table-cell office:value-type="float" office:value="16.7169812537492" calcext:value-type="float">
            <text:p>16.7169812537492</text:p>
          </table:table-cell>
          <table:table-cell office:value-type="float" office:value="292.90782844037" calcext:value-type="float">
            <text:p>292.90782844037</text:p>
          </table:table-cell>
          <table:table-cell office:value-type="float" office:value="-36.483469671064" calcext:value-type="float">
            <text:p>-36.4834696710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1.803969572137" calcext:value-type="float">
            <text:p>251.803969572137</text:p>
          </table:table-cell>
          <table:table-cell office:value-type="float" office:value="-214.016232919051" calcext:value-type="float">
            <text:p>-214.016232919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03697009552694" calcext:value-type="float">
            <text:p>-5.03697009552694</text:p>
          </table:table-cell>
          <table:table-cell office:value-type="float" office:value="-19.5626171961951" calcext:value-type="float">
            <text:p>-19.5626171961951</text:p>
          </table:table-cell>
          <table:table-cell office:value-type="float" office:value="408.067059308102" calcext:value-type="float">
            <text:p>408.067059308102</text:p>
          </table:table-cell>
          <table:table-cell office:value-type="float" office:value="63.6508814930585" calcext:value-type="float">
            <text:p>63.650881493058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74.3401740826" calcext:value-type="float">
            <text:p>474.3401740826</text:p>
          </table:table-cell>
          <table:table-cell office:value-type="float" office:value="-468.153956817002" calcext:value-type="float">
            <text:p>-468.153956817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96170019797322" calcext:value-type="float">
            <text:p>8.96170019797322</text:p>
          </table:table-cell>
          <table:table-cell office:value-type="float" office:value="-9.487075083028" calcext:value-type="float">
            <text:p>-9.487075083028</text:p>
          </table:table-cell>
          <table:table-cell office:value-type="float" office:value="170.316664069364" calcext:value-type="float">
            <text:p>170.316664069364</text:p>
          </table:table-cell>
          <table:table-cell office:value-type="float" office:value="47.4229254470572" calcext:value-type="float">
            <text:p>47.42292544705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0.444013443527" calcext:value-type="float">
            <text:p>160.444013443527</text:p>
          </table:table-cell>
          <table:table-cell office:value-type="float" office:value="-29.3234420153077" calcext:value-type="float">
            <text:p>-29.3234420153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5448148648209" calcext:value-type="float">
            <text:p>16.5448148648209</text:p>
          </table:table-cell>
          <table:table-cell office:value-type="float" office:value="-8.29787499748932" calcext:value-type="float">
            <text:p>-8.29787499748932</text:p>
          </table:table-cell>
          <table:table-cell office:value-type="float" office:value="342.585628385157" calcext:value-type="float">
            <text:p>342.585628385157</text:p>
          </table:table-cell>
          <table:table-cell office:value-type="float" office:value="51.4384398572889" calcext:value-type="float">
            <text:p>51.43843985728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00.002118920852" calcext:value-type="float">
            <text:p>300.002118920852</text:p>
          </table:table-cell>
          <table:table-cell office:value-type="float" office:value="62.4528543144512" calcext:value-type="float">
            <text:p>62.45285431445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29665557115037" calcext:value-type="float">
            <text:p>-4.29665557115037</text:p>
          </table:table-cell>
          <table:table-cell office:value-type="float" office:value="13.4711104285793" calcext:value-type="float">
            <text:p>13.4711104285793</text:p>
          </table:table-cell>
          <table:table-cell office:value-type="float" office:value="199.932065276076" calcext:value-type="float">
            <text:p>199.932065276076</text:p>
          </table:table-cell>
          <table:table-cell office:value-type="float" office:value="-34.7099868568883" calcext:value-type="float">
            <text:p>-34.709986856888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7.176466703519" calcext:value-type="float">
            <text:p>197.176466703519</text:p>
          </table:table-cell>
          <table:table-cell office:value-type="float" office:value="-194.198495462173" calcext:value-type="float">
            <text:p>-194.198495462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5.8728601740808" calcext:value-type="float">
            <text:p>-15.8728601740808</text:p>
          </table:table-cell>
          <table:table-cell office:value-type="float" office:value="-10.3110107047291" calcext:value-type="float">
            <text:p>-10.3110107047291</text:p>
          </table:table-cell>
          <table:table-cell office:value-type="float" office:value="358.264631858957" calcext:value-type="float">
            <text:p>358.264631858957</text:p>
          </table:table-cell>
          <table:table-cell office:value-type="float" office:value="25.0601719401064" calcext:value-type="float">
            <text:p>25.06017194010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49.378093964739" calcext:value-type="float">
            <text:p>449.378093964739</text:p>
          </table:table-cell>
          <table:table-cell office:value-type="float" office:value="-270.794704729222" calcext:value-type="float">
            <text:p>-270.7947047292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06164662792181" calcext:value-type="float">
            <text:p>-2.06164662792181</text:p>
          </table:table-cell>
          <table:table-cell office:value-type="float" office:value="-7.39131566554796" calcext:value-type="float">
            <text:p>-7.39131566554796</text:p>
          </table:table-cell>
          <table:table-cell office:value-type="float" office:value="58.8819340861961" calcext:value-type="float">
            <text:p>58.8819340861961</text:p>
          </table:table-cell>
          <table:table-cell office:value-type="float" office:value="30.1123003687221" calcext:value-type="float">
            <text:p>30.11230036872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8.9111519289792" calcext:value-type="float">
            <text:p>88.9111519289792</text:p>
          </table:table-cell>
          <table:table-cell office:value-type="float" office:value="-88.9689982501669" calcext:value-type="float">
            <text:p>-88.96899825016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87265261221498" calcext:value-type="float">
            <text:p>-4.87265261221498</text:p>
          </table:table-cell>
          <table:table-cell office:value-type="float" office:value="2.26022058325815" calcext:value-type="float">
            <text:p>2.26022058325815</text:p>
          </table:table-cell>
          <table:table-cell office:value-type="float" office:value="28.8513405643093" calcext:value-type="float">
            <text:p>28.8513405643093</text:p>
          </table:table-cell>
          <table:table-cell office:value-type="float" office:value="-1.65331436198944" calcext:value-type="float">
            <text:p>-1.653314361989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.8215098466529" calcext:value-type="float">
            <text:p>50.8215098466529</text:p>
          </table:table-cell>
          <table:table-cell office:value-type="float" office:value="-45.4420294284023" calcext:value-type="float">
            <text:p>-45.4420294284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8886520318316" calcext:value-type="float">
            <text:p>7.28886520318316</text:p>
          </table:table-cell>
          <table:table-cell office:value-type="float" office:value="-1.27005409016664" calcext:value-type="float">
            <text:p>-1.27005409016664</text:p>
          </table:table-cell>
          <table:table-cell office:value-type="float" office:value="54.7405933421233" calcext:value-type="float">
            <text:p>54.7405933421233</text:p>
          </table:table-cell>
          <table:table-cell office:value-type="float" office:value="21.0990274736831" calcext:value-type="float">
            <text:p>21.09902747368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5.1252407097239" calcext:value-type="float">
            <text:p>35.1252407097239</text:p>
          </table:table-cell>
          <table:table-cell office:value-type="float" office:value="60.4466412563661" calcext:value-type="float">
            <text:p>60.44664125636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8.1132095914417" calcext:value-type="float">
            <text:p>-8.1132095914417</text:p>
          </table:table-cell>
          <table:table-cell office:value-type="float" office:value="-4.54307445864527" calcext:value-type="float">
            <text:p>-4.54307445864527</text:p>
          </table:table-cell>
          <table:table-cell office:value-type="float" office:value="86.4636954114566" calcext:value-type="float">
            <text:p>86.4636954114566</text:p>
          </table:table-cell>
          <table:table-cell office:value-type="float" office:value="15.5160137844941" calcext:value-type="float">
            <text:p>15.51601378449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5.002682694514" calcext:value-type="float">
            <text:p>135.002682694514</text:p>
          </table:table-cell>
          <table:table-cell office:value-type="float" office:value="-103.744560777061" calcext:value-type="float">
            <text:p>-103.744560777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9.73737225427" calcext:value-type="float">
            <text:p>-19.73737225427</text:p>
          </table:table-cell>
          <table:table-cell office:value-type="float" office:value="-12.9926135854608" calcext:value-type="float">
            <text:p>-12.9926135854608</text:p>
          </table:table-cell>
          <table:table-cell office:value-type="float" office:value="558.371871284729" calcext:value-type="float">
            <text:p>558.371871284729</text:p>
          </table:table-cell>
          <table:table-cell office:value-type="float" office:value="29.2404685021124" calcext:value-type="float">
            <text:p>29.24046850211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70.306587472731" calcext:value-type="float">
            <text:p>670.306587472731</text:p>
          </table:table-cell>
          <table:table-cell office:value-type="float" office:value="-373.429585240453" calcext:value-type="float">
            <text:p>-373.4295852404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4.6790277079835" calcext:value-type="float">
            <text:p>-14.6790277079835</text:p>
          </table:table-cell>
          <table:table-cell office:value-type="float" office:value="-3.39745732877805" calcext:value-type="float">
            <text:p>-3.39745732877805</text:p>
          </table:table-cell>
          <table:table-cell office:value-type="float" office:value="227.016570752616" calcext:value-type="float">
            <text:p>227.016570752616</text:p>
          </table:table-cell>
          <table:table-cell office:value-type="float" office:value="5.51334427835061" calcext:value-type="float">
            <text:p>5.513344278350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9.527596242106" calcext:value-type="float">
            <text:p>299.527596242106</text:p>
          </table:table-cell>
          <table:table-cell office:value-type="float" office:value="-151.448880330276" calcext:value-type="float">
            <text:p>-151.4488803302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82656930500922" calcext:value-type="float">
            <text:p>-9.82656930500922</text:p>
          </table:table-cell>
          <table:table-cell office:value-type="float" office:value="12.3355548928961" calcext:value-type="float">
            <text:p>12.3355548928961</text:p>
          </table:table-cell>
          <table:table-cell office:value-type="float" office:value="248.727378821802" calcext:value-type="float">
            <text:p>248.727378821802</text:p>
          </table:table-cell>
          <table:table-cell office:value-type="float" office:value="-36.8332339836975" calcext:value-type="float">
            <text:p>-36.83323398369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70.362546256047" calcext:value-type="float">
            <text:p>270.362546256047</text:p>
          </table:table-cell>
          <table:table-cell office:value-type="float" office:value="-216.933928474943" calcext:value-type="float">
            <text:p>-216.9339284749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7.6538898796885" calcext:value-type="float">
            <text:p>-17.6538898796885</text:p>
          </table:table-cell>
          <table:table-cell office:value-type="float" office:value="-5.62218680305991" calcext:value-type="float">
            <text:p>-5.62218680305991</text:p>
          </table:table-cell>
          <table:table-cell office:value-type="float" office:value="343.26881233267" calcext:value-type="float">
            <text:p>343.26881233267</text:p>
          </table:table-cell>
          <table:table-cell office:value-type="float" office:value="9.2126705294912" calcext:value-type="float">
            <text:p>9.21267052949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32.128745457544" calcext:value-type="float">
            <text:p>432.128745457544</text:p>
          </table:table-cell>
          <table:table-cell office:value-type="float" office:value="-202.738366971817" calcext:value-type="float">
            <text:p>-202.7383669718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2376257684284" calcext:value-type="float">
            <text:p>3.52376257684284</text:p>
          </table:table-cell>
          <table:table-cell office:value-type="float" office:value="4.30561708415357" calcext:value-type="float">
            <text:p>4.30561708415357</text:p>
          </table:table-cell>
          <table:table-cell office:value-type="float" office:value="30.9552411733132" calcext:value-type="float">
            <text:p>30.9552411733132</text:p>
          </table:table-cell>
          <table:table-cell office:value-type="float" office:value="0.606911324382114" calcext:value-type="float">
            <text:p>0.6069113243821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.2489566976347" calcext:value-type="float">
            <text:p>15.2489566976347</text:p>
          </table:table-cell>
          <table:table-cell office:value-type="float" office:value="20.7867588845376" calcext:value-type="float">
            <text:p>20.78675888453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39917948966473" calcext:value-type="float">
            <text:p>8.39917948966473</text:p>
          </table:table-cell>
          <table:table-cell office:value-type="float" office:value="-11.6562914868325" calcext:value-type="float">
            <text:p>-11.6562914868325</text:p>
          </table:table-cell>
          <table:table-cell office:value-type="float" office:value="206.415347325608" calcext:value-type="float">
            <text:p>206.415347325608</text:p>
          </table:table-cell>
          <table:table-cell office:value-type="float" office:value="53.3680539501622" calcext:value-type="float">
            <text:p>53.36805395016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3.131212340614" calcext:value-type="float">
            <text:p>203.131212340614</text:p>
          </table:table-cell>
          <table:table-cell office:value-type="float" office:value="-84.5890987926862" calcext:value-type="float">
            <text:p>-84.58909879268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88970534669252" calcext:value-type="float">
            <text:p>5.88970534669252</text:p>
          </table:table-cell>
          <table:table-cell office:value-type="float" office:value="-14.2134665975268" calcext:value-type="float">
            <text:p>-14.2134665975268</text:p>
          </table:table-cell>
          <table:table-cell office:value-type="float" office:value="236.71126178987" calcext:value-type="float">
            <text:p>236.71126178987</text:p>
          </table:table-cell>
          <table:table-cell office:value-type="float" office:value="58.530105139273" calcext:value-type="float">
            <text:p>58.530105139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8.579373598153" calcext:value-type="float">
            <text:p>248.579373598153</text:p>
          </table:table-cell>
          <table:table-cell office:value-type="float" office:value="-178.442217793832" calcext:value-type="float">
            <text:p>-178.442217793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7.1526460206085" calcext:value-type="float">
            <text:p>-17.1526460206085</text:p>
          </table:table-cell>
          <table:table-cell office:value-type="float" office:value="8.88073527184869" calcext:value-type="float">
            <text:p>8.88073527184869</text:p>
          </table:table-cell>
          <table:table-cell office:value-type="float" office:value="373.080724476954" calcext:value-type="float">
            <text:p>373.080724476954</text:p>
          </table:table-cell>
          <table:table-cell office:value-type="float" office:value="-33.7948518361546" calcext:value-type="float">
            <text:p>-33.79485183615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0.929838015691" calcext:value-type="float">
            <text:p>430.929838015691</text:p>
          </table:table-cell>
          <table:table-cell office:value-type="float" office:value="-216.479802610437" calcext:value-type="float">
            <text:p>-216.479802610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9121025669113" calcext:value-type="float">
            <text:p>14.9121025669113</text:p>
          </table:table-cell>
          <table:table-cell office:value-type="float" office:value="8.1822767457003" calcext:value-type="float">
            <text:p>8.1822767457003</text:p>
          </table:table-cell>
          <table:table-cell office:value-type="float" office:value="289.320455709311" calcext:value-type="float">
            <text:p>289.320455709311</text:p>
          </table:table-cell>
          <table:table-cell office:value-type="float" office:value="0.365272329810402" calcext:value-type="float">
            <text:p>0.36527232981040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0.307491950265" calcext:value-type="float">
            <text:p>220.307491950265</text:p>
          </table:table-cell>
          <table:table-cell office:value-type="float" office:value="82.6238238503744" calcext:value-type="float">
            <text:p>82.62382385037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39079196287412" calcext:value-type="float">
            <text:p>0.639079196287412</text:p>
          </table:table-cell>
          <table:table-cell office:value-type="float" office:value="-16.7251643083912" calcext:value-type="float">
            <text:p>-16.7251643083912</text:p>
          </table:table-cell>
          <table:table-cell office:value-type="float" office:value="280.139543361811" calcext:value-type="float">
            <text:p>280.139543361811</text:p>
          </table:table-cell>
          <table:table-cell office:value-type="float" office:value="60.8145721214611" calcext:value-type="float">
            <text:p>60.81457212146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18.033555193444" calcext:value-type="float">
            <text:p>318.033555193444</text:p>
          </table:table-cell>
          <table:table-cell office:value-type="float" office:value="-308.429736992879" calcext:value-type="float">
            <text:p>-308.4297369928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99833464453942" calcext:value-type="float">
            <text:p>7.99833464453942</text:p>
          </table:table-cell>
          <table:table-cell office:value-type="float" office:value="7.2664728477842" calcext:value-type="float">
            <text:p>7.2664728477842</text:p>
          </table:table-cell>
          <table:table-cell office:value-type="float" office:value="116.774984733624" calcext:value-type="float">
            <text:p>116.774984733624</text:p>
          </table:table-cell>
          <table:table-cell office:value-type="float" office:value="-3.80108389881318" calcext:value-type="float">
            <text:p>-3.801083898813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7.2487004598984" calcext:value-type="float">
            <text:p>77.2487004598984</text:p>
          </table:table-cell>
          <table:table-cell office:value-type="float" office:value="32.7163298488381" calcext:value-type="float">
            <text:p>32.7163298488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.515308527316" calcext:value-type="float">
            <text:p>-10.515308527316</text:p>
          </table:table-cell>
          <table:table-cell office:value-type="float" office:value="-6.99281176361517" calcext:value-type="float">
            <text:p>-6.99281176361517</text:p>
          </table:table-cell>
          <table:table-cell office:value-type="float" office:value="159.471129785999" calcext:value-type="float">
            <text:p>159.471129785999</text:p>
          </table:table-cell>
          <table:table-cell office:value-type="float" office:value="20.4631267635295" calcext:value-type="float">
            <text:p>20.46312676352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2.517987422493" calcext:value-type="float">
            <text:p>222.517987422493</text:p>
          </table:table-cell>
          <table:table-cell office:value-type="float" office:value="-158.522816634429" calcext:value-type="float">
            <text:p>-158.522816634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29519756904231" calcext:value-type="float">
            <text:p>9.29519756904231</text:p>
          </table:table-cell>
          <table:table-cell office:value-type="float" office:value="17.2265877302459" calcext:value-type="float">
            <text:p>17.2265877302459</text:p>
          </table:table-cell>
          <table:table-cell office:value-type="float" office:value="383.156022675389" calcext:value-type="float">
            <text:p>383.156022675389</text:p>
          </table:table-cell>
          <table:table-cell office:value-type="float" office:value="-32.3845656216954" calcext:value-type="float">
            <text:p>-32.38456562169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18.522056938728" calcext:value-type="float">
            <text:p>318.522056938728</text:p>
          </table:table-cell>
          <table:table-cell office:value-type="float" office:value="-179.645371245987" calcext:value-type="float">
            <text:p>-179.645371245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4274413798577" calcext:value-type="float">
            <text:p>7.4274413798577</text:p>
          </table:table-cell>
          <table:table-cell office:value-type="float" office:value="13.8774943569683" calcext:value-type="float">
            <text:p>13.8774943569683</text:p>
          </table:table-cell>
          <table:table-cell office:value-type="float" office:value="247.751735078909" calcext:value-type="float">
            <text:p>247.751735078909</text:p>
          </table:table-cell>
          <table:table-cell office:value-type="float" office:value="-24.2050416910471" calcext:value-type="float">
            <text:p>-24.20504169104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7.286980845542" calcext:value-type="float">
            <text:p>197.286980845542</text:p>
          </table:table-cell>
          <table:table-cell office:value-type="float" office:value="-98.9828884950307" calcext:value-type="float">
            <text:p>-98.98288849503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0885512382445" calcext:value-type="float">
            <text:p>7.0885512382445</text:p>
          </table:table-cell>
          <table:table-cell office:value-type="float" office:value="-19.2153282459354" calcext:value-type="float">
            <text:p>-19.2153282459354</text:p>
          </table:table-cell>
          <table:table-cell office:value-type="float" office:value="419.476398256259" calcext:value-type="float">
            <text:p>419.476398256259</text:p>
          </table:table-cell>
          <table:table-cell office:value-type="float" office:value="74.7345359760506" calcext:value-type="float">
            <text:p>74.73453597605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36.552849795152" calcext:value-type="float">
            <text:p>436.552849795152</text:p>
          </table:table-cell>
          <table:table-cell office:value-type="float" office:value="-344.862534946712" calcext:value-type="float">
            <text:p>-344.8625349467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8150470160235" calcext:value-type="float">
            <text:p>19.8150470160235</text:p>
          </table:table-cell>
          <table:table-cell office:value-type="float" office:value="-1.90157888209526" calcext:value-type="float">
            <text:p>-1.90157888209526</text:p>
          </table:table-cell>
          <table:table-cell office:value-type="float" office:value="396.252090492053" calcext:value-type="float">
            <text:p>396.252090492053</text:p>
          </table:table-cell>
          <table:table-cell office:value-type="float" office:value="35.5197836623093" calcext:value-type="float">
            <text:p>35.51978366230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27.795060192149" calcext:value-type="float">
            <text:p>327.795060192149</text:p>
          </table:table-cell>
          <table:table-cell office:value-type="float" office:value="169.91626313519" calcext:value-type="float">
            <text:p>169.916263135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2.7877281792429" calcext:value-type="float">
            <text:p>-12.7877281792429</text:p>
          </table:table-cell>
          <table:table-cell office:value-type="float" office:value="16.318650801746" calcext:value-type="float">
            <text:p>16.318650801746</text:p>
          </table:table-cell>
          <table:table-cell office:value-type="float" office:value="429.824355975529" calcext:value-type="float">
            <text:p>429.824355975529</text:p>
          </table:table-cell>
          <table:table-cell office:value-type="float" office:value="-51.743680584481" calcext:value-type="float">
            <text:p>-51.7436805844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55.337967089009" calcext:value-type="float">
            <text:p>455.337967089009</text:p>
          </table:table-cell>
          <table:table-cell office:value-type="float" office:value="-349.750615999021" calcext:value-type="float">
            <text:p>-349.750615999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8440787451486" calcext:value-type="float">
            <text:p>7.18440787451486</text:p>
          </table:table-cell>
          <table:table-cell office:value-type="float" office:value="-11.8792944664812" calcext:value-type="float">
            <text:p>-11.8792944664812</text:p>
          </table:table-cell>
          <table:table-cell office:value-type="float" office:value="192.733353528762" calcext:value-type="float">
            <text:p>192.733353528762</text:p>
          </table:table-cell>
          <table:table-cell office:value-type="float" office:value="52.8222912739585" calcext:value-type="float">
            <text:p>52.82229127395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4.754310963665" calcext:value-type="float">
            <text:p>194.754310963665</text:p>
          </table:table-cell>
          <table:table-cell office:value-type="float" office:value="-101.2165550837" calcext:value-type="float">
            <text:p>-101.21655508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47882196553584" calcext:value-type="float">
            <text:p>0.084788219655359</text:p>
          </table:table-cell>
          <table:table-cell office:value-type="float" office:value="-1.33488455461318" calcext:value-type="float">
            <text:p>-1.33488455461318</text:p>
          </table:table-cell>
          <table:table-cell office:value-type="float" office:value="1.78910581633715" calcext:value-type="float">
            <text:p>1.78910581633715</text:p>
          </table:table-cell>
          <table:table-cell office:value-type="float" office:value="14.0894418834949" calcext:value-type="float">
            <text:p>14.08944188349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.1197220469421" calcext:value-type="float">
            <text:p>11.1197220469421</text:p>
          </table:table-cell>
          <table:table-cell office:value-type="float" office:value="-4.68859190647296" calcext:value-type="float">
            <text:p>-4.688591906472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7.8549756130807" calcext:value-type="float">
            <text:p>-17.8549756130807</text:p>
          </table:table-cell>
          <table:table-cell office:value-type="float" office:value="-9.65002791661989" calcext:value-type="float">
            <text:p>-9.65002791661989</text:p>
          </table:table-cell>
          <table:table-cell office:value-type="float" office:value="411.923192935249" calcext:value-type="float">
            <text:p>411.923192935249</text:p>
          </table:table-cell>
          <table:table-cell office:value-type="float" office:value="21.095108136779" calcext:value-type="float">
            <text:p>21.0951081367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09.643151220811" calcext:value-type="float">
            <text:p>509.643151220811</text:p>
          </table:table-cell>
          <table:table-cell office:value-type="float" office:value="-274.117875142509" calcext:value-type="float">
            <text:p>-274.117875142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7.916033114673" calcext:value-type="float">
            <text:p>-17.916033114673</text:p>
          </table:table-cell>
          <table:table-cell office:value-type="float" office:value="-10.9659379762694" calcext:value-type="float">
            <text:p>-10.9659379762694</text:p>
          </table:table-cell>
          <table:table-cell office:value-type="float" office:value="441.236038265446" calcext:value-type="float">
            <text:p>441.236038265446</text:p>
          </table:table-cell>
          <table:table-cell office:value-type="float" office:value="24.9817808141351" calcext:value-type="float">
            <text:p>24.98178081413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1.832046676677" calcext:value-type="float">
            <text:p>541.832046676677</text:p>
          </table:table-cell>
          <table:table-cell office:value-type="float" office:value="-304.427969683982" calcext:value-type="float">
            <text:p>-304.427969683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75079358187249" calcext:value-type="float">
            <text:p>7.75079358187249</text:p>
          </table:table-cell>
          <table:table-cell office:value-type="float" office:value="14.9632846902891" calcext:value-type="float">
            <text:p>14.9632846902891</text:p>
          </table:table-cell>
          <table:table-cell office:value-type="float" office:value="283.974689871435" calcext:value-type="float">
            <text:p>283.974689871435</text:p>
          </table:table-cell>
          <table:table-cell office:value-type="float" office:value="-27.1390604889947" calcext:value-type="float">
            <text:p>-27.13906048899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0.044946163367" calcext:value-type="float">
            <text:p>230.044946163367</text:p>
          </table:table-cell>
          <table:table-cell office:value-type="float" office:value="-125.216177105208" calcext:value-type="float">
            <text:p>-125.216177105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42477742150433" calcext:value-type="float">
            <text:p>9.42477742150433</text:p>
          </table:table-cell>
          <table:table-cell office:value-type="float" office:value="14.3109885825208" calcext:value-type="float">
            <text:p>14.3109885825208</text:p>
          </table:table-cell>
          <table:table-cell office:value-type="float" office:value="293.630823653939" calcext:value-type="float">
            <text:p>293.630823653939</text:p>
          </table:table-cell>
          <table:table-cell office:value-type="float" office:value="-23.5081883260582" calcext:value-type="float">
            <text:p>-23.50818832605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34.309736802881" calcext:value-type="float">
            <text:p>234.309736802881</text:p>
          </table:table-cell>
          <table:table-cell office:value-type="float" office:value="-92.3594202504611" calcext:value-type="float">
            <text:p>-92.35942025046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88983529913464" calcext:value-type="float">
            <text:p>-0.888983529913464</text:p>
          </table:table-cell>
          <table:table-cell office:value-type="float" office:value="-0.350313251008856" calcext:value-type="float">
            <text:p>-0.350313251008856</text:p>
          </table:table-cell>
          <table:table-cell office:value-type="float" office:value="0.913011090289796" calcext:value-type="float">
            <text:p>0.913011090289796</text:p>
          </table:table-cell>
          <table:table-cell office:value-type="float" office:value="10.1619562231131" calcext:value-type="float">
            <text:p>10.16195622311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.1695717119614" calcext:value-type="float">
            <text:p>12.1695717119614</text:p>
          </table:table-cell>
          <table:table-cell office:value-type="float" office:value="-9.82419764507128" calcext:value-type="float">
            <text:p>-9.82419764507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.8346983967658" calcext:value-type="float">
            <text:p>-10.8346983967658</text:p>
          </table:table-cell>
          <table:table-cell office:value-type="float" office:value="3.46449689741802" calcext:value-type="float">
            <text:p>3.46449689741802</text:p>
          </table:table-cell>
          <table:table-cell office:value-type="float" office:value="129.393428101099" calcext:value-type="float">
            <text:p>129.393428101099</text:p>
          </table:table-cell>
          <table:table-cell office:value-type="float" office:value="-11.2281890890199" calcext:value-type="float">
            <text:p>-11.22818908901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2.803227893326" calcext:value-type="float">
            <text:p>172.803227893326</text:p>
          </table:table-cell>
          <table:table-cell office:value-type="float" office:value="-103.586030528275" calcext:value-type="float">
            <text:p>-103.5860305282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3468027082149" calcext:value-type="float">
            <text:p>17.3468027082149</text:p>
          </table:table-cell>
          <table:table-cell office:value-type="float" office:value="14.4052450141866" calcext:value-type="float">
            <text:p>14.4052450141866</text:p>
          </table:table-cell>
          <table:table-cell office:value-type="float" office:value="508.422648116479" calcext:value-type="float">
            <text:p>508.422648116479</text:p>
          </table:table-cell>
          <table:table-cell office:value-type="float" office:value="-15.8689323343447" calcext:value-type="float">
            <text:p>-15.86893233434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17.224947255246" calcext:value-type="float">
            <text:p>417.224947255246</text:p>
          </table:table-cell>
          <table:table-cell office:value-type="float" office:value="-23.5793695164392" calcext:value-type="float">
            <text:p>-23.57936951643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1.3744943225387" calcext:value-type="float">
            <text:p>-11.3744943225387</text:p>
          </table:table-cell>
          <table:table-cell office:value-type="float" office:value="-13.6975202696592" calcext:value-type="float">
            <text:p>-13.6975202696592</text:p>
          </table:table-cell>
          <table:table-cell office:value-type="float" office:value="317.001182631191" calcext:value-type="float">
            <text:p>317.001182631191</text:p>
          </table:table-cell>
          <table:table-cell office:value-type="float" office:value="39.718066486439" calcext:value-type="float">
            <text:p>39.7180664864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96.894200460664" calcext:value-type="float">
            <text:p>396.894200460664</text:p>
          </table:table-cell>
          <table:table-cell office:value-type="float" office:value="-318.387550979893" calcext:value-type="float">
            <text:p>-318.3875509798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83013358226543" calcext:value-type="float">
            <text:p>-3.83013358226543</text:p>
          </table:table-cell>
          <table:table-cell office:value-type="float" office:value="1.12778644656542" calcext:value-type="float">
            <text:p>1.12778644656542</text:p>
          </table:table-cell>
          <table:table-cell office:value-type="float" office:value="15.9418255270541" calcext:value-type="float">
            <text:p>15.9418255270541</text:p>
          </table:table-cell>
          <table:table-cell office:value-type="float" office:value="2.78650707803831" calcext:value-type="float">
            <text:p>2.786507078038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.006786962985" calcext:value-type="float">
            <text:p>36.006786962985</text:p>
          </table:table-cell>
          <table:table-cell office:value-type="float" office:value="-34.4875316163147" calcext:value-type="float">
            <text:p>-34.48753161631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3816441796813" calcext:value-type="float">
            <text:p>6.73816441796813</text:p>
          </table:table-cell>
          <table:table-cell office:value-type="float" office:value="-16.0552849067255" calcext:value-type="float">
            <text:p>-16.0552849067255</text:p>
          </table:table-cell>
          <table:table-cell office:value-type="float" office:value="303.175033159698" calcext:value-type="float">
            <text:p>303.175033159698</text:p>
          </table:table-cell>
          <table:table-cell office:value-type="float" office:value="64.9040191381445" calcext:value-type="float">
            <text:p>64.90401913814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5.332945301276" calcext:value-type="float">
            <text:p>315.332945301276</text:p>
          </table:table-cell>
          <table:table-cell office:value-type="float" office:value="-230.239263487864" calcext:value-type="float">
            <text:p>-230.2392634878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49234836634225" calcext:value-type="float">
            <text:p>-9.49234836634225</text:p>
          </table:table-cell>
          <table:table-cell office:value-type="float" office:value="-14.1020570575301" calcext:value-type="float">
            <text:p>-14.1020570575301</text:p>
          </table:table-cell>
          <table:table-cell office:value-type="float" office:value="288.972690761835" calcext:value-type="float">
            <text:p>288.972690761835</text:p>
          </table:table-cell>
          <table:table-cell office:value-type="float" office:value="42.8138228062481" calcext:value-type="float">
            <text:p>42.81382280624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2.146198342264" calcext:value-type="float">
            <text:p>362.146198342264</text:p>
          </table:table-cell>
          <table:table-cell office:value-type="float" office:value="-313.503262665975" calcext:value-type="float">
            <text:p>-313.503262665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7.93199950853153" calcext:value-type="float">
            <text:p>-7.93199950853153</text:p>
          </table:table-cell>
          <table:table-cell office:value-type="float" office:value="17.000376407487" calcext:value-type="float">
            <text:p>17.000376407487</text:p>
          </table:table-cell>
          <table:table-cell office:value-type="float" office:value="351.929414199584" calcext:value-type="float">
            <text:p>351.929414199584</text:p>
          </table:table-cell>
          <table:table-cell office:value-type="float" office:value="-48.9331287309925" calcext:value-type="float">
            <text:p>-48.93312873099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56.656659418737" calcext:value-type="float">
            <text:p>356.656659418737</text:p>
          </table:table-cell>
          <table:table-cell office:value-type="float" office:value="-327.40004075805" calcext:value-type="float">
            <text:p>-327.400040758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7545599372561" calcext:value-type="float">
            <text:p>17.7545599372561</text:p>
          </table:table-cell>
          <table:table-cell office:value-type="float" office:value="14.489558310056" calcext:value-type="float">
            <text:p>14.489558310056</text:p>
          </table:table-cell>
          <table:table-cell office:value-type="float" office:value="525.171698586131" calcext:value-type="float">
            <text:p>525.171698586131</text:p>
          </table:table-cell>
          <table:table-cell office:value-type="float" office:value="-15.714114992912" calcext:value-type="float">
            <text:p>-15.7141149929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2.174342216995" calcext:value-type="float">
            <text:p>432.174342216995</text:p>
          </table:table-cell>
          <table:table-cell office:value-type="float" office:value="-22.1771439650966" calcext:value-type="float">
            <text:p>-22.1771439650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89021409426925" calcext:value-type="float">
            <text:p>-6.89021409426925</text:p>
          </table:table-cell>
          <table:table-cell office:value-type="float" office:value="-19.9130631610906" calcext:value-type="float">
            <text:p>-19.9130631610906</text:p>
          </table:table-cell>
          <table:table-cell office:value-type="float" office:value="444.005134722451" calcext:value-type="float">
            <text:p>444.005134722451</text:p>
          </table:table-cell>
          <table:table-cell office:value-type="float" office:value="62.8489753890026" calcext:value-type="float">
            <text:p>62.84897538900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18.392117421709" calcext:value-type="float">
            <text:p>518.392117421709</text:p>
          </table:table-cell>
          <table:table-cell office:value-type="float" office:value="-499.368137628189" calcext:value-type="float">
            <text:p>-499.368137628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.1538541407831" calcext:value-type="float">
            <text:p>18.1538541407831</text:p>
          </table:table-cell>
          <table:table-cell office:value-type="float" office:value="19.4719254999579" calcext:value-type="float">
            <text:p>19.4719254999579</text:p>
          </table:table-cell>
          <table:table-cell office:value-type="float" office:value="708.718302840738" calcext:value-type="float">
            <text:p>708.718302840738</text:p>
          </table:table-cell>
          <table:table-cell office:value-type="float" office:value="-30.2619223590907" calcext:value-type="float">
            <text:p>-30.26192235909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04.15903527769" calcext:value-type="float">
            <text:p>604.15903527769</text:p>
          </table:table-cell>
          <table:table-cell office:value-type="float" office:value="-177.827344408949" calcext:value-type="float">
            <text:p>-177.8273444089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5.446180771379" calcext:value-type="float">
            <text:p>-15.446180771379</text:p>
          </table:table-cell>
          <table:table-cell office:value-type="float" office:value="8.53509676432346" calcext:value-type="float">
            <text:p>8.53509676432346</text:p>
          </table:table-cell>
          <table:table-cell office:value-type="float" office:value="311.432377198483" calcext:value-type="float">
            <text:p>311.432377198483</text:p>
          </table:table-cell>
          <table:table-cell office:value-type="float" office:value="-31.0514710643494" calcext:value-type="float">
            <text:p>-31.05147106434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63.146906755352" calcext:value-type="float">
            <text:p>363.146906755352</text:p>
          </table:table-cell>
          <table:table-cell office:value-type="float" office:value="-195.793310190129" calcext:value-type="float">
            <text:p>-195.7933101901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5.1759159262003" calcext:value-type="float">
            <text:p>-15.1759159262003</text:p>
          </table:table-cell>
          <table:table-cell office:value-type="float" office:value="-16.538816130944" calcext:value-type="float">
            <text:p>-16.538816130944</text:p>
          </table:table-cell>
          <table:table-cell office:value-type="float" office:value="503.840863212273" calcext:value-type="float">
            <text:p>503.840863212273</text:p>
          </table:table-cell>
          <table:table-cell office:value-type="float" office:value="44.4405324666315" calcext:value-type="float">
            <text:p>44.44053246663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04.622159178962" calcext:value-type="float">
            <text:p>604.622159178962</text:p>
          </table:table-cell>
          <table:table-cell office:value-type="float" office:value="-444.193314610863" calcext:value-type="float">
            <text:p>-444.193314610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190748206607" calcext:value-type="float">
            <text:p>13.190748206607</text:p>
          </table:table-cell>
          <table:table-cell office:value-type="float" office:value="9.78886132249307" calcext:value-type="float">
            <text:p>9.78886132249307</text:p>
          </table:table-cell>
          <table:table-cell office:value-type="float" office:value="269.817644241107" calcext:value-type="float">
            <text:p>269.817644241107</text:p>
          </table:table-cell>
          <table:table-cell office:value-type="float" office:value="-6.17583576087222" calcext:value-type="float">
            <text:p>-6.175835760872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4.476928769692" calcext:value-type="float">
            <text:p>204.476928769692</text:p>
          </table:table-cell>
          <table:table-cell office:value-type="float" office:value="41.4726505134483" calcext:value-type="float">
            <text:p>41.47265051344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41386388824742" calcext:value-type="float">
            <text:p>9.41386388824742</text:p>
          </table:table-cell>
          <table:table-cell office:value-type="float" office:value="6.62938787287474" calcext:value-type="float">
            <text:p>6.62938787287474</text:p>
          </table:table-cell>
          <table:table-cell office:value-type="float" office:value="132.569616875468" calcext:value-type="float">
            <text:p>132.569616875468</text:p>
          </table:table-cell>
          <table:table-cell office:value-type="float" office:value="-0.474299730376814" calcext:value-type="float">
            <text:p>-0.4742997303768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8.6553855767284" calcext:value-type="float">
            <text:p>88.6553855767284</text:p>
          </table:table-cell>
          <table:table-cell office:value-type="float" office:value="53.0347671709575" calcext:value-type="float">
            <text:p>53.0347671709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7.7885149824568" calcext:value-type="float">
            <text:p>-17.7885149824568</text:p>
          </table:table-cell>
          <table:table-cell office:value-type="float" office:value="0.326286935077761" calcext:value-type="float">
            <text:p>0.326286935077761</text:p>
          </table:table-cell>
          <table:table-cell office:value-type="float" office:value="316.537728445093" calcext:value-type="float">
            <text:p>316.537728445093</text:p>
          </table:table-cell>
          <table:table-cell office:value-type="float" office:value="-8.76737578769011" calcext:value-type="float">
            <text:p>-8.767375787690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94.039214504765" calcext:value-type="float">
            <text:p>394.039214504765</text:p>
          </table:table-cell>
          <table:table-cell office:value-type="float" office:value="-160.550524135958" calcext:value-type="float">
            <text:p>-160.550524135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22445220782561" calcext:value-type="float">
            <text:p>0.722445220782561</text:p>
          </table:table-cell>
          <table:table-cell office:value-type="float" office:value="14.7649081211498" calcext:value-type="float">
            <text:p>14.7649081211498</text:p>
          </table:table-cell>
          <table:table-cell office:value-type="float" office:value="218.524438923026" calcext:value-type="float">
            <text:p>218.524438923026</text:p>
          </table:table-cell>
          <table:table-cell office:value-type="float" office:value="-33.5722791426668" calcext:value-type="float">
            <text:p>-33.57227914266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3.104841797597" calcext:value-type="float">
            <text:p>193.104841797597</text:p>
          </table:table-cell>
          <table:table-cell office:value-type="float" office:value="-182.970688596652" calcext:value-type="float">
            <text:p>-182.970688596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74786402421581" calcext:value-type="float">
            <text:p>-4.74786402421581</text:p>
          </table:table-cell>
          <table:table-cell office:value-type="float" office:value="19.6874985671709" calcext:value-type="float">
            <text:p>19.6874985671709</text:p>
          </table:table-cell>
          <table:table-cell office:value-type="float" office:value="410.139812624798" calcext:value-type="float">
            <text:p>410.139812624798</text:p>
          </table:table-cell>
          <table:table-cell office:value-type="float" office:value="-53.8103597257284" calcext:value-type="float">
            <text:p>-53.81035972572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6.75627158732" calcext:value-type="float">
            <text:p>396.75627158732</text:p>
          </table:table-cell>
          <table:table-cell office:value-type="float" office:value="-391.953378915956" calcext:value-type="float">
            <text:p>-391.9533789159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4.8529258611702" calcext:value-type="float">
            <text:p>-14.8529258611702</text:p>
          </table:table-cell>
          <table:table-cell office:value-type="float" office:value="-19.6700527710547" calcext:value-type="float">
            <text:p>-19.6700527710547</text:p>
          </table:table-cell>
          <table:table-cell office:value-type="float" office:value="607.520382653495" calcext:value-type="float">
            <text:p>607.520382653495</text:p>
          </table:table-cell>
          <table:table-cell office:value-type="float" office:value="54.1572324519938" calcext:value-type="float">
            <text:p>54.15723245199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13.272191640285" calcext:value-type="float">
            <text:p>713.272191640285</text:p>
          </table:table-cell>
          <table:table-cell office:value-type="float" office:value="-560.927414308717" calcext:value-type="float">
            <text:p>-560.9274143087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5189720759146" calcext:value-type="float">
            <text:p>19.5189720759146</text:p>
          </table:table-cell>
          <table:table-cell office:value-type="float" office:value="-14.576572461853" calcext:value-type="float">
            <text:p>-14.576572461853</text:p>
          </table:table-cell>
          <table:table-cell office:value-type="float" office:value="593.466735635986" calcext:value-type="float">
            <text:p>593.466735635986</text:p>
          </table:table-cell>
          <table:table-cell office:value-type="float" office:value="73.2486894614736" calcext:value-type="float">
            <text:p>73.24868946147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51.543992256034" calcext:value-type="float">
            <text:p>551.543992256034</text:p>
          </table:table-cell>
          <table:table-cell office:value-type="float" office:value="-66.9588609761261" calcext:value-type="float">
            <text:p>-66.9588609761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5.1156361444982" calcext:value-type="float">
            <text:p>-15.1156361444982</text:p>
          </table:table-cell>
          <table:table-cell office:value-type="float" office:value="-18.5532018120288" calcext:value-type="float">
            <text:p>-18.5532018120288</text:p>
          </table:table-cell>
          <table:table-cell office:value-type="float" office:value="572.703753530727" calcext:value-type="float">
            <text:p>572.703753530727</text:p>
          </table:table-cell>
          <table:table-cell office:value-type="float" office:value="50.5439692915881" calcext:value-type="float">
            <text:p>50.54396929158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77.272701732777" calcext:value-type="float">
            <text:p>677.272701732777</text:p>
          </table:table-cell>
          <table:table-cell office:value-type="float" office:value="-518.368426402408" calcext:value-type="float">
            <text:p>-518.3684264024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35539962446561" calcext:value-type="float">
            <text:p>7.35539962446561</text:p>
          </table:table-cell>
          <table:table-cell office:value-type="float" office:value="-18.5623163845835" calcext:value-type="float">
            <text:p>-18.5623163845835</text:p>
          </table:table-cell>
          <table:table-cell office:value-type="float" office:value="398.661493196964" calcext:value-type="float">
            <text:p>398.661493196964</text:p>
          </table:table-cell>
          <table:table-cell office:value-type="float" office:value="73.042348778216" calcext:value-type="float">
            <text:p>73.0423487782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13.364527468269" calcext:value-type="float">
            <text:p>413.364527468269</text:p>
          </table:table-cell>
          <table:table-cell office:value-type="float" office:value="-316.485625710352" calcext:value-type="float">
            <text:p>-316.4856257103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.184104166641" calcext:value-type="float">
            <text:p>18.184104166641</text:p>
          </table:table-cell>
          <table:table-cell office:value-type="float" office:value="4.82529785692211" calcext:value-type="float">
            <text:p>4.82529785692211</text:p>
          </table:table-cell>
          <table:table-cell office:value-type="float" office:value="353.945143751268" calcext:value-type="float">
            <text:p>353.945143751268</text:p>
          </table:table-cell>
          <table:table-cell office:value-type="float" office:value="13.7082105958747" calcext:value-type="float">
            <text:p>13.708210595874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78.55813137086" calcext:value-type="float">
            <text:p>278.55813137086</text:p>
          </table:table-cell>
          <table:table-cell office:value-type="float" office:value="149.024033805596" calcext:value-type="float">
            <text:p>149.0240338055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362032874113" calcext:value-type="float">
            <text:p>2.7362032874113</text:p>
          </table:table-cell>
          <table:table-cell office:value-type="float" office:value="-5.63316510024434" calcext:value-type="float">
            <text:p>-5.63316510024434</text:p>
          </table:table-cell>
          <table:table-cell office:value-type="float" office:value="39.2193574766512" calcext:value-type="float">
            <text:p>39.2193574766512</text:p>
          </table:table-cell>
          <table:table-cell office:value-type="float" office:value="29.6356985881443" calcext:value-type="float">
            <text:p>29.63569858814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6.5408745274947" calcext:value-type="float">
            <text:p>46.5408745274947</text:p>
          </table:table-cell>
          <table:table-cell office:value-type="float" office:value="-19.3730496603978" calcext:value-type="float">
            <text:p>-19.37304966039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2.0356232837783" calcext:value-type="float">
            <text:p>-12.0356232837783</text:p>
          </table:table-cell>
          <table:table-cell office:value-type="float" office:value="7.80154011493273" calcext:value-type="float">
            <text:p>7.80154011493273</text:p>
          </table:table-cell>
          <table:table-cell office:value-type="float" office:value="205.72025599393" calcext:value-type="float">
            <text:p>205.72025599393</text:p>
          </table:table-cell>
          <table:table-cell office:value-type="float" office:value="-25.4402436285765" calcext:value-type="float">
            <text:p>-25.44024362857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45.259668899178" calcext:value-type="float">
            <text:p>245.259668899178</text:p>
          </table:table-cell>
          <table:table-cell office:value-type="float" office:value="-154.581557489044" calcext:value-type="float">
            <text:p>-154.581557489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9.4489939485563" calcext:value-type="float">
            <text:p>-19.4489939485563</text:p>
          </table:table-cell>
          <table:table-cell office:value-type="float" office:value="5.54734506096915" calcext:value-type="float">
            <text:p>5.54734506096915</text:p>
          </table:table-cell>
          <table:table-cell office:value-type="float" office:value="409.036402836439" calcext:value-type="float">
            <text:p>409.036402836439</text:p>
          </table:table-cell>
          <table:table-cell office:value-type="float" office:value="-26.0910291314638" calcext:value-type="float">
            <text:p>-26.0910291314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82.737688508726" calcext:value-type="float">
            <text:p>482.737688508726</text:p>
          </table:table-cell>
          <table:table-cell office:value-type="float" office:value="-195.719292640527" calcext:value-type="float">
            <text:p>-195.7192926405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3286285173423" calcext:value-type="float">
            <text:p>14.3286285173423</text:p>
          </table:table-cell>
          <table:table-cell office:value-type="float" office:value="11.5290093788694" calcext:value-type="float">
            <text:p>11.5290093788694</text:p>
          </table:table-cell>
          <table:table-cell office:value-type="float" office:value="338.227652446055" calcext:value-type="float">
            <text:p>338.227652446055</text:p>
          </table:table-cell>
          <table:table-cell office:value-type="float" office:value="-10.258399619266" calcext:value-type="float">
            <text:p>-10.2583996192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4.855119618947" calcext:value-type="float">
            <text:p>264.855119618947</text:p>
          </table:table-cell>
          <table:table-cell office:value-type="float" office:value="18.0976181557605" calcext:value-type="float">
            <text:p>18.0976181557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66844469450294" calcext:value-type="float">
            <text:p>9.66844469450294</text:p>
          </table:table-cell>
          <table:table-cell office:value-type="float" office:value="7.32535578217537" calcext:value-type="float">
            <text:p>7.32535578217537</text:p>
          </table:table-cell>
          <table:table-cell office:value-type="float" office:value="147.139660146112" calcext:value-type="float">
            <text:p>147.139660146112</text:p>
          </table:table-cell>
          <table:table-cell office:value-type="float" office:value="-2.30762265202316" calcext:value-type="float">
            <text:p>-2.307622652023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0.81516980375" calcext:value-type="float">
            <text:p>100.81516980375</text:p>
          </table:table-cell>
          <table:table-cell office:value-type="float" office:value="47.0058764794271" calcext:value-type="float">
            <text:p>47.00587647942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47808701768244" calcext:value-type="float">
            <text:p>-6.47808701768244</text:p>
          </table:table-cell>
          <table:table-cell office:value-type="float" office:value="-0.118782276140315" calcext:value-type="float">
            <text:p>-0.118782276140315</text:p>
          </table:table-cell>
          <table:table-cell office:value-type="float" office:value="41.9797206377909" calcext:value-type="float">
            <text:p>41.9797206377909</text:p>
          </table:table-cell>
          <table:table-cell office:value-type="float" office:value="3.8782598107385" calcext:value-type="float">
            <text:p>3.87825981073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5.1296332608013" calcext:value-type="float">
            <text:p>75.1296332608013</text:p>
          </table:table-cell>
          <table:table-cell office:value-type="float" office:value="-59.5544569405477" calcext:value-type="float">
            <text:p>-59.5544569405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2484256685225" calcext:value-type="float">
            <text:p>5.22484256685225</text:p>
          </table:table-cell>
          <table:table-cell office:value-type="float" office:value="1.52679733293446" calcext:value-type="float">
            <text:p>1.52679733293446</text:p>
          </table:table-cell>
          <table:table-cell office:value-type="float" office:value="29.6300899442469" calcext:value-type="float">
            <text:p>29.6300899442469</text:p>
          </table:table-cell>
          <table:table-cell office:value-type="float" office:value="10.6444505680489" calcext:value-type="float">
            <text:p>10.644450568048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.677125010969" calcext:value-type="float">
            <text:p>12.677125010969</text:p>
          </table:table-cell>
          <table:table-cell office:value-type="float" office:value="46.7460676716834" calcext:value-type="float">
            <text:p>46.74606767168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082643651836" calcext:value-type="float">
            <text:p>16.082643651836</text:p>
          </table:table-cell>
          <table:table-cell office:value-type="float" office:value="-17.0830361330329" calcext:value-type="float">
            <text:p>-17.0830361330329</text:p>
          </table:table-cell>
          <table:table-cell office:value-type="float" office:value="550.481550354448" calcext:value-type="float">
            <text:p>550.481550354448</text:p>
          </table:table-cell>
          <table:table-cell office:value-type="float" office:value="77.3317520509348" calcext:value-type="float">
            <text:p>77.331752050934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27.31704801317" calcext:value-type="float">
            <text:p>527.31704801317</text:p>
          </table:table-cell>
          <table:table-cell office:value-type="float" office:value="-182.252402922051" calcext:value-type="float">
            <text:p>-182.252402922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0155656216131" calcext:value-type="float">
            <text:p>5.40155656216131</text:p>
          </table:table-cell>
          <table:table-cell office:value-type="float" office:value="-13.6546400574627" calcext:value-type="float">
            <text:p>-13.6546400574627</text:p>
          </table:table-cell>
          <table:table-cell office:value-type="float" office:value="215.626008393092" calcext:value-type="float">
            <text:p>215.626008393092</text:p>
          </table:table-cell>
          <table:table-cell office:value-type="float" office:value="56.3654767345493" calcext:value-type="float">
            <text:p>56.365476734549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8.329062259372" calcext:value-type="float">
            <text:p>228.329062259372</text:p>
          </table:table-cell>
          <table:table-cell office:value-type="float" office:value="-166.144466154338" calcext:value-type="float">
            <text:p>-166.144466154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5.2152076576408" calcext:value-type="float">
            <text:p>-15.2152076576408</text:p>
          </table:table-cell>
          <table:table-cell office:value-type="float" office:value="13.0638647332151" calcext:value-type="float">
            <text:p>13.0638647332151</text:p>
          </table:table-cell>
          <table:table-cell office:value-type="float" office:value="402.167105832872" calcext:value-type="float">
            <text:p>402.167105832872</text:p>
          </table:table-cell>
          <table:table-cell office:value-type="float" office:value="-44.406801857286" calcext:value-type="float">
            <text:p>-44.40680185728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43.900206997005" calcext:value-type="float">
            <text:p>443.900206997005</text:p>
          </table:table-cell>
          <table:table-cell office:value-type="float" office:value="-282.473701220077" calcext:value-type="float">
            <text:p>-282.473701220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0679802493133" calcext:value-type="float">
            <text:p>-9.0679802493133</text:p>
          </table:table-cell>
          <table:table-cell office:value-type="float" office:value="4.86364707809202" calcext:value-type="float">
            <text:p>4.86364707809202</text:p>
          </table:table-cell>
          <table:table-cell office:value-type="float" office:value="105.883328702169" calcext:value-type="float">
            <text:p>105.883328702169</text:p>
          </table:table-cell>
          <table:table-cell office:value-type="float" office:value="-13.6589214835894" calcext:value-type="float">
            <text:p>-13.658921483589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9.427955543238" calcext:value-type="float">
            <text:p>139.427955543238</text:p>
          </table:table-cell>
          <table:table-cell office:value-type="float" office:value="-96.5395909878687" calcext:value-type="float">
            <text:p>-96.53959098786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7694222095346" calcext:value-type="float">
            <text:p>19.7694222095346</text:p>
          </table:table-cell>
          <table:table-cell office:value-type="float" office:value="-13.8084144091301" calcext:value-type="float">
            <text:p>-13.8084144091301</text:p>
          </table:table-cell>
          <table:table-cell office:value-type="float" office:value="581.502362993113" calcext:value-type="float">
            <text:p>581.502362993113</text:p>
          </table:table-cell>
          <table:table-cell office:value-type="float" office:value="71.194665436925" calcext:value-type="float">
            <text:p>71.1946654369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37.041502973235" calcext:value-type="float">
            <text:p>537.041502973235</text:p>
          </table:table-cell>
          <table:table-cell office:value-type="float" office:value="-41.3643374267207" calcext:value-type="float">
            <text:p>-41.3643374267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9915763222409" calcext:value-type="float">
            <text:p>6.89915763222409</text:p>
          </table:table-cell>
          <table:table-cell office:value-type="float" office:value="5.98648507772005" calcext:value-type="float">
            <text:p>5.98648507772005</text:p>
          </table:table-cell>
          <table:table-cell office:value-type="float" office:value="83.4363796200407" calcext:value-type="float">
            <text:p>83.4363796200407</text:p>
          </table:table-cell>
          <table:table-cell office:value-type="float" office:value="-1.06029760093607" calcext:value-type="float">
            <text:p>-1.060297600936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0.8667789357042" calcext:value-type="float">
            <text:p>50.8667789357042</text:p>
          </table:table-cell>
          <table:table-cell office:value-type="float" office:value="37.227385259692" calcext:value-type="float">
            <text:p>37.2273852596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3830270680439" calcext:value-type="float">
            <text:p>12.3830270680439</text:p>
          </table:table-cell>
          <table:table-cell office:value-type="float" office:value="-19.4280120652089" calcext:value-type="float">
            <text:p>-19.4280120652089</text:p>
          </table:table-cell>
          <table:table-cell office:value-type="float" office:value="530.787012173809" calcext:value-type="float">
            <text:p>530.787012173809</text:p>
          </table:table-cell>
          <table:table-cell office:value-type="float" office:value="80.6670632636705" calcext:value-type="float">
            <text:p>80.66706326367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27.110928032051" calcext:value-type="float">
            <text:p>527.110928032051</text:p>
          </table:table-cell>
          <table:table-cell office:value-type="float" office:value="-305.856433323925" calcext:value-type="float">
            <text:p>-305.8564333239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2.4792698628104" calcext:value-type="float">
            <text:p>-12.4792698628104</text:p>
          </table:table-cell>
          <table:table-cell office:value-type="float" office:value="9.15532333994646" calcext:value-type="float">
            <text:p>9.15532333994646</text:p>
          </table:table-cell>
          <table:table-cell office:value-type="float" office:value="239.552121767817" calcext:value-type="float">
            <text:p>239.552121767817</text:p>
          </table:table-cell>
          <table:table-cell office:value-type="float" office:value="-29.9452398826498" calcext:value-type="float">
            <text:p>-29.94523988264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78.158554539166" calcext:value-type="float">
            <text:p>278.158554539166</text:p>
          </table:table-cell>
          <table:table-cell office:value-type="float" office:value="-178.822727544369" calcext:value-type="float">
            <text:p>-178.822727544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02617486434598" calcext:value-type="float">
            <text:p>-6.02617486434598</text:p>
          </table:table-cell>
          <table:table-cell office:value-type="float" office:value="2.96139209005817" calcext:value-type="float">
            <text:p>2.96139209005817</text:p>
          </table:table-cell>
          <table:table-cell office:value-type="float" office:value="45.0846266067344" calcext:value-type="float">
            <text:p>45.0846266067344</text:p>
          </table:table-cell>
          <table:table-cell office:value-type="float" office:value="-4.91035113452049" calcext:value-type="float">
            <text:p>-4.910351134520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0.2665418840019" calcext:value-type="float">
            <text:p>70.2665418840019</text:p>
          </table:table-cell>
          <table:table-cell office:value-type="float" office:value="-58.0826327100566" calcext:value-type="float">
            <text:p>-58.0826327100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0318814002568" calcext:value-type="float">
            <text:p>-2.0318814002568</text:p>
          </table:table-cell>
          <table:table-cell office:value-type="float" office:value="11.0064161555497" calcext:value-type="float">
            <text:p>11.0064161555497</text:p>
          </table:table-cell>
          <table:table-cell office:value-type="float" office:value="125.269738613856" calcext:value-type="float">
            <text:p>125.269738613856</text:p>
          </table:table-cell>
          <table:table-cell office:value-type="float" office:value="-25.051129866906" calcext:value-type="float">
            <text:p>-25.0511298669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8.384431903783" calcext:value-type="float">
            <text:p>118.384431903783</text:p>
          </table:table-cell>
          <table:table-cell office:value-type="float" office:value="-118.415296880358" calcext:value-type="float">
            <text:p>-118.415296880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6.9130137888049" calcext:value-type="float">
            <text:p>-16.9130137888049</text:p>
          </table:table-cell>
          <table:table-cell office:value-type="float" office:value="14.1852221635749" calcext:value-type="float">
            <text:p>14.1852221635749</text:p>
          </table:table-cell>
          <table:table-cell office:value-type="float" office:value="487.270563250282" calcext:value-type="float">
            <text:p>487.270563250282</text:p>
          </table:table-cell>
          <table:table-cell office:value-type="float" office:value="-49.4686802795295" calcext:value-type="float">
            <text:p>-49.46868027952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33.552174078351" calcext:value-type="float">
            <text:p>533.552174078351</text:p>
          </table:table-cell>
          <table:table-cell office:value-type="float" office:value="-326.06720760207" calcext:value-type="float">
            <text:p>-326.06720760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33965492070283" calcext:value-type="float">
            <text:p>-6.33965492070283</text:p>
          </table:table-cell>
          <table:table-cell office:value-type="float" office:value="6.30409045486406" calcext:value-type="float">
            <text:p>6.30409045486406</text:p>
          </table:table-cell>
          <table:table-cell office:value-type="float" office:value="79.9327809766998" calcext:value-type="float">
            <text:p>79.9327809766998</text:p>
          </table:table-cell>
          <table:table-cell office:value-type="float" office:value="-15.251926285295" calcext:value-type="float">
            <text:p>-15.2519262852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9.6832197497829" calcext:value-type="float">
            <text:p>99.6832197497829</text:p>
          </table:table-cell>
          <table:table-cell office:value-type="float" office:value="-85.1902698397055" calcext:value-type="float">
            <text:p>-85.1902698397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2.4913114581797" calcext:value-type="float">
            <text:p>-12.4913114581797</text:p>
          </table:table-cell>
          <table:table-cell office:value-type="float" office:value="1.71036951783012" calcext:value-type="float">
            <text:p>1.71036951783012</text:p>
          </table:table-cell>
          <table:table-cell office:value-type="float" office:value="158.958225832775" calcext:value-type="float">
            <text:p>158.958225832775</text:p>
          </table:table-cell>
          <table:table-cell office:value-type="float" office:value="-7.62242001167008" calcext:value-type="float">
            <text:p>-7.622420011670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2.502732629833" calcext:value-type="float">
            <text:p>212.502732629833</text:p>
          </table:table-cell>
          <table:table-cell office:value-type="float" office:value="-112.92642797548" calcext:value-type="float">
            <text:p>-112.926427975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1.8119232228973" calcext:value-type="float">
            <text:p>-11.8119232228973</text:p>
          </table:table-cell>
          <table:table-cell office:value-type="float" office:value="-1.81549604944952" calcext:value-type="float">
            <text:p>-1.81549604944952</text:p>
          </table:table-cell>
          <table:table-cell office:value-type="float" office:value="142.817556129187" calcext:value-type="float">
            <text:p>142.817556129187</text:p>
          </table:table-cell>
          <table:table-cell office:value-type="float" office:value="3.63456492545127" calcext:value-type="float">
            <text:p>3.634564925451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0.696241119675" calcext:value-type="float">
            <text:p>200.696241119675</text:p>
          </table:table-cell>
          <table:table-cell office:value-type="float" office:value="-114.234327010542" calcext:value-type="float">
            <text:p>-114.234327010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.6798242946401" calcext:value-type="float">
            <text:p>-10.6798242946401</text:p>
          </table:table-cell>
          <table:table-cell office:value-type="float" office:value="-16.7579668044168" calcext:value-type="float">
            <text:p>-16.7579668044168</text:p>
          </table:table-cell>
          <table:table-cell office:value-type="float" office:value="394.888098382321" calcext:value-type="float">
            <text:p>394.888098382321</text:p>
          </table:table-cell>
          <table:table-cell office:value-type="float" office:value="49.5940761186102" calcext:value-type="float">
            <text:p>49.59407611861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8.123329169715" calcext:value-type="float">
            <text:p>478.123329169715</text:p>
          </table:table-cell>
          <table:table-cell office:value-type="float" office:value="-411.46380367853" calcext:value-type="float">
            <text:p>-411.463803678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4458532764704" calcext:value-type="float">
            <text:p>4.94458532764704</text:p>
          </table:table-cell>
          <table:table-cell office:value-type="float" office:value="2.49192589095804" calcext:value-type="float">
            <text:p>2.49192589095804</text:p>
          </table:table-cell>
          <table:table-cell office:value-type="float" office:value="30.6586187084094" calcext:value-type="float">
            <text:p>30.6586187084094</text:p>
          </table:table-cell>
          <table:table-cell office:value-type="float" office:value="7.46880765477292" calcext:value-type="float">
            <text:p>7.468807654772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.8964256159052" calcext:value-type="float">
            <text:p>12.8964256159052</text:p>
          </table:table-cell>
          <table:table-cell office:value-type="float" office:value="42.2754250847124" calcext:value-type="float">
            <text:p>42.27542508471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1977390491833" calcext:value-type="float">
            <text:p>14.1977390491833</text:p>
          </table:table-cell>
          <table:table-cell office:value-type="float" office:value="-16.0585125206954" calcext:value-type="float">
            <text:p>-16.0585125206954</text:p>
          </table:table-cell>
          <table:table-cell office:value-type="float" office:value="459.451618486035" calcext:value-type="float">
            <text:p>459.451618486035</text:p>
          </table:table-cell>
          <table:table-cell office:value-type="float" office:value="72.3732766112696" calcext:value-type="float">
            <text:p>72.37327661126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41.777687330693" calcext:value-type="float">
            <text:p>441.777687330693</text:p>
          </table:table-cell>
          <table:table-cell office:value-type="float" office:value="-163.213197976074" calcext:value-type="float">
            <text:p>-163.213197976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9.8434487438803" calcext:value-type="float">
            <text:p>-19.8434487438803</text:p>
          </table:table-cell>
          <table:table-cell office:value-type="float" office:value="-11.9103692961562" calcext:value-type="float">
            <text:p>-11.9103692961562</text:p>
          </table:table-cell>
          <table:table-cell office:value-type="float" office:value="535.619354821827" calcext:value-type="float">
            <text:p>535.619354821827</text:p>
          </table:table-cell>
          <table:table-cell office:value-type="float" office:value="25.8876591445884" calcext:value-type="float">
            <text:p>25.88765914458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45.81388838966" calcext:value-type="float">
            <text:p>645.81388838966</text:p>
          </table:table-cell>
          <table:table-cell office:value-type="float" office:value="-345.268674058057" calcext:value-type="float">
            <text:p>-345.2686740580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0019152099698" calcext:value-type="float">
            <text:p>5.30019152099698</text:p>
          </table:table-cell>
          <table:table-cell office:value-type="float" office:value="-7.56932621504" calcext:value-type="float">
            <text:p>-7.56932621504</text:p>
          </table:table-cell>
          <table:table-cell office:value-type="float" office:value="85.38672950894" calcext:value-type="float">
            <text:p>85.38672950894</text:p>
          </table:table-cell>
          <table:table-cell office:value-type="float" office:value="38.008170166117" calcext:value-type="float">
            <text:p>38.0081701661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6.3246158550321" calcext:value-type="float">
            <text:p>86.3246158550321</text:p>
          </table:table-cell>
          <table:table-cell office:value-type="float" office:value="-25.731628090799" calcext:value-type="float">
            <text:p>-25.7316280907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005080794614" calcext:value-type="float">
            <text:p>-2.4005080794614</text:p>
          </table:table-cell>
          <table:table-cell office:value-type="float" office:value="-5.40680229940885" calcext:value-type="float">
            <text:p>-5.40680229940885</text:p>
          </table:table-cell>
          <table:table-cell office:value-type="float" office:value="34.9959501444522" calcext:value-type="float">
            <text:p>34.9959501444522</text:p>
          </table:table-cell>
          <table:table-cell office:value-type="float" office:value="23.8198988187651" calcext:value-type="float">
            <text:p>23.819898818765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2.4115870611155" calcext:value-type="float">
            <text:p>62.4115870611155</text:p>
          </table:table-cell>
          <table:table-cell office:value-type="float" office:value="-62.6516884188631" calcext:value-type="float">
            <text:p>-62.65168841886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.1394890402909" calcext:value-type="float">
            <text:p>18.1394890402909</text:p>
          </table:table-cell>
          <table:table-cell office:value-type="float" office:value="-2.90036613821728" calcext:value-type="float">
            <text:p>-2.90036613821728</text:p>
          </table:table-cell>
          <table:table-cell office:value-type="float" office:value="337.45318637855" calcext:value-type="float">
            <text:p>337.45318637855</text:p>
          </table:table-cell>
          <table:table-cell office:value-type="float" office:value="36.8405874549427" calcext:value-type="float">
            <text:p>36.84058745494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7.695962493821" calcext:value-type="float">
            <text:p>277.695962493821</text:p>
          </table:table-cell>
          <table:table-cell office:value-type="float" office:value="148.042545350466" calcext:value-type="float">
            <text:p>148.0425453504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7578959792844" calcext:value-type="float">
            <text:p>19.7578959792844</text:p>
          </table:table-cell>
          <table:table-cell office:value-type="float" office:value="-8.8936658846787" calcext:value-type="float">
            <text:p>-8.8936658846787</text:p>
          </table:table-cell>
          <table:table-cell office:value-type="float" office:value="469.471746396521" calcext:value-type="float">
            <text:p>469.471746396521</text:p>
          </table:table-cell>
          <table:table-cell office:value-type="float" office:value="56.4388936333205" calcext:value-type="float">
            <text:p>56.43889363332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15.22749424874" calcext:value-type="float">
            <text:p>415.22749424874</text:p>
          </table:table-cell>
          <table:table-cell office:value-type="float" office:value="79.9364391759045" calcext:value-type="float">
            <text:p>79.9364391759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.4469438200008" calcext:value-type="float">
            <text:p>-10.4469438200008</text:p>
          </table:table-cell>
          <table:table-cell office:value-type="float" office:value="-10.0591315372237" calcext:value-type="float">
            <text:p>-10.0591315372237</text:p>
          </table:table-cell>
          <table:table-cell office:value-type="float" office:value="210.324762461422" calcext:value-type="float">
            <text:p>210.324762461422</text:p>
          </table:table-cell>
          <table:table-cell office:value-type="float" office:value="29.7304507916703" calcext:value-type="float">
            <text:p>29.73045079167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9.230800815873" calcext:value-type="float">
            <text:p>279.230800815873</text:p>
          </table:table-cell>
          <table:table-cell office:value-type="float" office:value="-216.326884737624" calcext:value-type="float">
            <text:p>-216.3268847376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6.6122302302811" calcext:value-type="float">
            <text:p>-16.6122302302811</text:p>
          </table:table-cell>
          <table:table-cell office:value-type="float" office:value="9.24068023126102" calcext:value-type="float">
            <text:p>9.24068023126102</text:p>
          </table:table-cell>
          <table:table-cell office:value-type="float" office:value="361.356364360283" calcext:value-type="float">
            <text:p>361.356364360283</text:p>
          </table:table-cell>
          <table:table-cell office:value-type="float" office:value="-34.3342709240641" calcext:value-type="float">
            <text:p>-34.33427092406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16.323924818885" calcext:value-type="float">
            <text:p>416.323924818885</text:p>
          </table:table-cell>
          <table:table-cell office:value-type="float" office:value="-217.418882746426" calcext:value-type="float">
            <text:p>-217.4188827464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953644959589" calcext:value-type="float">
            <text:p>-1.4953644959589</text:p>
          </table:table-cell>
          <table:table-cell office:value-type="float" office:value="16.0440027798386" calcext:value-type="float">
            <text:p>16.0440027798386</text:p>
          </table:table-cell>
          <table:table-cell office:value-type="float" office:value="259.646140175243" calcext:value-type="float">
            <text:p>259.646140175243</text:p>
          </table:table-cell>
          <table:table-cell office:value-type="float" office:value="-39.6273728354747" calcext:value-type="float">
            <text:p>-39.62737283547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0.539592599401" calcext:value-type="float">
            <text:p>240.539592599401</text:p>
          </table:table-cell>
          <table:table-cell office:value-type="float" office:value="-239.780300103422" calcext:value-type="float">
            <text:p>-239.7803001034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01944729066123" calcext:value-type="float">
            <text:p>-0.601944729066123</text:p>
          </table:table-cell>
          <table:table-cell office:value-type="float" office:value="-3.44911527167921" calcext:value-type="float">
            <text:p>-3.44911527167921</text:p>
          </table:table-cell>
          <table:table-cell office:value-type="float" office:value="12.2587336141813" calcext:value-type="float">
            <text:p>12.2587336141813</text:p>
          </table:table-cell>
          <table:table-cell office:value-type="float" office:value="19.7454010859715" calcext:value-type="float">
            <text:p>19.74540108597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8.5647430738042" calcext:value-type="float">
            <text:p>28.5647430738042</text:p>
          </table:table-cell>
          <table:table-cell office:value-type="float" office:value="-25.2121292622843" calcext:value-type="float">
            <text:p>-25.2121292622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3.7818932912073" calcext:value-type="float">
            <text:p>-13.7818932912073</text:p>
          </table:table-cell>
          <table:table-cell office:value-type="float" office:value="-1.18999137432253" calcext:value-type="float">
            <text:p>-1.18999137432253</text:p>
          </table:table-cell>
          <table:table-cell office:value-type="float" office:value="191.356662161187" calcext:value-type="float">
            <text:p>191.356662161187</text:p>
          </table:table-cell>
          <table:table-cell office:value-type="float" office:value="-0.211919168239717" calcext:value-type="float">
            <text:p>-0.2119191682397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5.864218074661" calcext:value-type="float">
            <text:p>255.864218074661</text:p>
          </table:table-cell>
          <table:table-cell office:value-type="float" office:value="-128.833101840473" calcext:value-type="float">
            <text:p>-128.8331018404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2.1660599866212" calcext:value-type="float">
            <text:p>-12.1660599866212</text:p>
          </table:table-cell>
          <table:table-cell office:value-type="float" office:value="7.78702784729248" calcext:value-type="float">
            <text:p>7.78702784729248</text:p>
          </table:table-cell>
          <table:table-cell office:value-type="float" office:value="208.650818292574" calcext:value-type="float">
            <text:p>208.650818292574</text:p>
          </table:table-cell>
          <table:table-cell office:value-type="float" office:value="-25.5271435284986" calcext:value-type="float">
            <text:p>-25.52714352849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48.741002544474" calcext:value-type="float">
            <text:p>248.741002544474</text:p>
          </table:table-cell>
          <table:table-cell office:value-type="float" office:value="-155.558286879514" calcext:value-type="float">
            <text:p>-155.5582868795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31759613175831" calcext:value-type="float">
            <text:p>-4.31759613175831</text:p>
          </table:table-cell>
          <table:table-cell office:value-type="float" office:value="-2.63422847492663" calcext:value-type="float">
            <text:p>-2.63422847492663</text:p>
          </table:table-cell>
          <table:table-cell office:value-type="float" office:value="25.5807960150886" calcext:value-type="float">
            <text:p>25.5807960150886</text:p>
          </table:table-cell>
          <table:table-cell office:value-type="float" office:value="13.5850892930216" calcext:value-type="float">
            <text:p>13.58508929302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5.1196374919751" calcext:value-type="float">
            <text:p>55.1196374919751</text:p>
          </table:table-cell>
          <table:table-cell office:value-type="float" office:value="-52.0659817937923" calcext:value-type="float">
            <text:p>-52.06598179379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8237767895946" calcext:value-type="float">
            <text:p>2.38237767895946</text:p>
          </table:table-cell>
          <table:table-cell office:value-type="float" office:value="-0.859016612402179" calcext:value-type="float">
            <text:p>-0.859016612402179</text:p>
          </table:table-cell>
          <table:table-cell office:value-type="float" office:value="6.4136329455872" calcext:value-type="float">
            <text:p>6.4136329455872</text:p>
          </table:table-cell>
          <table:table-cell office:value-type="float" office:value="14.959427516166" calcext:value-type="float">
            <text:p>14.95942751616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.6021554545537" calcext:value-type="float">
            <text:p>5.6021554545537</text:p>
          </table:table-cell>
          <table:table-cell office:value-type="float" office:value="17.9854563454479" calcext:value-type="float">
            <text:p>17.9854563454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7.65292349382777" calcext:value-type="float">
            <text:p>-7.65292349382777</text:p>
          </table:table-cell>
          <table:table-cell office:value-type="float" office:value="13.556909306219" calcext:value-type="float">
            <text:p>13.556909306219</text:p>
          </table:table-cell>
          <table:table-cell office:value-type="float" office:value="242.357027939429" calcext:value-type="float">
            <text:p>242.357027939429</text:p>
          </table:table-cell>
          <table:table-cell office:value-type="float" office:value="-38.3236514124848" calcext:value-type="float">
            <text:p>-38.323651412484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2.854903302302" calcext:value-type="float">
            <text:p>252.854903302302</text:p>
          </table:table-cell>
          <table:table-cell office:value-type="float" office:value="-226.55228276906" calcext:value-type="float">
            <text:p>-226.552282769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.4483204094009" calcext:value-type="float">
            <text:p>-10.4483204094009</text:p>
          </table:table-cell>
          <table:table-cell office:value-type="float" office:value="19.5144140812984" calcext:value-type="float">
            <text:p>19.5144140812984</text:p>
          </table:table-cell>
          <table:table-cell office:value-type="float" office:value="489.979756313879" calcext:value-type="float">
            <text:p>489.979756313879</text:p>
          </table:table-cell>
          <table:table-cell office:value-type="float" office:value="-58.9915626532959" calcext:value-type="float">
            <text:p>-58.991562653295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99.744209788885" calcext:value-type="float">
            <text:p>499.744209788885</text:p>
          </table:table-cell>
          <table:table-cell office:value-type="float" office:value="-436.818412458387" calcext:value-type="float">
            <text:p>-436.818412458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4.834537320684" calcext:value-type="float">
            <text:p>-14.834537320684</text:p>
          </table:table-cell>
          <table:table-cell office:value-type="float" office:value="19.3820058256847" calcext:value-type="float">
            <text:p>19.3820058256847</text:p>
          </table:table-cell>
          <table:table-cell office:value-type="float" office:value="595.725647345645" calcext:value-type="float">
            <text:p>595.725647345645</text:p>
          </table:table-cell>
          <table:table-cell office:value-type="float" office:value="-62.9805547977383" calcext:value-type="float">
            <text:p>-62.98055479773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3.299784977011" calcext:value-type="float">
            <text:p>623.299784977011</text:p>
          </table:table-cell>
          <table:table-cell office:value-type="float" office:value="-471.408974061664" calcext:value-type="float">
            <text:p>-471.408974061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01351332795682" calcext:value-type="float">
            <text:p>9.01351332795682</text:p>
          </table:table-cell>
          <table:table-cell office:value-type="float" office:value="-16.9888091376659" calcext:value-type="float">
            <text:p>-16.9888091376659</text:p>
          </table:table-cell>
          <table:table-cell office:value-type="float" office:value="369.863058429296" calcext:value-type="float">
            <text:p>369.863058429296</text:p>
          </table:table-cell>
          <table:table-cell office:value-type="float" office:value="69.9799407409546" calcext:value-type="float">
            <text:p>69.979940740954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74.786623392801" calcext:value-type="float">
            <text:p>374.786623392801</text:p>
          </table:table-cell>
          <table:table-cell office:value-type="float" office:value="-242.475634239762" calcext:value-type="float">
            <text:p>-242.4756342397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5467756812925" calcext:value-type="float">
            <text:p>11.5467756812925</text:p>
          </table:table-cell>
          <table:table-cell office:value-type="float" office:value="16.1191420347961" calcext:value-type="float">
            <text:p>16.1191420347961</text:p>
          </table:table-cell>
          <table:table-cell office:value-type="float" office:value="393.154768572019" calcext:value-type="float">
            <text:p>393.154768572019</text:p>
          </table:table-cell>
          <table:table-cell office:value-type="float" office:value="-26.8106504230958" calcext:value-type="float">
            <text:p>-26.81065042309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21.729381777257" calcext:value-type="float">
            <text:p>321.729381777257</text:p>
          </table:table-cell>
          <table:table-cell office:value-type="float" office:value="-124.667474736706" calcext:value-type="float">
            <text:p>-124.667474736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61001882174323" calcext:value-type="float">
            <text:p>-5.61001882174323</text:p>
          </table:table-cell>
          <table:table-cell office:value-type="float" office:value="2.29263060831436" calcext:value-type="float">
            <text:p>2.29263060831436</text:p>
          </table:table-cell>
          <table:table-cell office:value-type="float" office:value="36.7284662864931" calcext:value-type="float">
            <text:p>36.7284662864931</text:p>
          </table:table-cell>
          <table:table-cell office:value-type="float" office:value="-2.4879106466863" calcext:value-type="float">
            <text:p>-2.487910646686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1.5832803568373" calcext:value-type="float">
            <text:p>61.5832803568373</text:p>
          </table:table-cell>
          <table:table-cell office:value-type="float" office:value="-52.1610632852402" calcext:value-type="float">
            <text:p>-52.16106328524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42608133557155" calcext:value-type="float">
            <text:p>-9.42608133557155</text:p>
          </table:table-cell>
          <table:table-cell office:value-type="float" office:value="-13.5197934774554" calcext:value-type="float">
            <text:p>-13.5197934774554</text:p>
          </table:table-cell>
          <table:table-cell office:value-type="float" office:value="271.635825017856" calcext:value-type="float">
            <text:p>271.635825017856</text:p>
          </table:table-cell>
          <table:table-cell office:value-type="float" office:value="41.1332990967946" calcext:value-type="float">
            <text:p>41.133299096794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43.379737315053" calcext:value-type="float">
            <text:p>343.379737315053</text:p>
          </table:table-cell>
          <table:table-cell office:value-type="float" office:value="-295.6591346481" calcext:value-type="float">
            <text:p>-295.65913464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9.2287630066265" calcext:value-type="float">
            <text:p>-19.2287630066265</text:p>
          </table:table-cell>
          <table:table-cell office:value-type="float" office:value="10.3514253681755" calcext:value-type="float">
            <text:p>10.3514253681755</text:p>
          </table:table-cell>
          <table:table-cell office:value-type="float" office:value="476.897333917914" calcext:value-type="float">
            <text:p>476.897333917914</text:p>
          </table:table-cell>
          <table:table-cell office:value-type="float" office:value="-40.2830391111529" calcext:value-type="float">
            <text:p>-40.28303911115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40.109535208069" calcext:value-type="float">
            <text:p>540.109535208069</text:p>
          </table:table-cell>
          <table:table-cell office:value-type="float" office:value="-260.508023476194" calcext:value-type="float">
            <text:p>-260.508023476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0553199546242" calcext:value-type="float">
            <text:p>19.0553199546242</text:p>
          </table:table-cell>
          <table:table-cell office:value-type="float" office:value="-9.06970525256747" calcext:value-type="float">
            <text:p>-9.06970525256747</text:p>
          </table:table-cell>
          <table:table-cell office:value-type="float" office:value="445.364771941548" calcext:value-type="float">
            <text:p>445.364771941548</text:p>
          </table:table-cell>
          <table:table-cell office:value-type="float" office:value="56.2644357123266" calcext:value-type="float">
            <text:p>56.264435712326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4.282902628187" calcext:value-type="float">
            <text:p>394.282902628187</text:p>
          </table:table-cell>
          <table:table-cell office:value-type="float" office:value="70.0989157180327" calcext:value-type="float">
            <text:p>70.09891571803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79729418029391" calcext:value-type="float">
            <text:p>-6.79729418029391</text:p>
          </table:table-cell>
          <table:table-cell office:value-type="float" office:value="1.15569987403692" calcext:value-type="float">
            <text:p>1.15569987403692</text:p>
          </table:table-cell>
          <table:table-cell office:value-type="float" office:value="47.5388503723064" calcext:value-type="float">
            <text:p>47.5388503723064</text:p>
          </table:table-cell>
          <table:table-cell office:value-type="float" office:value="-0.264393802404665" calcext:value-type="float">
            <text:p>-0.2643938024046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9.4166273454082" calcext:value-type="float">
            <text:p>79.4166273454082</text:p>
          </table:table-cell>
          <table:table-cell office:value-type="float" office:value="-61.1998900734203" calcext:value-type="float">
            <text:p>-61.1998900734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3802442995227" calcext:value-type="float">
            <text:p>8.23802442995227</text:p>
          </table:table-cell>
          <table:table-cell office:value-type="float" office:value="0.0447811102941529" calcext:value-type="float">
            <text:p>0.044781110294153</text:p>
          </table:table-cell>
          <table:table-cell office:value-type="float" office:value="67.8670518563296" calcext:value-type="float">
            <text:p>67.8670518563296</text:p>
          </table:table-cell>
          <table:table-cell office:value-type="float" office:value="18.1036810990698" calcext:value-type="float">
            <text:p>18.103681099069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1.8253919159322" calcext:value-type="float">
            <text:p>41.8253919159322</text:p>
          </table:table-cell>
          <table:table-cell office:value-type="float" office:value="73.2297767423196" calcext:value-type="float">
            <text:p>73.22977674231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9374317891903" calcext:value-type="float">
            <text:p>19.9374317891903</text:p>
          </table:table-cell>
          <table:table-cell office:value-type="float" office:value="2.13900910667391" calcext:value-type="float">
            <text:p>2.13900910667391</text:p>
          </table:table-cell>
          <table:table-cell office:value-type="float" office:value="402.076546307051" calcext:value-type="float">
            <text:p>402.076546307051</text:p>
          </table:table-cell>
          <table:table-cell office:value-type="float" office:value="23.5204044691686" calcext:value-type="float">
            <text:p>23.52040446916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25.048800936942" calcext:value-type="float">
            <text:p>325.048800936942</text:p>
          </table:table-cell>
          <table:table-cell office:value-type="float" office:value="178.139544357627" calcext:value-type="float">
            <text:p>178.1395443576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5321096175548" calcext:value-type="float">
            <text:p>12.5321096175548</text:p>
          </table:table-cell>
          <table:table-cell office:value-type="float" office:value="11.5532596893839" calcext:value-type="float">
            <text:p>11.5532596893839</text:p>
          </table:table-cell>
          <table:table-cell office:value-type="float" office:value="290.531580916752" calcext:value-type="float">
            <text:p>290.531580916752</text:p>
          </table:table-cell>
          <table:table-cell office:value-type="float" office:value="-12.1276694505969" calcext:value-type="float">
            <text:p>-12.127669450596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4.296623067765" calcext:value-type="float">
            <text:p>224.296623067765</text:p>
          </table:table-cell>
          <table:table-cell office:value-type="float" office:value="1.4176964864176" calcext:value-type="float">
            <text:p>1.4176964864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25015287338655" calcext:value-type="float">
            <text:p>9.25015287338655</text:p>
          </table:table-cell>
          <table:table-cell office:value-type="float" office:value="-14.9687553263262" calcext:value-type="float">
            <text:p>-14.9687553263262</text:p>
          </table:table-cell>
          <table:table-cell office:value-type="float" office:value="309.628964200442" calcext:value-type="float">
            <text:p>309.628964200442</text:p>
          </table:table-cell>
          <table:table-cell office:value-type="float" office:value="64.1564188523653" calcext:value-type="float">
            <text:p>64.156418852365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09.565863359548" calcext:value-type="float">
            <text:p>309.565863359548</text:p>
          </table:table-cell>
          <table:table-cell office:value-type="float" office:value="-171.749770811594" calcext:value-type="float">
            <text:p>-171.7497708115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401580343208" calcext:value-type="float">
            <text:p>11.401580343208</text:p>
          </table:table-cell>
          <table:table-cell office:value-type="float" office:value="5.89499370894307" calcext:value-type="float">
            <text:p>5.89499370894307</text:p>
          </table:table-cell>
          <table:table-cell office:value-type="float" office:value="164.746985151105" calcext:value-type="float">
            <text:p>164.746985151105</text:p>
          </table:table-cell>
          <table:table-cell office:value-type="float" office:value="3.7165992163788" calcext:value-type="float">
            <text:p>3.71659921637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4.350676360387" calcext:value-type="float">
            <text:p>114.350676360387</text:p>
          </table:table-cell>
          <table:table-cell office:value-type="float" office:value="78.6532596782798" calcext:value-type="float">
            <text:p>78.6532596782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9345343637274" calcext:value-type="float">
            <text:p>16.9345343637274</text:p>
          </table:table-cell>
          <table:table-cell office:value-type="float" office:value="3.31844951211942" calcext:value-type="float">
            <text:p>3.31844951211942</text:p>
          </table:table-cell>
          <table:table-cell office:value-type="float" office:value="297.79056128075" calcext:value-type="float">
            <text:p>297.79056128075</text:p>
          </table:table-cell>
          <table:table-cell office:value-type="float" office:value="16.9791858273691" calcext:value-type="float">
            <text:p>16.97918582736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0.415524801602" calcext:value-type="float">
            <text:p>230.415524801602</text:p>
          </table:table-cell>
          <table:table-cell office:value-type="float" office:value="147.0356011333" calcext:value-type="float">
            <text:p>147.0356011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4.65699505312" calcext:value-type="float">
            <text:p>-14.65699505312</text:p>
          </table:table-cell>
          <table:table-cell office:value-type="float" office:value="-8.69084323338788" calcext:value-type="float">
            <text:p>-8.69084323338788</text:p>
          </table:table-cell>
          <table:table-cell office:value-type="float" office:value="290.358260094507" calcext:value-type="float">
            <text:p>290.358260094507</text:p>
          </table:table-cell>
          <table:table-cell office:value-type="float" office:value="21.4155346470437" calcext:value-type="float">
            <text:p>21.415534647043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73.367926773763" calcext:value-type="float">
            <text:p>373.367926773763</text:p>
          </table:table-cell>
          <table:table-cell office:value-type="float" office:value="-225.825398052179" calcext:value-type="float">
            <text:p>-225.825398052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2.1247432730285" calcext:value-type="float">
            <text:p>-12.1247432730285</text:p>
          </table:table-cell>
          <table:table-cell office:value-type="float" office:value="1.73636628755134" calcext:value-type="float">
            <text:p>1.73636628755134</text:p>
          </table:table-cell>
          <table:table-cell office:value-type="float" office:value="150.024367321394" calcext:value-type="float">
            <text:p>150.024367321394</text:p>
          </table:table-cell>
          <table:table-cell office:value-type="float" office:value="-7.3338421356825" calcext:value-type="float">
            <text:p>-7.33384213568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.050607838406" calcext:value-type="float">
            <text:p>202.050607838406</text:p>
          </table:table-cell>
          <table:table-cell office:value-type="float" office:value="-109.664924766699" calcext:value-type="float">
            <text:p>-109.664924766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8405490644752" calcext:value-type="float">
            <text:p>-1.68405490644752</text:p>
          </table:table-cell>
          <table:table-cell office:value-type="float" office:value="19.1063460568338" calcext:value-type="float">
            <text:p>19.1063460568338</text:p>
          </table:table-cell>
          <table:table-cell office:value-type="float" office:value="367.88850057142" calcext:value-type="float">
            <text:p>367.88850057142</text:p>
          </table:table-cell>
          <table:table-cell office:value-type="float" office:value="-49.0030930769491" calcext:value-type="float">
            <text:p>-49.003093076949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43.412028083543" calcext:value-type="float">
            <text:p>343.412028083543</text:p>
          </table:table-cell>
          <table:table-cell office:value-type="float" office:value="-342.99626168785" calcext:value-type="float">
            <text:p>-342.99626168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22052961990161" calcext:value-type="float">
            <text:p>-6.22052961990161</text:p>
          </table:table-cell>
          <table:table-cell office:value-type="float" office:value="10.6921857295275" calcext:value-type="float">
            <text:p>10.6921857295275</text:p>
          </table:table-cell>
          <table:table-cell office:value-type="float" office:value="153.017824426785" calcext:value-type="float">
            <text:p>153.017824426785</text:p>
          </table:table-cell>
          <table:table-cell office:value-type="float" office:value="-28.2970868084842" calcext:value-type="float">
            <text:p>-28.29708680848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3.515571447337" calcext:value-type="float">
            <text:p>163.515571447337</text:p>
          </table:table-cell>
          <table:table-cell office:value-type="float" office:value="-149.923230794771" calcext:value-type="float">
            <text:p>-149.9232307947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4808566399433" calcext:value-type="float">
            <text:p>11.4808566399433</text:p>
          </table:table-cell>
          <table:table-cell office:value-type="float" office:value="5.28653530175774" calcext:value-type="float">
            <text:p>5.28653530175774</text:p>
          </table:table-cell>
          <table:table-cell office:value-type="float" office:value="159.757524683662" calcext:value-type="float">
            <text:p>159.757524683662</text:p>
          </table:table-cell>
          <table:table-cell office:value-type="float" office:value="5.62125073467012" calcext:value-type="float">
            <text:p>5.621250734670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0.261027520373" calcext:value-type="float">
            <text:p>110.261027520373</text:p>
          </table:table-cell>
          <table:table-cell office:value-type="float" office:value="84.9533248662748" calcext:value-type="float">
            <text:p>84.9533248662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4.4681660172378" calcext:value-type="float">
            <text:p>-14.4681660172378</text:p>
          </table:table-cell>
          <table:table-cell office:value-type="float" office:value="-8.07183785792418" calcext:value-type="float">
            <text:p>-8.07183785792418</text:p>
          </table:table-cell>
          <table:table-cell office:value-type="float" office:value="274.482394306972" calcext:value-type="float">
            <text:p>274.482394306972</text:p>
          </table:table-cell>
          <table:table-cell office:value-type="float" office:value="19.7473475565348" calcext:value-type="float">
            <text:p>19.74734755653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55.498734091772" calcext:value-type="float">
            <text:p>355.498734091772</text:p>
          </table:table-cell>
          <table:table-cell office:value-type="float" office:value="-212.511736275606" calcext:value-type="float">
            <text:p>-212.5117362756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4800195637786" calcext:value-type="float">
            <text:p>13.4800195637786</text:p>
          </table:table-cell>
          <table:table-cell office:value-type="float" office:value="-18.5717136987593" calcext:value-type="float">
            <text:p>-18.5717136987593</text:p>
          </table:table-cell>
          <table:table-cell office:value-type="float" office:value="526.619477148536" calcext:value-type="float">
            <text:p>526.619477148536</text:p>
          </table:table-cell>
          <table:table-cell office:value-type="float" office:value="79.1951606600564" calcext:value-type="float">
            <text:p>79.195160660056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16.842826290941" calcext:value-type="float">
            <text:p>516.842826290941</text:p>
          </table:table-cell>
          <table:table-cell office:value-type="float" office:value="-261.731801032195" calcext:value-type="float">
            <text:p>-261.7318010321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1858180509968" calcext:value-type="float">
            <text:p>4.11858180509968</text:p>
          </table:table-cell>
          <table:table-cell office:value-type="float" office:value="13.6734728506267" calcext:value-type="float">
            <text:p>13.6734728506267</text:p>
          </table:table-cell>
          <table:table-cell office:value-type="float" office:value="203.926575882125" calcext:value-type="float">
            <text:p>203.926575882125</text:p>
          </table:table-cell>
          <table:table-cell office:value-type="float" office:value="-26.9018367467805" calcext:value-type="float">
            <text:p>-26.901836746780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7.105302960472" calcext:value-type="float">
            <text:p>167.105302960472</text:p>
          </table:table-cell>
          <table:table-cell office:value-type="float" office:value="-123.549677849676" calcext:value-type="float">
            <text:p>-123.5496778496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3.4139342628035" calcext:value-type="float">
            <text:p>-13.4139342628035</text:p>
          </table:table-cell>
          <table:table-cell office:value-type="float" office:value="-16.357094449978" calcext:value-type="float">
            <text:p>-16.357094449978</text:p>
          </table:table-cell>
          <table:table-cell office:value-type="float" office:value="447.488171252315" calcext:value-type="float">
            <text:p>447.488171252315</text:p>
          </table:table-cell>
          <table:table-cell office:value-type="float" office:value="45.6573490871307" calcext:value-type="float">
            <text:p>45.657349087130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40.858097203485" calcext:value-type="float">
            <text:p>540.858097203485</text:p>
          </table:table-cell>
          <table:table-cell office:value-type="float" office:value="-421.99413611069" calcext:value-type="float">
            <text:p>-421.99413611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0306160317779" calcext:value-type="float">
            <text:p>14.0306160317779</text:p>
          </table:table-cell>
          <table:table-cell office:value-type="float" office:value="-12.0344278026441" calcext:value-type="float">
            <text:p>-12.0344278026441</text:p>
          </table:table-cell>
          <table:table-cell office:value-type="float" office:value="341.685638768236" calcext:value-type="float">
            <text:p>341.685638768236</text:p>
          </table:table-cell>
          <table:table-cell office:value-type="float" office:value="60.1338994397102" calcext:value-type="float">
            <text:p>60.133899439710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16.632030246413" calcext:value-type="float">
            <text:p>316.632030246413</text:p>
          </table:table-cell>
          <table:table-cell office:value-type="float" office:value="-43.6207638563399" calcext:value-type="float">
            <text:p>-43.62076385633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0494459641865" calcext:value-type="float">
            <text:p>3.70494459641865</text:p>
          </table:table-cell>
          <table:table-cell office:value-type="float" office:value="19.3755247212758" calcext:value-type="float">
            <text:p>19.3755247212758</text:p>
          </table:table-cell>
          <table:table-cell office:value-type="float" office:value="389.137572687301" calcext:value-type="float">
            <text:p>389.137572687301</text:p>
          </table:table-cell>
          <table:table-cell office:value-type="float" office:value="-44.4216295674087" calcext:value-type="float">
            <text:p>-44.421629567408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42.566744859075" calcext:value-type="float">
            <text:p>342.566744859075</text:p>
          </table:table-cell>
          <table:table-cell office:value-type="float" office:value="-304.31540741445" calcext:value-type="float">
            <text:p>-304.31540741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8.6433646801606" calcext:value-type="float">
            <text:p>-18.6433646801606</text:p>
          </table:table-cell>
          <table:table-cell office:value-type="float" office:value="3.84669433866472" calcext:value-type="float">
            <text:p>3.84669433866472</text:p>
          </table:table-cell>
          <table:table-cell office:value-type="float" office:value="362.372103932577" calcext:value-type="float">
            <text:p>362.372103932577</text:p>
          </table:table-cell>
          <table:table-cell office:value-type="float" office:value="-20.1834476961548" calcext:value-type="float">
            <text:p>-20.18344769615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36.25217397589" calcext:value-type="float">
            <text:p>436.25217397589</text:p>
          </table:table-cell>
          <table:table-cell office:value-type="float" office:value="-175.893950779232" calcext:value-type="float">
            <text:p>-175.8939507792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9851699179082" calcext:value-type="float">
            <text:p>3.89851699179082</text:p>
          </table:table-cell>
          <table:table-cell office:value-type="float" office:value="3.99695510738145" calcext:value-type="float">
            <text:p>3.99695510738145</text:p>
          </table:table-cell>
          <table:table-cell office:value-type="float" office:value="31.1740848657044" calcext:value-type="float">
            <text:p>31.1740848657044</text:p>
          </table:table-cell>
          <table:table-cell office:value-type="float" office:value="1.90765166964649" calcext:value-type="float">
            <text:p>1.907651669646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.5861066837782" calcext:value-type="float">
            <text:p>14.5861066837782</text:p>
          </table:table-cell>
          <table:table-cell office:value-type="float" office:value="26.1049130104577" calcext:value-type="float">
            <text:p>26.10491301045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1845358611558" calcext:value-type="float">
            <text:p>9.1845358611558</text:p>
          </table:table-cell>
          <table:table-cell office:value-type="float" office:value="-13.1704238503008" calcext:value-type="float">
            <text:p>-13.1704238503008</text:p>
          </table:table-cell>
          <table:table-cell office:value-type="float" office:value="257.815763381428" calcext:value-type="float">
            <text:p>257.815763381428</text:p>
          </table:table-cell>
          <table:table-cell office:value-type="float" office:value="58.6958074120581" calcext:value-type="float">
            <text:p>58.695807412058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4.418467637406" calcext:value-type="float">
            <text:p>254.418467637406</text:p>
          </table:table-cell>
          <table:table-cell office:value-type="float" office:value="-118.14008934677" calcext:value-type="float">
            <text:p>-118.140089346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81753069655071" calcext:value-type="float">
            <text:p>-4.81753069655071</text:p>
          </table:table-cell>
          <table:table-cell office:value-type="float" office:value="11.8346857370649" calcext:value-type="float">
            <text:p>11.8346857370649</text:p>
          </table:table-cell>
          <table:table-cell office:value-type="float" office:value="163.268388507295" calcext:value-type="float">
            <text:p>163.268388507295</text:p>
          </table:table-cell>
          <table:table-cell office:value-type="float" office:value="-30.3215879077453" calcext:value-type="float">
            <text:p>-30.321587907745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5.869139819368" calcext:value-type="float">
            <text:p>165.869139819368</text:p>
          </table:table-cell>
          <table:table-cell office:value-type="float" office:value="-160.748191289913" calcext:value-type="float">
            <text:p>-160.7481912899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8.6632872105748" calcext:value-type="float">
            <text:p>-18.6632872105748</text:p>
          </table:table-cell>
          <table:table-cell office:value-type="float" office:value="8.48900298375236" calcext:value-type="float">
            <text:p>8.48900298375236</text:p>
          </table:table-cell>
          <table:table-cell office:value-type="float" office:value="420.381461162561" calcext:value-type="float">
            <text:p>420.381461162561</text:p>
          </table:table-cell>
          <table:table-cell office:value-type="float" office:value="-34.1302961618319" calcext:value-type="float">
            <text:p>-34.13029616183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85.056604037356" calcext:value-type="float">
            <text:p>485.056604037356</text:p>
          </table:table-cell>
          <table:table-cell office:value-type="float" office:value="-224.054750585825" calcext:value-type="float">
            <text:p>-224.0547505858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02592396354082" calcext:value-type="float">
            <text:p>-0.502592396354082</text:p>
          </table:table-cell>
          <table:table-cell office:value-type="float" office:value="-15.1192972828136" calcext:value-type="float">
            <text:p>-15.1192972828136</text:p>
          </table:table-cell>
          <table:table-cell office:value-type="float" office:value="228.845749442968" calcext:value-type="float">
            <text:p>228.845749442968</text:p>
          </table:table-cell>
          <table:table-cell office:value-type="float" office:value="54.8552994520868" calcext:value-type="float">
            <text:p>54.85529945208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8.094713594012" calcext:value-type="float">
            <text:p>268.094713594012</text:p>
          </table:table-cell>
          <table:table-cell office:value-type="float" office:value="-264.355076458909" calcext:value-type="float">
            <text:p>-264.3550764589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45194523669727" calcext:value-type="float">
            <text:p>-3.45194523669727</text:p>
          </table:table-cell>
          <table:table-cell office:value-type="float" office:value="-16.9141408102009" calcext:value-type="float">
            <text:p>-16.9141408102009</text:p>
          </table:table-cell>
          <table:table-cell office:value-type="float" office:value="298.004085264461" calcext:value-type="float">
            <text:p>298.004085264461</text:p>
          </table:table-cell>
          <table:table-cell office:value-type="float" office:value="57.2904771939055" calcext:value-type="float">
            <text:p>57.29047719390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52.640147831652" calcext:value-type="float">
            <text:p>352.640147831652</text:p>
          </table:table-cell>
          <table:table-cell office:value-type="float" office:value="-351.983948097982" calcext:value-type="float">
            <text:p>-351.983948097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5200092468233" calcext:value-type="float">
            <text:p>2.25200092468233</text:p>
          </table:table-cell>
          <table:table-cell office:value-type="float" office:value="-1.44854855222423" calcext:value-type="float">
            <text:p>-1.44854855222423</text:p>
          </table:table-cell>
          <table:table-cell office:value-type="float" office:value="7.169801072921" calcext:value-type="float">
            <text:p>7.169801072921</text:p>
          </table:table-cell>
          <table:table-cell office:value-type="float" office:value="16.597646581355" calcext:value-type="float">
            <text:p>16.5976465813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.05889447864011" calcext:value-type="float">
            <text:p>8.05889447864011</text:p>
          </table:table-cell>
          <table:table-cell office:value-type="float" office:value="14.2726183095417" calcext:value-type="float">
            <text:p>14.27261830954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212138038269" calcext:value-type="float">
            <text:p>12.212138038269</text:p>
          </table:table-cell>
          <table:table-cell office:value-type="float" office:value="7.0691348113926" calcext:value-type="float">
            <text:p>7.0691348113926</text:p>
          </table:table-cell>
          <table:table-cell office:value-type="float" office:value="199.108982447378" calcext:value-type="float">
            <text:p>199.108982447378</text:p>
          </table:table-cell>
          <table:table-cell office:value-type="float" office:value="1.00473360409116" calcext:value-type="float">
            <text:p>1.004733604091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3.122160671517" calcext:value-type="float">
            <text:p>143.122160671517</text:p>
          </table:table-cell>
          <table:table-cell office:value-type="float" office:value="73.0748449855631" calcext:value-type="float">
            <text:p>73.07484498556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6.5456386308141" calcext:value-type="float">
            <text:p>-16.5456386308141</text:p>
          </table:table-cell>
          <table:table-cell office:value-type="float" office:value="-0.562325554812023" calcext:value-type="float">
            <text:p>-0.562325554812023</text:p>
          </table:table-cell>
          <table:table-cell office:value-type="float" office:value="274.074367731084" calcext:value-type="float">
            <text:p>274.074367731084</text:p>
          </table:table-cell>
          <table:table-cell office:value-type="float" office:value="-4.85866196637808" calcext:value-type="float">
            <text:p>-4.8586619663780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48.381573363965" calcext:value-type="float">
            <text:p>348.381573363965</text:p>
          </table:table-cell>
          <table:table-cell office:value-type="float" office:value="-151.351608816546" calcext:value-type="float">
            <text:p>-151.351608816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05940017558709" calcext:value-type="float">
            <text:p>-3.05940017558709</text:p>
          </table:table-cell>
          <table:table-cell office:value-type="float" office:value="16.233023853915" calcext:value-type="float">
            <text:p>16.233023853915</text:p>
          </table:table-cell>
          <table:table-cell office:value-type="float" office:value="272.870992876156" calcext:value-type="float">
            <text:p>272.870992876156</text:p>
          </table:table-cell>
          <table:table-cell office:value-type="float" office:value="-41.7584717373322" calcext:value-type="float">
            <text:p>-41.75847173733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9.642545870675" calcext:value-type="float">
            <text:p>259.642545870675</text:p>
          </table:table-cell>
          <table:table-cell office:value-type="float" office:value="-259.579617314228" calcext:value-type="float">
            <text:p>-259.579617314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0005150414156" calcext:value-type="float">
            <text:p>11.0005150414156</text:p>
          </table:table-cell>
          <table:table-cell office:value-type="float" office:value="-5.43340768285191" calcext:value-type="float">
            <text:p>-5.43340768285191</text:p>
          </table:table-cell>
          <table:table-cell office:value-type="float" office:value="150.533250224485" calcext:value-type="float">
            <text:p>150.533250224485</text:p>
          </table:table-cell>
          <table:table-cell office:value-type="float" office:value="37.3007380899713" calcext:value-type="float">
            <text:p>37.30073808997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4.398005424526" calcext:value-type="float">
            <text:p>124.398005424526</text:p>
          </table:table-cell>
          <table:table-cell office:value-type="float" office:value="57.6159009589623" calcext:value-type="float">
            <text:p>57.6159009589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3.1441102601202" calcext:value-type="float">
            <text:p>-13.1441102601202</text:p>
          </table:table-cell>
          <table:table-cell office:value-type="float" office:value="6.04729560124144" calcext:value-type="float">
            <text:p>6.04729560124144</text:p>
          </table:table-cell>
          <table:table-cell office:value-type="float" office:value="209.337418618991" calcext:value-type="float">
            <text:p>209.337418618991</text:p>
          </table:table-cell>
          <table:table-cell office:value-type="float" office:value="-21.2859970638445" calcext:value-type="float">
            <text:p>-21.28599706384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56.819268456989" calcext:value-type="float">
            <text:p>256.819268456989</text:p>
          </table:table-cell>
          <table:table-cell office:value-type="float" office:value="-143.772185227393" calcext:value-type="float">
            <text:p>-143.7721852273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79603841717961" calcext:value-type="float">
            <text:p>7.79603841717961</text:p>
          </table:table-cell>
          <table:table-cell office:value-type="float" office:value="13.25210727549" calcext:value-type="float">
            <text:p>13.25210727549</text:p>
          </table:table-cell>
          <table:table-cell office:value-type="float" office:value="236.396562243235" calcext:value-type="float">
            <text:p>236.396562243235</text:p>
          </table:table-cell>
          <table:table-cell office:value-type="float" office:value="-21.9602834092903" calcext:value-type="float">
            <text:p>-21.960283409290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5.708194023537" calcext:value-type="float">
            <text:p>185.708194023537</text:p>
          </table:table-cell>
          <table:table-cell office:value-type="float" office:value="-79.9497869354981" calcext:value-type="float">
            <text:p>-79.9497869354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0133717411073" calcext:value-type="float">
            <text:p>0.650133717411073</text:p>
          </table:table-cell>
          <table:table-cell office:value-type="float" office:value="12.4661828048697" calcext:value-type="float">
            <text:p>12.4661828048697</text:p>
          </table:table-cell>
          <table:table-cell office:value-type="float" office:value="155.828387574945" calcext:value-type="float">
            <text:p>155.828387574945</text:p>
          </table:table-cell>
          <table:table-cell office:value-type="float" office:value="-26.7484146971982" calcext:value-type="float">
            <text:p>-26.748414697198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5.295487095561" calcext:value-type="float">
            <text:p>135.295487095561</text:p>
          </table:table-cell>
          <table:table-cell office:value-type="float" office:value="-125.622144657991" calcext:value-type="float">
            <text:p>-125.622144657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3027516766801" calcext:value-type="float">
            <text:p>12.3027516766801</text:p>
          </table:table-cell>
          <table:table-cell office:value-type="float" office:value="3.57120880451295" calcext:value-type="float">
            <text:p>3.57120880451295</text:p>
          </table:table-cell>
          <table:table-cell office:value-type="float" office:value="164.111231143487" calcext:value-type="float">
            <text:p>164.111231143487</text:p>
          </table:table-cell>
          <table:table-cell office:value-type="float" office:value="11.5891252631413" calcext:value-type="float">
            <text:p>11.58912526314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4.75780682774" calcext:value-type="float">
            <text:p>114.75780682774</text:p>
          </table:table-cell>
          <table:table-cell office:value-type="float" office:value="104.113650373716" calcext:value-type="float">
            <text:p>104.113650373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.1209450083057" calcext:value-type="float">
            <text:p>18.1209450083057</text:p>
          </table:table-cell>
          <table:table-cell office:value-type="float" office:value="5.13511352701894" calcext:value-type="float">
            <text:p>5.13511352701894</text:p>
          </table:table-cell>
          <table:table-cell office:value-type="float" office:value="354.738038929411" calcext:value-type="float">
            <text:p>354.738038929411</text:p>
          </table:table-cell>
          <table:table-cell office:value-type="float" office:value="12.7156044272489" calcext:value-type="float">
            <text:p>12.715604427248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8.98403184215" calcext:value-type="float">
            <text:p>278.98403184215</text:p>
          </table:table-cell>
          <table:table-cell office:value-type="float" office:value="145.989341193416" calcext:value-type="float">
            <text:p>145.989341193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656734295707" calcext:value-type="float">
            <text:p>1.9656734295707</text:p>
          </table:table-cell>
          <table:table-cell office:value-type="float" office:value="2.74677570633559" calcext:value-type="float">
            <text:p>2.74677570633559</text:p>
          </table:table-cell>
          <table:table-cell office:value-type="float" office:value="11.4086488126356" calcext:value-type="float">
            <text:p>11.4086488126356</text:p>
          </table:table-cell>
          <table:table-cell office:value-type="float" office:value="3.72534631056393" calcext:value-type="float">
            <text:p>3.7253463105639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.05240368168164" calcext:value-type="float">
            <text:p>5.05240368168164</text:p>
          </table:table-cell>
          <table:table-cell office:value-type="float" office:value="14.6398354978921" calcext:value-type="float">
            <text:p>14.63983549789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4053980543609" calcext:value-type="float">
            <text:p>4.74053980543609</text:p>
          </table:table-cell>
          <table:table-cell office:value-type="float" office:value="-1.39972875088407" calcext:value-type="float">
            <text:p>-1.39972875088407</text:p>
          </table:table-cell>
          <table:table-cell office:value-type="float" office:value="24.4319582229755" calcext:value-type="float">
            <text:p>24.4319582229755</text:p>
          </table:table-cell>
          <table:table-cell office:value-type="float" office:value="18.9397260580883" calcext:value-type="float">
            <text:p>18.939726058088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2692565029993" calcext:value-type="float">
            <text:p>15.2692565029993</text:p>
          </table:table-cell>
          <table:table-cell office:value-type="float" office:value="36.9061601711052" calcext:value-type="float">
            <text:p>36.9061601711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4.6379031151845" calcext:value-type="float">
            <text:p>-14.6379031151845</text:p>
          </table:table-cell>
          <table:table-cell office:value-type="float" office:value="-9.68858144998081" calcext:value-type="float">
            <text:p>-9.68858144998081</text:p>
          </table:table-cell>
          <table:table-cell office:value-type="float" office:value="308.136818122441" calcext:value-type="float">
            <text:p>308.136818122441</text:p>
          </table:table-cell>
          <table:table-cell office:value-type="float" office:value="24.4278412347579" calcext:value-type="float">
            <text:p>24.427841234757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93.065593483141" calcext:value-type="float">
            <text:p>393.065593483141</text:p>
          </table:table-cell>
          <table:table-cell office:value-type="float" office:value="-245.986901449535" calcext:value-type="float">
            <text:p>-245.9869014495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93318509093481" calcext:value-type="float">
            <text:p>5.93318509093481</text:p>
          </table:table-cell>
          <table:table-cell office:value-type="float" office:value="-2.43562142511124" calcext:value-type="float">
            <text:p>-2.43562142511124</text:p>
          </table:table-cell>
          <table:table-cell office:value-type="float" office:value="41.134937049752" calcext:value-type="float">
            <text:p>41.134937049752</text:p>
          </table:table-cell>
          <table:table-cell office:value-type="float" office:value="23.2400493662685" calcext:value-type="float">
            <text:p>23.240049366268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9.2734395362352" calcext:value-type="float">
            <text:p>29.2734395362352</text:p>
          </table:table-cell>
          <table:table-cell office:value-type="float" office:value="41.5951712417298" calcext:value-type="float">
            <text:p>41.5951712417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5673698381266" calcext:value-type="float">
            <text:p>19.5673698381266</text:p>
          </table:table-cell>
          <table:table-cell office:value-type="float" office:value="0.68684909087516" calcext:value-type="float">
            <text:p>0.68684909087516</text:p>
          </table:table-cell>
          <table:table-cell office:value-type="float" office:value="383.353724055661" calcext:value-type="float">
            <text:p>383.353724055661</text:p>
          </table:table-cell>
          <table:table-cell office:value-type="float" office:value="27.5068225655011" calcext:value-type="float">
            <text:p>27.50682256550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10.710546521404" calcext:value-type="float">
            <text:p>310.710546521404</text:p>
          </table:table-cell>
          <table:table-cell office:value-type="float" office:value="176.008265051253" calcext:value-type="float">
            <text:p>176.008265051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0349463333659" calcext:value-type="float">
            <text:p>-2.40349463333659</text:p>
          </table:table-cell>
          <table:table-cell office:value-type="float" office:value="-19.2398419935333" calcext:value-type="float">
            <text:p>-19.2398419935333</text:p>
          </table:table-cell>
          <table:table-cell office:value-type="float" office:value="375.948306388604" calcext:value-type="float">
            <text:p>375.948306388604</text:p>
          </table:table-cell>
          <table:table-cell office:value-type="float" office:value="65.3160313472632" calcext:value-type="float">
            <text:p>65.31603134726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1.041968909017" calcext:value-type="float">
            <text:p>431.041968909017</text:p>
          </table:table-cell>
          <table:table-cell office:value-type="float" office:value="-431.282655623222" calcext:value-type="float">
            <text:p>-431.2826556232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8.96810966625487" calcext:value-type="float">
            <text:p>-8.96810966625487</text:p>
          </table:table-cell>
          <table:table-cell office:value-type="float" office:value="0.144654731136939" calcext:value-type="float">
            <text:p>0.144654731136939</text:p>
          </table:table-cell>
          <table:table-cell office:value-type="float" office:value="80.4479159772144" calcext:value-type="float">
            <text:p>80.4479159772144</text:p>
          </table:table-cell>
          <table:table-cell office:value-type="float" office:value="0.597926140334312" calcext:value-type="float">
            <text:p>0.5979261403343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3.03104517996" calcext:value-type="float">
            <text:p>123.03104517996</text:p>
          </table:table-cell>
          <table:table-cell office:value-type="float" office:value="-81.4446025252603" calcext:value-type="float">
            <text:p>-81.44460252526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6147470413627" calcext:value-type="float">
            <text:p>10.6147470413627</text:p>
          </table:table-cell>
          <table:table-cell office:value-type="float" office:value="-10.1175803826054" calcext:value-type="float">
            <text:p>-10.1175803826054</text:p>
          </table:table-cell>
          <table:table-cell office:value-type="float" office:value="215.038287550601" calcext:value-type="float">
            <text:p>215.038287550601</text:p>
          </table:table-cell>
          <table:table-cell office:value-type="float" office:value="50.967488189179" calcext:value-type="float">
            <text:p>50.96748818917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9.814460150361" calcext:value-type="float">
            <text:p>199.814460150361</text:p>
          </table:table-cell>
          <table:table-cell office:value-type="float" office:value="-28.067870191428" calcext:value-type="float">
            <text:p>-28.0678701914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407582033059" calcext:value-type="float">
            <text:p>7.1407582033059</text:p>
          </table:table-cell>
          <table:table-cell office:value-type="float" office:value="14.9278346520097" calcext:value-type="float">
            <text:p>14.9278346520097</text:p>
          </table:table-cell>
          <table:table-cell office:value-type="float" office:value="273.830675115821" calcext:value-type="float">
            <text:p>273.830675115821</text:p>
          </table:table-cell>
          <table:table-cell office:value-type="float" office:value="-27.6427457527231" calcext:value-type="float">
            <text:p>-27.6427457527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2.411972998578" calcext:value-type="float">
            <text:p>222.411972998578</text:p>
          </table:table-cell>
          <table:table-cell office:value-type="float" office:value="-129.717754263968" calcext:value-type="float">
            <text:p>-129.7177542639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8.3186825847426" calcext:value-type="float">
            <text:p>-18.3186825847426</text:p>
          </table:table-cell>
          <table:table-cell office:value-type="float" office:value="-2.07570641440334" calcext:value-type="float">
            <text:p>-2.07570641440334</text:p>
          </table:table-cell>
          <table:table-cell office:value-type="float" office:value="339.882688759346" calcext:value-type="float">
            <text:p>339.882688759346</text:p>
          </table:table-cell>
          <table:table-cell office:value-type="float" office:value="-2.09156334153256" calcext:value-type="float">
            <text:p>-2.0915633415325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24.308831927123" calcext:value-type="float">
            <text:p>424.308831927123</text:p>
          </table:table-cell>
          <table:table-cell office:value-type="float" office:value="-174.328113210285" calcext:value-type="float">
            <text:p>-174.3281132102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4.0785618211474" calcext:value-type="float">
            <text:p>-14.0785618211474</text:p>
          </table:table-cell>
          <table:table-cell office:value-type="float" office:value="-2.33948562565768" calcext:value-type="float">
            <text:p>-2.33948562565768</text:p>
          </table:table-cell>
          <table:table-cell office:value-type="float" office:value="203.679095944528" calcext:value-type="float">
            <text:p>203.679095944528</text:p>
          </table:table-cell>
          <table:table-cell office:value-type="float" office:value="2.93989505582563" calcext:value-type="float">
            <text:p>2.9398950558256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1.672314480433" calcext:value-type="float">
            <text:p>271.672314480433</text:p>
          </table:table-cell>
          <table:table-cell office:value-type="float" office:value="-137.859220634301" calcext:value-type="float">
            <text:p>-137.859220634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0866024237333" calcext:value-type="float">
            <text:p>8.00866024237333</text:p>
          </table:table-cell>
          <table:table-cell office:value-type="float" office:value="2.85643027776748" calcext:value-type="float">
            <text:p>2.85643027776748</text:p>
          </table:table-cell>
          <table:table-cell office:value-type="float" office:value="72.2978328095181" calcext:value-type="float">
            <text:p>72.2978328095181</text:p>
          </table:table-cell>
          <table:table-cell office:value-type="float" office:value="9.43936940907089" calcext:value-type="float">
            <text:p>9.4393694090708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1.5503312844898" calcext:value-type="float">
            <text:p>41.5503312844898</text:p>
          </table:table-cell>
          <table:table-cell office:value-type="float" office:value="68.6316088051482" calcext:value-type="float">
            <text:p>68.63160880514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719184104812" calcext:value-type="float">
            <text:p>4.4719184104812</text:p>
          </table:table-cell>
          <table:table-cell office:value-type="float" office:value="-17.9434222170727" calcext:value-type="float">
            <text:p>-17.9434222170727</text:p>
          </table:table-cell>
          <table:table-cell office:value-type="float" office:value="341.96445513014" calcext:value-type="float">
            <text:p>341.96445513014</text:p>
          </table:table-cell>
          <table:table-cell office:value-type="float" office:value="68.3021850616994" calcext:value-type="float">
            <text:p>68.30218506169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66.963625922361" calcext:value-type="float">
            <text:p>366.963625922361</text:p>
          </table:table-cell>
          <table:table-cell office:value-type="float" office:value="-318.605979599954" calcext:value-type="float">
            <text:p>-318.605979599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90832157609028" calcext:value-type="float">
            <text:p>-0.790832157609028</text:p>
          </table:table-cell>
          <table:table-cell office:value-type="float" office:value="7.34121806150322" calcext:value-type="float">
            <text:p>7.34121806150322</text:p>
          </table:table-cell>
          <table:table-cell office:value-type="float" office:value="54.5188981280496" calcext:value-type="float">
            <text:p>54.5188981280496</text:p>
          </table:table-cell>
          <table:table-cell office:value-type="float" office:value="-12.8144863421187" calcext:value-type="float">
            <text:p>-12.814486342118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9.9997906354793" calcext:value-type="float">
            <text:p>49.9997906354793</text:p>
          </table:table-cell>
          <table:table-cell office:value-type="float" office:value="-47.3285359220159" calcext:value-type="float">
            <text:p>-47.3285359220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35587443344159" calcext:value-type="float">
            <text:p>-9.35587443344159</text:p>
          </table:table-cell>
          <table:table-cell office:value-type="float" office:value="-14.4361578603218" calcext:value-type="float">
            <text:p>-14.4361578603218</text:p>
          </table:table-cell>
          <table:table-cell office:value-type="float" office:value="295.935040182456" calcext:value-type="float">
            <text:p>295.935040182456</text:p>
          </table:table-cell>
          <table:table-cell office:value-type="float" office:value="43.9525991475237" calcext:value-type="float">
            <text:p>43.95259914752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69.230853636866" calcext:value-type="float">
            <text:p>369.230853636866</text:p>
          </table:table-cell>
          <table:table-cell office:value-type="float" office:value="-322.477839389748" calcext:value-type="float">
            <text:p>-322.477839389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8.390341732042" calcext:value-type="float">
            <text:p>-18.390341732042</text:p>
          </table:table-cell>
          <table:table-cell office:value-type="float" office:value="-16.154310176309" calcext:value-type="float">
            <text:p>-16.154310176309</text:p>
          </table:table-cell>
          <table:table-cell office:value-type="float" office:value="599.166406293688" calcext:value-type="float">
            <text:p>599.166406293688</text:p>
          </table:table-cell>
          <table:table-cell office:value-type="float" office:value="40.0725887968851" calcext:value-type="float">
            <text:p>40.07258879688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12.036393574474" calcext:value-type="float">
            <text:p>712.036393574474</text:p>
          </table:table-cell>
          <table:table-cell office:value-type="float" office:value="-459.783433213398" calcext:value-type="float">
            <text:p>-459.7834332133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80980027550822" calcext:value-type="float">
            <text:p>5.80980027550822</text:p>
          </table:table-cell>
          <table:table-cell office:value-type="float" office:value="3.87190888081421" calcext:value-type="float">
            <text:p>3.87190888081421</text:p>
          </table:table-cell>
          <table:table-cell office:value-type="float" office:value="48.7454576226233" calcext:value-type="float">
            <text:p>48.7454576226233</text:p>
          </table:table-cell>
          <table:table-cell office:value-type="float" office:value="4.1940736330656" calcext:value-type="float">
            <text:p>4.19407363306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4.762438758962" calcext:value-type="float">
            <text:p>24.762438758962</text:p>
          </table:table-cell>
          <table:table-cell office:value-type="float" office:value="44.0403418598745" calcext:value-type="float">
            <text:p>44.0403418598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4521532707408" calcext:value-type="float">
            <text:p>2.84521532707408</text:p>
          </table:table-cell>
          <table:table-cell office:value-type="float" office:value="1.81008631992007" calcext:value-type="float">
            <text:p>1.81008631992007</text:p>
          </table:table-cell>
          <table:table-cell office:value-type="float" office:value="11.3716627429791" calcext:value-type="float">
            <text:p>11.3716627429791</text:p>
          </table:table-cell>
          <table:table-cell office:value-type="float" office:value="7.41495636731386" calcext:value-type="float">
            <text:p>7.4149563673138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.37062879484259" calcext:value-type="float">
            <text:p>3.37062879484259</text:p>
          </table:table-cell>
          <table:table-cell office:value-type="float" office:value="24.9506980979451" calcext:value-type="float">
            <text:p>24.9506980979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.7686493654846" calcext:value-type="float">
            <text:p>-10.7686493654846</text:p>
          </table:table-cell>
          <table:table-cell office:value-type="float" office:value="-5.4782386155858" calcext:value-type="float">
            <text:p>-5.4782386155858</text:p>
          </table:table-cell>
          <table:table-cell office:value-type="float" office:value="145.974907486047" calcext:value-type="float">
            <text:p>145.974907486047</text:p>
          </table:table-cell>
          <table:table-cell office:value-type="float" office:value="15.6660664812728" calcext:value-type="float">
            <text:p>15.66606648127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7.005982179157" calcext:value-type="float">
            <text:p>207.005982179157</text:p>
          </table:table-cell>
          <table:table-cell office:value-type="float" office:value="-138.885419849828" calcext:value-type="float">
            <text:p>-138.8854198498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1.5396645909761" calcext:value-type="float">
            <text:p>-11.5396645909761</text:p>
          </table:table-cell>
          <table:table-cell office:value-type="float" office:value="-0.29170366485674" calcext:value-type="float">
            <text:p>-0.29170366485674</text:p>
          </table:table-cell>
          <table:table-cell office:value-type="float" office:value="133.248949900319" calcext:value-type="float">
            <text:p>133.248949900319</text:p>
          </table:table-cell>
          <table:table-cell office:value-type="float" office:value="-0.66455359640589" calcext:value-type="float">
            <text:p>-0.6645535964058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86.991015593937" calcext:value-type="float">
            <text:p>186.991015593937</text:p>
          </table:table-cell>
          <table:table-cell office:value-type="float" office:value="-105.525479676589" calcext:value-type="float">
            <text:p>-105.5254796765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3453395195982" calcext:value-type="float">
            <text:p>17.3453395195982</text:p>
          </table:table-cell>
          <table:table-cell office:value-type="float" office:value="-15.046010850388" calcext:value-type="float">
            <text:p>-15.046010850388</text:p>
          </table:table-cell>
          <table:table-cell office:value-type="float" office:value="527.243245560128" calcext:value-type="float">
            <text:p>527.243245560128</text:p>
          </table:table-cell>
          <table:table-cell office:value-type="float" office:value="72.4833720707621" calcext:value-type="float">
            <text:p>72.48337207076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94.953909182511" calcext:value-type="float">
            <text:p>494.953909182511</text:p>
          </table:table-cell>
          <table:table-cell office:value-type="float" office:value="-101.366408534385" calcext:value-type="float">
            <text:p>-101.3664085343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.2968716543191" calcext:value-type="float">
            <text:p>-10.2968716543191</text:p>
          </table:table-cell>
          <table:table-cell office:value-type="float" office:value="-17.1786461094872" calcext:value-type="float">
            <text:p>-17.1786461094872</text:p>
          </table:table-cell>
          <table:table-cell office:value-type="float" office:value="401.131448020522" calcext:value-type="float">
            <text:p>401.131448020522</text:p>
          </table:table-cell>
          <table:table-cell office:value-type="float" office:value="51.2390666741425" calcext:value-type="float">
            <text:p>51.23906667414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83.676226856773" calcext:value-type="float">
            <text:p>483.676226856773</text:p>
          </table:table-cell>
          <table:table-cell office:value-type="float" office:value="-423.135019262847" calcext:value-type="float">
            <text:p>-423.1350192628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.5544701469525" calcext:value-type="float">
            <text:p>-10.5544701469525</text:p>
          </table:table-cell>
          <table:table-cell office:value-type="float" office:value="13.7556077669739" calcext:value-type="float">
            <text:p>13.7556077669739</text:p>
          </table:table-cell>
          <table:table-cell office:value-type="float" office:value="300.613585121744" calcext:value-type="float">
            <text:p>300.613585121744</text:p>
          </table:table-cell>
          <table:table-cell office:value-type="float" office:value="-41.8212934478742" calcext:value-type="float">
            <text:p>-41.82129344787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22.320250175606" calcext:value-type="float">
            <text:p>322.320250175606</text:p>
          </table:table-cell>
          <table:table-cell office:value-type="float" office:value="-257.695760827458" calcext:value-type="float">
            <text:p>-257.695760827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0503764297423" calcext:value-type="float">
            <text:p>3.60503764297423</text:p>
          </table:table-cell>
          <table:table-cell office:value-type="float" office:value="19.6414951005645" calcext:value-type="float">
            <text:p>19.6414951005645</text:p>
          </table:table-cell>
          <table:table-cell office:value-type="float" office:value="398.784626192761" calcext:value-type="float">
            <text:p>398.784626192761</text:p>
          </table:table-cell>
          <table:table-cell office:value-type="float" office:value="-45.3194476587193" calcext:value-type="float">
            <text:p>-45.31944765871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52.081485419735" calcext:value-type="float">
            <text:p>352.081485419735</text:p>
          </table:table-cell>
          <table:table-cell office:value-type="float" office:value="-315.060000797603" calcext:value-type="float">
            <text:p>-315.0600007976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4900883508028" calcext:value-type="float">
            <text:p>16.4900883508028</text:p>
          </table:table-cell>
          <table:table-cell office:value-type="float" office:value="6.63966609236752" calcext:value-type="float">
            <text:p>6.63966609236752</text:p>
          </table:table-cell>
          <table:table-cell office:value-type="float" office:value="316.008179635415" calcext:value-type="float">
            <text:p>316.008179635415</text:p>
          </table:table-cell>
          <table:table-cell office:value-type="float" office:value="6.57109007370019" calcext:value-type="float">
            <text:p>6.571090073700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43.768494047469" calcext:value-type="float">
            <text:p>243.768494047469</text:p>
          </table:table-cell>
          <table:table-cell office:value-type="float" office:value="116.604961523825" calcext:value-type="float">
            <text:p>116.6049615238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.539246077486" calcext:value-type="float">
            <text:p>-10.539246077486</text:p>
          </table:table-cell>
          <table:table-cell office:value-type="float" office:value="0.307779528923007" calcext:value-type="float">
            <text:p>0.307779528923007</text:p>
          </table:table-cell>
          <table:table-cell office:value-type="float" office:value="111.170436120228" calcext:value-type="float">
            <text:p>111.170436120228</text:p>
          </table:table-cell>
          <table:table-cell office:value-type="float" office:value="-1.46258466425502" calcext:value-type="float">
            <text:p>-1.4625846642550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9.711861372326" calcext:value-type="float">
            <text:p>159.711861372326</text:p>
          </table:table-cell>
          <table:table-cell office:value-type="float" office:value="-95.3323838779521" calcext:value-type="float">
            <text:p>-95.3323838779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2385326598024" calcext:value-type="float">
            <text:p>1.22385326598024</text:p>
          </table:table-cell>
          <table:table-cell office:value-type="float" office:value="15.118927190773" calcext:value-type="float">
            <text:p>15.118927190773</text:p>
          </table:table-cell>
          <table:table-cell office:value-type="float" office:value="230.079776216545" calcext:value-type="float">
            <text:p>230.079776216545</text:p>
          </table:table-cell>
          <table:table-cell office:value-type="float" office:value="-34.1329283063387" calcext:value-type="float">
            <text:p>-34.13292830633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1.946508771078" calcext:value-type="float">
            <text:p>201.946508771078</text:p>
          </table:table-cell>
          <table:table-cell office:value-type="float" office:value="-188.329425624526" calcext:value-type="float">
            <text:p>-188.3294256245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8.1832843532052" calcext:value-type="float">
            <text:p>-18.1832843532052</text:p>
          </table:table-cell>
          <table:table-cell office:value-type="float" office:value="14.2927786431019" calcext:value-type="float">
            <text:p>14.2927786431019</text:p>
          </table:table-cell>
          <table:table-cell office:value-type="float" office:value="534.915351210228" calcext:value-type="float">
            <text:p>534.915351210228</text:p>
          </table:table-cell>
          <table:table-cell office:value-type="float" office:value="-51.061620282511" calcext:value-type="float">
            <text:p>-51.0616202825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86.062931336845" calcext:value-type="float">
            <text:p>586.062931336845</text:p>
          </table:table-cell>
          <table:table-cell office:value-type="float" office:value="-340.347523233354" calcext:value-type="float">
            <text:p>-340.3475232333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40366737848453" calcext:value-type="float">
            <text:p>-0.140366737848453</text:p>
          </table:table-cell>
          <table:table-cell office:value-type="float" office:value="13.7016148086782" calcext:value-type="float">
            <text:p>13.7016148086782</text:p>
          </table:table-cell>
          <table:table-cell office:value-type="float" office:value="187.753951186483" calcext:value-type="float">
            <text:p>187.753951186483</text:p>
          </table:table-cell>
          <table:table-cell office:value-type="float" office:value="-31.245211163883" calcext:value-type="float">
            <text:p>-31.24521116388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67.912188520521" calcext:value-type="float">
            <text:p>167.912188520521</text:p>
          </table:table-cell>
          <table:table-cell office:value-type="float" office:value="-162.594319388669" calcext:value-type="float">
            <text:p>-162.5943193886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4.0942537256714" calcext:value-type="float">
            <text:p>-14.0942537256714</text:p>
          </table:table-cell>
          <table:table-cell office:value-type="float" office:value="-9.03920475335094" calcext:value-type="float">
            <text:p>-9.03920475335094</text:p>
          </table:table-cell>
          <table:table-cell office:value-type="float" office:value="280.355210656604" calcext:value-type="float">
            <text:p>280.355210656604</text:p>
          </table:table-cell>
          <table:table-cell office:value-type="float" office:value="23.0233605343814" calcext:value-type="float">
            <text:p>23.02336053438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1.810635065991" calcext:value-type="float">
            <text:p>361.810635065991</text:p>
          </table:table-cell>
          <table:table-cell office:value-type="float" office:value="-227.633915610746" calcext:value-type="float">
            <text:p>-227.6339156107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46758121545202" calcext:value-type="float">
            <text:p>0.246758121545202</text:p>
          </table:table-cell>
          <table:table-cell office:value-type="float" office:value="18.2424026995241" calcext:value-type="float">
            <text:p>18.2424026995241</text:p>
          </table:table-cell>
          <table:table-cell office:value-type="float" office:value="332.846145822152" calcext:value-type="float">
            <text:p>332.846145822152</text:p>
          </table:table-cell>
          <table:table-cell office:value-type="float" office:value="-44.4804499770271" calcext:value-type="float">
            <text:p>-44.48044997702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2.374307936923" calcext:value-type="float">
            <text:p>302.374307936923</text:p>
          </table:table-cell>
          <table:table-cell office:value-type="float" office:value="-295.079627758649" calcext:value-type="float">
            <text:p>-295.0796277586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8340189985495" calcext:value-type="float">
            <text:p>6.88340189985495</text:p>
          </table:table-cell>
          <table:table-cell office:value-type="float" office:value="8.47138972530329" calcext:value-type="float">
            <text:p>8.47138972530329</text:p>
          </table:table-cell>
          <table:table-cell office:value-type="float" office:value="119.145665592901" calcext:value-type="float">
            <text:p>119.145665592901</text:p>
          </table:table-cell>
          <table:table-cell office:value-type="float" office:value="-8.53076727605493" calcext:value-type="float">
            <text:p>-8.530767276054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1.6692785428745" calcext:value-type="float">
            <text:p>81.6692785428745</text:p>
          </table:table-cell>
          <table:table-cell office:value-type="float" office:value="6.12895267132689" calcext:value-type="float">
            <text:p>6.12895267132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3.085177083569" calcext:value-type="float">
            <text:p>-13.085177083569</text:p>
          </table:table-cell>
          <table:table-cell office:value-type="float" office:value="6.17342806043921" calcext:value-type="float">
            <text:p>6.17342806043921</text:p>
          </table:table-cell>
          <table:table-cell office:value-type="float" office:value="209.333073325778" calcext:value-type="float">
            <text:p>209.333073325778</text:p>
          </table:table-cell>
          <table:table-cell office:value-type="float" office:value="-21.6054612648867" calcext:value-type="float">
            <text:p>-21.60546126488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6.326925539176" calcext:value-type="float">
            <text:p>256.326925539176</text:p>
          </table:table-cell>
          <table:table-cell office:value-type="float" office:value="-144.530951648661" calcext:value-type="float">
            <text:p>-144.5309516486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9.7849545581188" calcext:value-type="float">
            <text:p>-19.7849545581188</text:p>
          </table:table-cell>
          <table:table-cell office:value-type="float" office:value="-4.35130837425749" calcext:value-type="float">
            <text:p>-4.35130837425749</text:p>
          </table:table-cell>
          <table:table-cell office:value-type="float" office:value="410.37831143471" calcext:value-type="float">
            <text:p>410.37831143471</text:p>
          </table:table-cell>
          <table:table-cell office:value-type="float" office:value="3.26897056465365" calcext:value-type="float">
            <text:p>3.268970564653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5.2207464157" calcext:value-type="float">
            <text:p>505.2207464157</text:p>
          </table:table-cell>
          <table:table-cell office:value-type="float" office:value="-206.701092339468" calcext:value-type="float">
            <text:p>-206.7010923394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2968443354837" calcext:value-type="float">
            <text:p>0.972968443354837</text:p>
          </table:table-cell>
          <table:table-cell office:value-type="float" office:value="13.0890677059349" calcext:value-type="float">
            <text:p>13.0890677059349</text:p>
          </table:table-cell>
          <table:table-cell office:value-type="float" office:value="172.270361002313" calcext:value-type="float">
            <text:p>172.270361002313</text:p>
          </table:table-cell>
          <table:table-cell office:value-type="float" office:value="-28.29423467445" calcext:value-type="float">
            <text:p>-28.294234674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9.200351817024" calcext:value-type="float">
            <text:p>149.200351817024</text:p>
          </table:table-cell>
          <table:table-cell office:value-type="float" office:value="-137.388842008486" calcext:value-type="float">
            <text:p>-137.3888420084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05956701079044" calcext:value-type="float">
            <text:p>-4.05956701079044</text:p>
          </table:table-cell>
          <table:table-cell office:value-type="float" office:value="18.7959350282953" calcext:value-type="float">
            <text:p>18.7959350282953</text:p>
          </table:table-cell>
          <table:table-cell office:value-type="float" office:value="369.767257902997" calcext:value-type="float">
            <text:p>369.767257902997</text:p>
          </table:table-cell>
          <table:table-cell office:value-type="float" office:value="-50.4473720956764" calcext:value-type="float">
            <text:p>-50.44737209567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55.413655889569" calcext:value-type="float">
            <text:p>355.413655889569</text:p>
          </table:table-cell>
          <table:table-cell office:value-type="float" office:value="-353.231406628423" calcext:value-type="float">
            <text:p>-353.2314066284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7157240986392" calcext:value-type="float">
            <text:p>13.7157240986392</text:p>
          </table:table-cell>
          <table:table-cell office:value-type="float" office:value="-6.61206754911903" calcext:value-type="float">
            <text:p>-6.61206754911903</text:p>
          </table:table-cell>
          <table:table-cell office:value-type="float" office:value="231.840524824105" calcext:value-type="float">
            <text:p>231.840524824105</text:p>
          </table:table-cell>
          <table:table-cell office:value-type="float" office:value="43.5519267459963" calcext:value-type="float">
            <text:p>43.551926745996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7.201763527787" calcext:value-type="float">
            <text:p>197.201763527787</text:p>
          </table:table-cell>
          <table:table-cell office:value-type="float" office:value="65.4979445154018" calcext:value-type="float">
            <text:p>65.49794451540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6872323851515" calcext:value-type="float">
            <text:p>13.6872323851515</text:p>
          </table:table-cell>
          <table:table-cell office:value-type="float" office:value="17.2658467493802" calcext:value-type="float">
            <text:p>17.2658467493802</text:p>
          </table:table-cell>
          <table:table-cell office:value-type="float" office:value="485.449794338224" calcext:value-type="float">
            <text:p>485.449794338224</text:p>
          </table:table-cell>
          <table:table-cell office:value-type="float" office:value="-28.110307862989" calcext:value-type="float">
            <text:p>-28.11030786298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3.169171298857" calcext:value-type="float">
            <text:p>403.169171298857</text:p>
          </table:table-cell>
          <table:table-cell office:value-type="float" office:value="-141.392679007958" calcext:value-type="float">
            <text:p>-141.392679007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75843823756433" calcext:value-type="float">
            <text:p>-0.375843823756433</text:p>
          </table:table-cell>
          <table:table-cell office:value-type="float" office:value="19.0017098697252" calcext:value-type="float">
            <text:p>19.0017098697252</text:p>
          </table:table-cell>
          <table:table-cell office:value-type="float" office:value="361.206236553066" calcext:value-type="float">
            <text:p>361.206236553066</text:p>
          </table:table-cell>
          <table:table-cell office:value-type="float" office:value="-47.3809734329319" calcext:value-type="float">
            <text:p>-47.38097343293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31.706192108642" calcext:value-type="float">
            <text:p>331.706192108642</text:p>
          </table:table-cell>
          <table:table-cell office:value-type="float" office:value="-327.444152647568" calcext:value-type="float">
            <text:p>-327.444152647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5232098170669" calcext:value-type="float">
            <text:p>3.85232098170669</text:p>
          </table:table-cell>
          <table:table-cell office:value-type="float" office:value="1.02839707736882" calcext:value-type="float">
            <text:p>1.02839707736882</text:p>
          </table:table-cell>
          <table:table-cell office:value-type="float" office:value="15.8979774948383" calcext:value-type="float">
            <text:p>15.8979774948383</text:p>
          </table:table-cell>
          <table:table-cell office:value-type="float" office:value="10.7671297496002" calcext:value-type="float">
            <text:p>10.767129749600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.43189941327391" calcext:value-type="float">
            <text:p>5.43189941327391</text:p>
          </table:table-cell>
          <table:table-cell office:value-type="float" office:value="34.6700824413571" calcext:value-type="float">
            <text:p>34.6700824413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06189449093729" calcext:value-type="float">
            <text:p>-3.06189449093729</text:p>
          </table:table-cell>
          <table:table-cell office:value-type="float" office:value="15.4432694997972" calcext:value-type="float">
            <text:p>15.4432694997972</text:p>
          </table:table-cell>
          <table:table-cell office:value-type="float" office:value="247.869770716997" calcext:value-type="float">
            <text:p>247.869770716997</text:p>
          </table:table-cell>
          <table:table-cell office:value-type="float" office:value="-39.3917029903288" calcext:value-type="float">
            <text:p>-39.391702990328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6.230809681152" calcext:value-type="float">
            <text:p>236.230809681152</text:p>
          </table:table-cell>
          <table:table-cell office:value-type="float" office:value="-236.165084262206" calcext:value-type="float">
            <text:p>-236.1650842622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1936002082297" calcext:value-type="float">
            <text:p>6.41936002082297</text:p>
          </table:table-cell>
          <table:table-cell office:value-type="float" office:value="-13.2666444909326" calcext:value-type="float">
            <text:p>-13.2666444909326</text:p>
          </table:table-cell>
          <table:table-cell office:value-type="float" office:value="217.212039125732" calcext:value-type="float">
            <text:p>217.212039125732</text:p>
          </table:table-cell>
          <table:table-cell office:value-type="float" office:value="56.2192934936207" calcext:value-type="float">
            <text:p>56.219293493620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25.067888024305" calcext:value-type="float">
            <text:p>225.067888024305</text:p>
          </table:table-cell>
          <table:table-cell office:value-type="float" office:value="-145.76290484325" calcext:value-type="float">
            <text:p>-145.762904843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3816484342029" calcext:value-type="float">
            <text:p>10.3816484342029</text:p>
          </table:table-cell>
          <table:table-cell office:value-type="float" office:value="13.4659377780594" calcext:value-type="float">
            <text:p>13.4659377780594</text:p>
          </table:table-cell>
          <table:table-cell office:value-type="float" office:value="289.110104453954" calcext:value-type="float">
            <text:p>289.110104453954</text:p>
          </table:table-cell>
          <table:table-cell office:value-type="float" office:value="-20.0161648999753" calcext:value-type="float">
            <text:p>-20.01616489997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27.651635161024" calcext:value-type="float">
            <text:p>227.651635161024</text:p>
          </table:table-cell>
          <table:table-cell office:value-type="float" office:value="-61.9647687786227" calcext:value-type="float">
            <text:p>-61.9647687786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7814076012091" calcext:value-type="float">
            <text:p>12.7814076012091</text:p>
          </table:table-cell>
          <table:table-cell office:value-type="float" office:value="18.3406080025191" calcext:value-type="float">
            <text:p>18.3406080025191</text:p>
          </table:table-cell>
          <table:table-cell office:value-type="float" office:value="499.742282170315" calcext:value-type="float">
            <text:p>499.742282170315</text:p>
          </table:table-cell>
          <table:table-cell office:value-type="float" office:value="-32.2404164063483" calcext:value-type="float">
            <text:p>-32.240416406348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18.93543576044" calcext:value-type="float">
            <text:p>418.93543576044</text:p>
          </table:table-cell>
          <table:table-cell office:value-type="float" office:value="-185.664017486149" calcext:value-type="float">
            <text:p>-185.6640174861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08594523183818" calcext:value-type="float">
            <text:p>-0.608594523183818</text:p>
          </table:table-cell>
          <table:table-cell office:value-type="float" office:value="-15.9360778744869" calcext:value-type="float">
            <text:p>-15.9360778744869</text:p>
          </table:table-cell>
          <table:table-cell office:value-type="float" office:value="254.328965315361" calcext:value-type="float">
            <text:p>254.328965315361</text:p>
          </table:table-cell>
          <table:table-cell office:value-type="float" office:value="57.199639100277" calcext:value-type="float">
            <text:p>57.19963910027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95.63549915707" calcext:value-type="float">
            <text:p>295.63549915707</text:p>
          </table:table-cell>
          <table:table-cell office:value-type="float" office:value="-292.30808447934" calcext:value-type="float">
            <text:p>-292.308084479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44804359780502" calcext:value-type="float">
            <text:p>-5.44804359780502</text:p>
          </table:table-cell>
          <table:table-cell office:value-type="float" office:value="-4.70845884038306" calcext:value-type="float">
            <text:p>-4.70845884038306</text:p>
          </table:table-cell>
          <table:table-cell office:value-type="float" office:value="51.8507636951657" calcext:value-type="float">
            <text:p>51.8507636951657</text:p>
          </table:table-cell>
          <table:table-cell office:value-type="float" office:value="18.6773329233442" calcext:value-type="float">
            <text:p>18.677332923344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0.0598557671519" calcext:value-type="float">
            <text:p>90.0598557671519</text:p>
          </table:table-cell>
          <table:table-cell office:value-type="float" office:value="-81.6188947125927" calcext:value-type="float">
            <text:p>-81.61889471259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9225412980391" calcext:value-type="float">
            <text:p>3.69225412980391</text:p>
          </table:table-cell>
          <table:table-cell office:value-type="float" office:value="-0.150824566185129" calcext:value-type="float">
            <text:p>-0.150824566185129</text:p>
          </table:table-cell>
          <table:table-cell office:value-type="float" office:value="13.6554886088189" calcext:value-type="float">
            <text:p>13.6554886088189</text:p>
          </table:table-cell>
          <table:table-cell office:value-type="float" office:value="14.1447278283593" calcext:value-type="float">
            <text:p>14.144727828359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.18812122197357" calcext:value-type="float">
            <text:p>6.18812122197357</text:p>
          </table:table-cell>
          <table:table-cell office:value-type="float" office:value="31.9058899861" calcext:value-type="float">
            <text:p>31.9058899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0646958238025" calcext:value-type="float">
            <text:p>4.40646958238025</text:p>
          </table:table-cell>
          <table:table-cell office:value-type="float" office:value="-3.29359033207724" calcext:value-type="float">
            <text:p>-3.29359033207724</text:p>
          </table:table-cell>
          <table:table-cell office:value-type="float" office:value="30.2647114559951" calcext:value-type="float">
            <text:p>30.2647114559951</text:p>
          </table:table-cell>
          <table:table-cell office:value-type="float" office:value="24.287240578612" calcext:value-type="float">
            <text:p>24.2872405786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6.2260137906286" calcext:value-type="float">
            <text:p>26.2260137906286</text:p>
          </table:table-cell>
          <table:table-cell office:value-type="float" office:value="21.2233083017151" calcext:value-type="float">
            <text:p>21.2233083017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83239997876024" calcext:value-type="float">
            <text:p>9.83239997876024</text:p>
          </table:table-cell>
          <table:table-cell office:value-type="float" office:value="-5.19807804268355" calcext:value-type="float">
            <text:p>-5.19807804268355</text:p>
          </table:table-cell>
          <table:table-cell office:value-type="float" office:value="123.696104680153" calcext:value-type="float">
            <text:p>123.696104680153</text:p>
          </table:table-cell>
          <table:table-cell office:value-type="float" office:value="35.4266341068109" calcext:value-type="float">
            <text:p>35.426634106810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1.762660850479" calcext:value-type="float">
            <text:p>101.762660850479</text:p>
          </table:table-cell>
          <table:table-cell office:value-type="float" office:value="50.0754283856462" calcext:value-type="float">
            <text:p>50.0754283856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8.5679902444137" calcext:value-type="float">
            <text:p>-18.5679902444137</text:p>
          </table:table-cell>
          <table:table-cell office:value-type="float" office:value="9.85270585227628" calcext:value-type="float">
            <text:p>9.85270585227628</text:p>
          </table:table-cell>
          <table:table-cell office:value-type="float" office:value="441.84607432812" calcext:value-type="float">
            <text:p>441.84607432812</text:p>
          </table:table-cell>
          <table:table-cell office:value-type="float" office:value="-38.1261078012425" calcext:value-type="float">
            <text:p>-38.12610780124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03.412623601222" calcext:value-type="float">
            <text:p>503.412623601222</text:p>
          </table:table-cell>
          <table:table-cell office:value-type="float" office:value="-245.48231310665" calcext:value-type="float">
            <text:p>-245.482313106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97220664823336" calcext:value-type="float">
            <text:p>-3.97220664823336</text:p>
          </table:table-cell>
          <table:table-cell office:value-type="float" office:value="8.10816522451866" calcext:value-type="float">
            <text:p>8.10816522451866</text:p>
          </table:table-cell>
          <table:table-cell office:value-type="float" office:value="81.5207689643631" calcext:value-type="float">
            <text:p>81.5207689643631</text:p>
          </table:table-cell>
          <table:table-cell office:value-type="float" office:value="-18.2967023217893" calcext:value-type="float">
            <text:p>-18.296702321789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8.1932651082592" calcext:value-type="float">
            <text:p>88.1932651082592</text:p>
          </table:table-cell>
          <table:table-cell office:value-type="float" office:value="-86.2758726931567" calcext:value-type="float">
            <text:p>-86.27587269315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1385666082302" calcext:value-type="float">
            <text:p>19.1385666082302</text:p>
          </table:table-cell>
          <table:table-cell office:value-type="float" office:value="-0.908157716159565" calcext:value-type="float">
            <text:p>-0.908157716159565</text:p>
          </table:table-cell>
          <table:table-cell office:value-type="float" office:value="367.109482255085" calcext:value-type="float">
            <text:p>367.109482255085</text:p>
          </table:table-cell>
          <table:table-cell office:value-type="float" office:value="31.8630397567089" calcext:value-type="float">
            <text:p>31.863039756708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99.371531254483" calcext:value-type="float">
            <text:p>299.371531254483</text:p>
          </table:table-cell>
          <table:table-cell office:value-type="float" office:value="168.606033604333" calcext:value-type="float">
            <text:p>168.606033604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6630690819486" calcext:value-type="float">
            <text:p>15.6630690819486</text:p>
          </table:table-cell>
          <table:table-cell office:value-type="float" office:value="-12.5159783343827" calcext:value-type="float">
            <text:p>-12.5159783343827</text:p>
          </table:table-cell>
          <table:table-cell office:value-type="float" office:value="401.981446732629" calcext:value-type="float">
            <text:p>401.981446732629</text:p>
          </table:table-cell>
          <table:table-cell office:value-type="float" office:value="63.2110040850966" calcext:value-type="float">
            <text:p>63.21100408509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1.3611270736" calcext:value-type="float">
            <text:p>371.3611270736</text:p>
          </table:table-cell>
          <table:table-cell office:value-type="float" office:value="-41.7140485979648" calcext:value-type="float">
            <text:p>-41.71404859796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2470411599916" calcext:value-type="float">
            <text:p>8.22470411599916</text:p>
          </table:table-cell>
          <table:table-cell office:value-type="float" office:value="5.1894470442166" calcext:value-type="float">
            <text:p>5.1894470442166</text:p>
          </table:table-cell>
          <table:table-cell office:value-type="float" office:value="94.5761184204619" calcext:value-type="float">
            <text:p>94.5761184204619</text:p>
          </table:table-cell>
          <table:table-cell office:value-type="float" office:value="2.65636298334935" calcext:value-type="float">
            <text:p>2.6563629833493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8.2984078680321" calcext:value-type="float">
            <text:p>58.2984078680321</text:p>
          </table:table-cell>
          <table:table-cell office:value-type="float" office:value="56.4708705076972" calcext:value-type="float">
            <text:p>56.47087050769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05551084023293" calcext:value-type="float">
            <text:p>-9.05551084023293</text:p>
          </table:table-cell>
          <table:table-cell office:value-type="float" office:value="0.948729883958727" calcext:value-type="float">
            <text:p>0.948729883958727</text:p>
          </table:table-cell>
          <table:table-cell office:value-type="float" office:value="82.9023649702925" calcext:value-type="float">
            <text:p>82.9023649702925</text:p>
          </table:table-cell>
          <table:table-cell office:value-type="float" office:value="-1.90170049210911" calcext:value-type="float">
            <text:p>-1.901700492109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4.226948563307" calcext:value-type="float">
            <text:p>124.226948563307</text:p>
          </table:table-cell>
          <table:table-cell office:value-type="float" office:value="-81.5022261868953" calcext:value-type="float">
            <text:p>-81.50222618689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3758478871197" calcext:value-type="float">
            <text:p>15.3758478871197</text:p>
          </table:table-cell>
          <table:table-cell office:value-type="float" office:value="-14.8308737763055" calcext:value-type="float">
            <text:p>-14.8308737763055</text:p>
          </table:table-cell>
          <table:table-cell office:value-type="float" office:value="456.37151521655" calcext:value-type="float">
            <text:p>456.37151521655</text:p>
          </table:table-cell>
          <table:table-cell office:value-type="float" office:value="69.8684692160362" calcext:value-type="float">
            <text:p>69.868469216036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31.529871220682" calcext:value-type="float">
            <text:p>431.529871220682</text:p>
          </table:table-cell>
          <table:table-cell office:value-type="float" office:value="-112.233933537239" calcext:value-type="float">
            <text:p>-112.2339335372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9255695681439" calcext:value-type="float">
            <text:p>17.9255695681439</text:p>
          </table:table-cell>
          <table:table-cell office:value-type="float" office:value="-12.9889190998594" calcext:value-type="float">
            <text:p>-12.9889190998594</text:p>
          </table:table-cell>
          <table:table-cell office:value-type="float" office:value="490.038063725059" calcext:value-type="float">
            <text:p>490.038063725059</text:p>
          </table:table-cell>
          <table:table-cell office:value-type="float" office:value="66.8923268677222" calcext:value-type="float">
            <text:p>66.89232686772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51.313623652202" calcext:value-type="float">
            <text:p>451.313623652202</text:p>
          </table:table-cell>
          <table:table-cell office:value-type="float" office:value="-34.3597314691175" calcext:value-type="float">
            <text:p>-34.3597314691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.1623704668148" calcext:value-type="float">
            <text:p>18.1623704668148</text:p>
          </table:table-cell>
          <table:table-cell office:value-type="float" office:value="-12.8684841160464" calcext:value-type="float">
            <text:p>-12.8684841160464</text:p>
          </table:table-cell>
          <table:table-cell office:value-type="float" office:value="495.469584418764" calcext:value-type="float">
            <text:p>495.469584418764</text:p>
          </table:table-cell>
          <table:table-cell office:value-type="float" office:value="66.767822814954" calcext:value-type="float">
            <text:p>66.76782281495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55.557070783598" calcext:value-type="float">
            <text:p>455.557070783598</text:p>
          </table:table-cell>
          <table:table-cell office:value-type="float" office:value="-28.8735174756988" calcext:value-type="float">
            <text:p>-28.87351747569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84631162254944" calcext:value-type="float">
            <text:p>-3.84631162254944</text:p>
          </table:table-cell>
          <table:table-cell office:value-type="float" office:value="-14.7958250820512" calcext:value-type="float">
            <text:p>-14.7958250820512</text:p>
          </table:table-cell>
          <table:table-cell office:value-type="float" office:value="233.710552956414" calcext:value-type="float">
            <text:p>233.710552956414</text:p>
          </table:table-cell>
          <table:table-cell office:value-type="float" office:value="50.5411636236041" calcext:value-type="float">
            <text:p>50.54116362360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85.687449610714" calcext:value-type="float">
            <text:p>285.687449610714</text:p>
          </table:table-cell>
          <table:table-cell office:value-type="float" office:value="-284.124894625703" calcext:value-type="float">
            <text:p>-284.1248946257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1317439000024" calcext:value-type="float">
            <text:p>13.1317439000024</text:p>
          </table:table-cell>
          <table:table-cell office:value-type="float" office:value="19.215494721695" calcext:value-type="float">
            <text:p>19.215494721695</text:p>
          </table:table-cell>
          <table:table-cell office:value-type="float" office:value="541.677935254738" calcext:value-type="float">
            <text:p>541.677935254738</text:p>
          </table:table-cell>
          <table:table-cell office:value-type="float" office:value="-34.5147402650826" calcext:value-type="float">
            <text:p>-34.514740265082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57.719970211338" calcext:value-type="float">
            <text:p>457.719970211338</text:p>
          </table:table-cell>
          <table:table-cell office:value-type="float" office:value="-213.618552856077" calcext:value-type="float">
            <text:p>-213.618552856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48754008849226" calcext:value-type="float">
            <text:p>-9.48754008849226</text:p>
          </table:table-cell>
          <table:table-cell office:value-type="float" office:value="9.46009435962294" calcext:value-type="float">
            <text:p>9.46009435962294</text:p>
          </table:table-cell>
          <table:table-cell office:value-type="float" office:value="179.506802223718" calcext:value-type="float">
            <text:p>179.506802223718</text:p>
          </table:table-cell>
          <table:table-cell office:value-type="float" office:value="-27.8678231673611" calcext:value-type="float">
            <text:p>-27.86782316736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5.536773858441" calcext:value-type="float">
            <text:p>205.536773858441</text:p>
          </table:table-cell>
          <table:table-cell office:value-type="float" office:value="-156.961057370154" calcext:value-type="float">
            <text:p>-156.9610573701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.8570475416122" calcext:value-type="float">
            <text:p>-10.8570475416122</text:p>
          </table:table-cell>
          <table:table-cell office:value-type="float" office:value="16.5504775996901" calcext:value-type="float">
            <text:p>16.5504775996901</text:p>
          </table:table-cell>
          <table:table-cell office:value-type="float" office:value="391.793790098672" calcext:value-type="float">
            <text:p>391.793790098672</text:p>
          </table:table-cell>
          <table:table-cell office:value-type="float" office:value="-50.5084803406825" calcext:value-type="float">
            <text:p>-50.50848034068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09.121025065741" calcext:value-type="float">
            <text:p>409.121025065741</text:p>
          </table:table-cell>
          <table:table-cell office:value-type="float" office:value="-339.530781452974" calcext:value-type="float">
            <text:p>-339.5307814529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6996080885213" calcext:value-type="float">
            <text:p>10.6996080885213</text:p>
          </table:table-cell>
          <table:table-cell office:value-type="float" office:value="14.6324596486362" calcext:value-type="float">
            <text:p>14.6324596486362</text:p>
          </table:table-cell>
          <table:table-cell office:value-type="float" office:value="328.590488616917" calcext:value-type="float">
            <text:p>328.590488616917</text:p>
          </table:table-cell>
          <table:table-cell office:value-type="float" office:value="-23.1977708573874" calcext:value-type="float">
            <text:p>-23.197770857387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3.527136965559" calcext:value-type="float">
            <text:p>263.527136965559</text:p>
          </table:table-cell>
          <table:table-cell office:value-type="float" office:value="-89.5474832750035" calcext:value-type="float">
            <text:p>-89.5474832750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2792320050096" calcext:value-type="float">
            <text:p>15.2792320050096</text:p>
          </table:table-cell>
          <table:table-cell office:value-type="float" office:value="-16.7025382168955" calcext:value-type="float">
            <text:p>-16.7025382168955</text:p>
          </table:table-cell>
          <table:table-cell office:value-type="float" office:value="512.429713549766" calcext:value-type="float">
            <text:p>512.429713549766</text:p>
          </table:table-cell>
          <table:table-cell office:value-type="float" office:value="75.3868466556962" calcext:value-type="float">
            <text:p>75.386846655696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91.717861963519" calcext:value-type="float">
            <text:p>491.717861963519</text:p>
          </table:table-cell>
          <table:table-cell office:value-type="float" office:value="-175.866771275559" calcext:value-type="float">
            <text:p>-175.866771275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1730888517204" calcext:value-type="float">
            <text:p>19.1730888517204</text:p>
          </table:table-cell>
          <table:table-cell office:value-type="float" office:value="-7.58542004035496" calcext:value-type="float">
            <text:p>-7.58542004035496</text:p>
          </table:table-cell>
          <table:table-cell office:value-type="float" office:value="425.145933304583" calcext:value-type="float">
            <text:p>425.145933304583</text:p>
          </table:table-cell>
          <table:table-cell office:value-type="float" office:value="51.9293489727853" calcext:value-type="float">
            <text:p>51.929348972785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70.624417978411" calcext:value-type="float">
            <text:p>370.624417978411</text:p>
          </table:table-cell>
          <table:table-cell office:value-type="float" office:value="98.8483623961548" calcext:value-type="float">
            <text:p>98.84836239615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6.1078368105367" calcext:value-type="float">
            <text:p>-16.1078368105367</text:p>
          </table:table-cell>
          <table:table-cell office:value-type="float" office:value="-14.719933686338" calcext:value-type="float">
            <text:p>-14.719933686338</text:p>
          </table:table-cell>
          <table:table-cell office:value-type="float" office:value="476.138854445069" calcext:value-type="float">
            <text:p>476.138854445069</text:p>
          </table:table-cell>
          <table:table-cell office:value-type="float" office:value="38.0519642484773" calcext:value-type="float">
            <text:p>38.05196424847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77.010069059891" calcext:value-type="float">
            <text:p>577.010069059891</text:p>
          </table:table-cell>
          <table:table-cell office:value-type="float" office:value="-392.086846397694" calcext:value-type="float">
            <text:p>-392.0868463976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7.82417206773499" calcext:value-type="float">
            <text:p>-7.82417206773499</text:p>
          </table:table-cell>
          <table:table-cell office:value-type="float" office:value="-14.2217658444848" calcext:value-type="float">
            <text:p>-14.2217658444848</text:p>
          </table:table-cell>
          <table:table-cell office:value-type="float" office:value="263.47629228088" calcext:value-type="float">
            <text:p>263.47629228088</text:p>
          </table:table-cell>
          <table:table-cell office:value-type="float" office:value="44.8411254657195" calcext:value-type="float">
            <text:p>44.841125465719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30.216512240789" calcext:value-type="float">
            <text:p>330.216512240789</text:p>
          </table:table-cell>
          <table:table-cell office:value-type="float" office:value="-302.11970403394" calcext:value-type="float">
            <text:p>-302.119704033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3017292846002" calcext:value-type="float">
            <text:p>-1.43017292846002</text:p>
          </table:table-cell>
          <table:table-cell office:value-type="float" office:value="-9.20136302108674" calcext:value-type="float">
            <text:p>-9.20136302108674</text:p>
          </table:table-cell>
          <table:table-cell office:value-type="float" office:value="86.7104760511223" calcext:value-type="float">
            <text:p>86.7104760511223</text:p>
          </table:table-cell>
          <table:table-cell office:value-type="float" office:value="36.1739161348002" calcext:value-type="float">
            <text:p>36.173916134800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7.833893807136" calcext:value-type="float">
            <text:p>117.833893807136</text:p>
          </table:table-cell>
          <table:table-cell office:value-type="float" office:value="-116.939363844136" calcext:value-type="float">
            <text:p>-116.939363844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4.8918146107934" calcext:value-type="float">
            <text:p>-14.8918146107934</text:p>
          </table:table-cell>
          <table:table-cell office:value-type="float" office:value="14.4122592465884" calcext:value-type="float">
            <text:p>14.4122592465884</text:p>
          </table:table-cell>
          <table:table-cell office:value-type="float" office:value="429.479358993113" calcext:value-type="float">
            <text:p>429.479358993113</text:p>
          </table:table-cell>
          <table:table-cell office:value-type="float" office:value="-48.1285923505587" calcext:value-type="float">
            <text:p>-48.12859235055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67.222098943109" calcext:value-type="float">
            <text:p>467.222098943109</text:p>
          </table:table-cell>
          <table:table-cell office:value-type="float" office:value="-313.915029594837" calcext:value-type="float">
            <text:p>-313.9150295948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8355474209283" calcext:value-type="float">
            <text:p>19.8355474209283</text:p>
          </table:table-cell>
          <table:table-cell office:value-type="float" office:value="15.5735404640363" calcext:value-type="float">
            <text:p>15.5735404640363</text:p>
          </table:table-cell>
          <table:table-cell office:value-type="float" office:value="635.984104072871" calcext:value-type="float">
            <text:p>635.984104072871</text:p>
          </table:table-cell>
          <table:table-cell office:value-type="float" office:value="-16.8850739711806" calcext:value-type="float">
            <text:p>-16.885073971180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32.494833461086" calcext:value-type="float">
            <text:p>532.494833461086</text:p>
          </table:table-cell>
          <table:table-cell office:value-type="float" office:value="-33.8681548685491" calcext:value-type="float">
            <text:p>-33.8681548685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2043875372229" calcext:value-type="float">
            <text:p>10.2043875372229</text:p>
          </table:table-cell>
          <table:table-cell office:value-type="float" office:value="16.3078155093315" calcext:value-type="float">
            <text:p>16.3078155093315</text:p>
          </table:table-cell>
          <table:table-cell office:value-type="float" office:value="370.074371696225" calcext:value-type="float">
            <text:p>370.074371696225</text:p>
          </table:table-cell>
          <table:table-cell office:value-type="float" office:value="-28.7190589907716" calcext:value-type="float">
            <text:p>-28.71905899077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3.64119052867" calcext:value-type="float">
            <text:p>303.64119052867</text:p>
          </table:table-cell>
          <table:table-cell office:value-type="float" office:value="-142.489727832724" calcext:value-type="float">
            <text:p>-142.4897278327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39815019139686" calcext:value-type="float">
            <text:p>-9.39815019139686</text:p>
          </table:table-cell>
          <table:table-cell office:value-type="float" office:value="-0.137115573673995" calcext:value-type="float">
            <text:p>-0.137115573673995</text:p>
          </table:table-cell>
          <table:table-cell office:value-type="float" office:value="88.3440277005967" calcext:value-type="float">
            <text:p>88.3440277005967</text:p>
          </table:table-cell>
          <table:table-cell office:value-type="float" office:value="1.01319652962513" calcext:value-type="float">
            <text:p>1.013196529625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3.210859613532" calcext:value-type="float">
            <text:p>133.210859613532</text:p>
          </table:table-cell>
          <table:table-cell office:value-type="float" office:value="-85.8763835504636" calcext:value-type="float">
            <text:p>-85.87638355046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4519883034049" calcext:value-type="float">
            <text:p>5.64519883034049</text:p>
          </table:table-cell>
          <table:table-cell office:value-type="float" office:value="11.0976939675503" calcext:value-type="float">
            <text:p>11.0976939675503</text:p>
          </table:table-cell>
          <table:table-cell office:value-type="float" office:value="155.027081231479" calcext:value-type="float">
            <text:p>155.027081231479</text:p>
          </table:table-cell>
          <table:table-cell office:value-type="float" office:value="-17.6478830723103" calcext:value-type="float">
            <text:p>-17.64788307231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7.250897975017" calcext:value-type="float">
            <text:p>117.250897975017</text:p>
          </table:table-cell>
          <table:table-cell office:value-type="float" office:value="-51.1566339892368" calcext:value-type="float">
            <text:p>-51.1566339892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1571550266025" calcext:value-type="float">
            <text:p>19.1571550266025</text:p>
          </table:table-cell>
          <table:table-cell office:value-type="float" office:value="12.5391338742174" calcext:value-type="float">
            <text:p>12.5391338742174</text:p>
          </table:table-cell>
          <table:table-cell office:value-type="float" office:value="524.22646702883" calcext:value-type="float">
            <text:p>524.22646702883</text:p>
          </table:table-cell>
          <table:table-cell office:value-type="float" office:value="-8.46024659604977" calcext:value-type="float">
            <text:p>-8.4602465960497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29.519579173985" calcext:value-type="float">
            <text:p>429.519579173985</text:p>
          </table:table-cell>
          <table:table-cell office:value-type="float" office:value="39.2627846723105" calcext:value-type="float">
            <text:p>39.2627846723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1691071832405" calcext:value-type="float">
            <text:p>7.11691071832405</text:p>
          </table:table-cell>
          <table:table-cell office:value-type="float" office:value="-18.0433941447828" calcext:value-type="float">
            <text:p>-18.0433941447828</text:p>
          </table:table-cell>
          <table:table-cell office:value-type="float" office:value="376.214490436579" calcext:value-type="float">
            <text:p>376.214490436579</text:p>
          </table:table-cell>
          <table:table-cell office:value-type="float" office:value="71.2470931526725" calcext:value-type="float">
            <text:p>71.24709315267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0.833635852848" calcext:value-type="float">
            <text:p>390.833635852848</text:p>
          </table:table-cell>
          <table:table-cell office:value-type="float" office:value="-298.598664088633" calcext:value-type="float">
            <text:p>-298.5986640886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8988964958728" calcext:value-type="float">
            <text:p>14.8988964958728</text:p>
          </table:table-cell>
          <table:table-cell office:value-type="float" office:value="2.92767317197245" calcext:value-type="float">
            <text:p>2.92767317197245</text:p>
          </table:table-cell>
          <table:table-cell office:value-type="float" office:value="230.548386996618" calcext:value-type="float">
            <text:p>230.548386996618</text:p>
          </table:table-cell>
          <table:table-cell office:value-type="float" office:value="16.1158769799554" calcext:value-type="float">
            <text:p>16.115876979955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2.097454669182" calcext:value-type="float">
            <text:p>172.097454669182</text:p>
          </table:table-cell>
          <table:table-cell office:value-type="float" office:value="130.374144604913" calcext:value-type="float">
            <text:p>130.3741446049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03396134805855" calcext:value-type="float">
            <text:p>6.03396134805855</text:p>
          </table:table-cell>
          <table:table-cell office:value-type="float" office:value="-5.02038502690143" calcext:value-type="float">
            <text:p>-5.02038502690143</text:p>
          </table:table-cell>
          <table:table-cell office:value-type="float" office:value="61.6129553682006" calcext:value-type="float">
            <text:p>61.6129553682006</text:p>
          </table:table-cell>
          <table:table-cell office:value-type="float" office:value="31.0951164287628" calcext:value-type="float">
            <text:p>31.09511642876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4.5178800297692" calcext:value-type="float">
            <text:p>54.5178800297692</text:p>
          </table:table-cell>
          <table:table-cell office:value-type="float" office:value="18.060616260388" calcext:value-type="float">
            <text:p>18.0606162603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7313079043401" calcext:value-type="float">
            <text:p>11.7313079043401</text:p>
          </table:table-cell>
          <table:table-cell office:value-type="float" office:value="12.6329699320311" calcext:value-type="float">
            <text:p>12.6329699320311</text:p>
          </table:table-cell>
          <table:table-cell office:value-type="float" office:value="297.215514450035" calcext:value-type="float">
            <text:p>297.215514450035</text:p>
          </table:table-cell>
          <table:table-cell office:value-type="float" office:value="-16.1676018917532" calcext:value-type="float">
            <text:p>-16.167601891753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32.024342968612" calcext:value-type="float">
            <text:p>232.024342968612</text:p>
          </table:table-cell>
          <table:table-cell office:value-type="float" office:value="-29.7442183004789" calcext:value-type="float">
            <text:p>-29.74421830047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1237530167771" calcext:value-type="float">
            <text:p>1.21237530167771</text:p>
          </table:table-cell>
          <table:table-cell office:value-type="float" office:value="5.89802862972232" calcext:value-type="float">
            <text:p>5.89802862972232</text:p>
          </table:table-cell>
          <table:table-cell office:value-type="float" office:value="36.2565955891423" calcext:value-type="float">
            <text:p>36.2565955891423</text:p>
          </table:table-cell>
          <table:table-cell office:value-type="float" office:value="-6.48171058748924" calcext:value-type="float">
            <text:p>-6.4817105874892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6.6110371229868" calcext:value-type="float">
            <text:p>26.6110371229868</text:p>
          </table:table-cell>
          <table:table-cell office:value-type="float" office:value="-13.0793067424801" calcext:value-type="float">
            <text:p>-13.07930674248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2574551905456" calcext:value-type="float">
            <text:p>17.2574551905456</text:p>
          </table:table-cell>
          <table:table-cell office:value-type="float" office:value="-14.4976126542849" calcext:value-type="float">
            <text:p>-14.4976126542849</text:p>
          </table:table-cell>
          <table:table-cell office:value-type="float" office:value="508.000532327371" calcext:value-type="float">
            <text:p>508.000532327371</text:p>
          </table:table-cell>
          <table:table-cell office:value-type="float" office:value="70.7502931534003" calcext:value-type="float">
            <text:p>70.750293153400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74.965936873759" calcext:value-type="float">
            <text:p>474.965936873759</text:p>
          </table:table-cell>
          <table:table-cell office:value-type="float" office:value="-84.8589012673405" calcext:value-type="float">
            <text:p>-84.85890126734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120802850376" calcext:value-type="float">
            <text:p>-1.1120802850376</text:p>
          </table:table-cell>
          <table:table-cell office:value-type="float" office:value="-7.36541443676753" calcext:value-type="float">
            <text:p>-7.36541443676753</text:p>
          </table:table-cell>
          <table:table-cell office:value-type="float" office:value="55.4860523857129" calcext:value-type="float">
            <text:p>55.4860523857129</text:p>
          </table:table-cell>
          <table:table-cell office:value-type="float" office:value="30.984163025265" calcext:value-type="float">
            <text:p>30.9841630252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1.6652023993983" calcext:value-type="float">
            <text:p>81.6652023993983</text:p>
          </table:table-cell>
          <table:table-cell office:value-type="float" office:value="-79.988881264217" calcext:value-type="float">
            <text:p>-79.9888812642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56319721424748" calcext:value-type="float">
            <text:p>8.56319721424748</text:p>
          </table:table-cell>
          <table:table-cell office:value-type="float" office:value="-17.1147742130036" calcext:value-type="float">
            <text:p>-17.1147742130036</text:p>
          </table:table-cell>
          <table:table-cell office:value-type="float" office:value="366.24384289219" calcext:value-type="float">
            <text:p>366.24384289219</text:p>
          </table:table-cell>
          <table:table-cell office:value-type="float" office:value="69.9075198532584" calcext:value-type="float">
            <text:p>69.90751985325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73.220602461207" calcext:value-type="float">
            <text:p>373.220602461207</text:p>
          </table:table-cell>
          <table:table-cell office:value-type="float" office:value="-251.076269859874" calcext:value-type="float">
            <text:p>-251.076269859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48565915048907" calcext:value-type="float">
            <text:p>-4.48565915048907</text:p>
          </table:table-cell>
          <table:table-cell office:value-type="float" office:value="-12.2252764663351" calcext:value-type="float">
            <text:p>-12.2252764663351</text:p>
          </table:table-cell>
          <table:table-cell office:value-type="float" office:value="169.578522692692" calcext:value-type="float">
            <text:p>169.578522692692</text:p>
          </table:table-cell>
          <table:table-cell office:value-type="float" office:value="42.1901702485161" calcext:value-type="float">
            <text:p>42.190170248516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18.971712227319" calcext:value-type="float">
            <text:p>218.971712227319</text:p>
          </table:table-cell>
          <table:table-cell office:value-type="float" office:value="-215.278869965398" calcext:value-type="float">
            <text:p>-215.2788699653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91738726757804" calcext:value-type="float">
            <text:p>5.91738726757804</text:p>
          </table:table-cell>
          <table:table-cell office:value-type="float" office:value="13.1448322597096" calcext:value-type="float">
            <text:p>13.1448322597096</text:p>
          </table:table-cell>
          <table:table-cell office:value-type="float" office:value="207.802087210398" calcext:value-type="float">
            <text:p>207.802087210398</text:p>
          </table:table-cell>
          <table:table-cell office:value-type="float" office:value="-23.5171095115509" calcext:value-type="float">
            <text:p>-23.517109511550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4.842873620667" calcext:value-type="float">
            <text:p>164.842873620667</text:p>
          </table:table-cell>
          <table:table-cell office:value-type="float" office:value="-94.2404652082817" calcext:value-type="float">
            <text:p>-94.24046520828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6491935389892" calcext:value-type="float">
            <text:p>17.6491935389892</text:p>
          </table:table-cell>
          <table:table-cell office:value-type="float" office:value="4.4294796706133" calcext:value-type="float">
            <text:p>4.4294796706133</text:p>
          </table:table-cell>
          <table:table-cell office:value-type="float" office:value="331.114322729076" calcext:value-type="float">
            <text:p>331.114322729076</text:p>
          </table:table-cell>
          <table:table-cell office:value-type="float" office:value="14.3607545271493" calcext:value-type="float">
            <text:p>14.360754527149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8.658589231893" calcext:value-type="float">
            <text:p>258.658589231893</text:p>
          </table:table-cell>
          <table:table-cell office:value-type="float" office:value="147.081411039753" calcext:value-type="float">
            <text:p>147.0814110397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82518254658095" calcext:value-type="float">
            <text:p>-0.682518254658095</text:p>
          </table:table-cell>
          <table:table-cell office:value-type="float" office:value="1.12251237095917" calcext:value-type="float">
            <text:p>1.12251237095917</text:p>
          </table:table-cell>
          <table:table-cell office:value-type="float" office:value="1.72586519089791" calcext:value-type="float">
            <text:p>1.72586519089791</text:p>
          </table:table-cell>
          <table:table-cell office:value-type="float" office:value="5.94994463246439" calcext:value-type="float">
            <text:p>5.9499446324643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.21091346761195" calcext:value-type="float">
            <text:p>9.21091346761195</text:p>
          </table:table-cell>
          <table:table-cell office:value-type="float" office:value="-6.1576735729609" calcext:value-type="float">
            <text:p>-6.15767357296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610873563866" calcext:value-type="float">
            <text:p>14.610873563866</text:p>
          </table:table-cell>
          <table:table-cell office:value-type="float" office:value="4.07624377542032" calcext:value-type="float">
            <text:p>4.07624377542032</text:p>
          </table:table-cell>
          <table:table-cell office:value-type="float" office:value="230.09338961593" calcext:value-type="float">
            <text:p>230.09338961593</text:p>
          </table:table-cell>
          <table:table-cell office:value-type="float" office:value="12.382142237605" calcext:value-type="float">
            <text:p>12.38214223760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0.497407809625" calcext:value-type="float">
            <text:p>170.497407809625</text:p>
          </table:table-cell>
          <table:table-cell office:value-type="float" office:value="122.034586308981" calcext:value-type="float">
            <text:p>122.034586308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00664062142108" calcext:value-type="float">
            <text:p>-0.600664062142108</text:p>
          </table:table-cell>
          <table:table-cell office:value-type="float" office:value="-18.4591910199568" calcext:value-type="float">
            <text:p>-18.4591910199568</text:p>
          </table:table-cell>
          <table:table-cell office:value-type="float" office:value="341.102530426802" calcext:value-type="float">
            <text:p>341.102530426802</text:p>
          </table:table-cell>
          <table:table-cell office:value-type="float" office:value="64.7769089977282" calcext:value-type="float">
            <text:p>64.77690899772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7.423568715284" calcext:value-type="float">
            <text:p>387.423568715284</text:p>
          </table:table-cell>
          <table:table-cell office:value-type="float" office:value="-384.066091710446" calcext:value-type="float">
            <text:p>-384.0660917104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5754519181284" calcext:value-type="float">
            <text:p>19.5754519181284</text:p>
          </table:table-cell>
          <table:table-cell office:value-type="float" office:value="12.599930820397" calcext:value-type="float">
            <text:p>12.599930820397</text:p>
          </table:table-cell>
          <table:table-cell office:value-type="float" office:value="541.956574477745" calcext:value-type="float">
            <text:p>541.956574477745</text:p>
          </table:table-cell>
          <table:table-cell office:value-type="float" office:value="-8.22434054306264" calcext:value-type="float">
            <text:p>-8.2243405430626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45.454905164438" calcext:value-type="float">
            <text:p>445.454905164438</text:p>
          </table:table-cell>
          <table:table-cell office:value-type="float" office:value="41.620672225159" calcext:value-type="float">
            <text:p>41.620672225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67265016027" calcext:value-type="float">
            <text:p>1.567265016027</text:p>
          </table:table-cell>
          <table:table-cell office:value-type="float" office:value="-12.2517588308231" calcext:value-type="float">
            <text:p>-12.2517588308231</text:p>
          </table:table-cell>
          <table:table-cell office:value-type="float" office:value="152.561914079115" calcext:value-type="float">
            <text:p>152.561914079115</text:p>
          </table:table-cell>
          <table:table-cell office:value-type="float" office:value="48.3225415084964" calcext:value-type="float">
            <text:p>48.32254150849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7.796371676653" calcext:value-type="float">
            <text:p>177.796371676653</text:p>
          </table:table-cell>
          <table:table-cell office:value-type="float" office:value="-161.503726966056" calcext:value-type="float">
            <text:p>-161.5037269660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9502613088363" calcext:value-type="float">
            <text:p>12.9502613088363</text:p>
          </table:table-cell>
          <table:table-cell office:value-type="float" office:value="19.820782029538" calcext:value-type="float">
            <text:p>19.820782029538</text:p>
          </table:table-cell>
          <table:table-cell office:value-type="float" office:value="560.572668229597" calcext:value-type="float">
            <text:p>560.572668229597</text:p>
          </table:table-cell>
          <table:table-cell office:value-type="float" office:value="-36.5120847797776" calcext:value-type="float">
            <text:p>-36.51208477977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76.130058935176" calcext:value-type="float">
            <text:p>476.130058935176</text:p>
          </table:table-cell>
          <table:table-cell office:value-type="float" office:value="-237.669484423852" calcext:value-type="float">
            <text:p>-237.6694844238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4.3220714601816" calcext:value-type="float">
            <text:p>-14.3220714601816</text:p>
          </table:table-cell>
          <table:table-cell office:value-type="float" office:value="17.6846236186675" calcext:value-type="float">
            <text:p>17.6846236186675</text:p>
          </table:table-cell>
          <table:table-cell office:value-type="float" office:value="517.86764344448" calcext:value-type="float">
            <text:p>517.86764344448</text:p>
          </table:table-cell>
          <table:table-cell office:value-type="float" office:value="-57.3759423161841" calcext:value-type="float">
            <text:p>-57.375942316184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46.786682047871" calcext:value-type="float">
            <text:p>546.786682047871</text:p>
          </table:table-cell>
          <table:table-cell office:value-type="float" office:value="-407.275308438232" calcext:value-type="float">
            <text:p>-407.2753084382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4.2416175570244" calcext:value-type="float">
            <text:p>-14.2416175570244</text:p>
          </table:table-cell>
          <table:table-cell office:value-type="float" office:value="-9.19324907029937" calcext:value-type="float">
            <text:p>-9.19324907029937</text:p>
          </table:table-cell>
          <table:table-cell office:value-type="float" office:value="287.339499109105" calcext:value-type="float">
            <text:p>287.339499109105</text:p>
          </table:table-cell>
          <table:table-cell office:value-type="float" office:value="23.3381296538737" calcext:value-type="float">
            <text:p>23.338129653873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69.692467477801" calcext:value-type="float">
            <text:p>369.692467477801</text:p>
          </table:table-cell>
          <table:table-cell office:value-type="float" office:value="-232.076884622378" calcext:value-type="float">
            <text:p>-232.076884622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79152242551454" calcext:value-type="float">
            <text:p>-6.79152242551454</text:p>
          </table:table-cell>
          <table:table-cell office:value-type="float" office:value="-17.7527185455524" calcext:value-type="float">
            <text:p>-17.7527185455524</text:p>
          </table:table-cell>
          <table:table-cell office:value-type="float" office:value="361.283792613867" calcext:value-type="float">
            <text:p>361.283792613867</text:p>
          </table:table-cell>
          <table:table-cell office:value-type="float" office:value="56.4666332111427" calcext:value-type="float">
            <text:p>56.46663321114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30.95531940703" calcext:value-type="float">
            <text:p>430.95531940703</text:p>
          </table:table-cell>
          <table:table-cell office:value-type="float" office:value="-412.788154678336" calcext:value-type="float">
            <text:p>-412.788154678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8.8602765428572" calcext:value-type="float">
            <text:p>-18.8602765428572</text:p>
          </table:table-cell>
          <table:table-cell office:value-type="float" office:value="-16.4341503982234" calcext:value-type="float">
            <text:p>-16.4341503982234</text:p>
          </table:table-cell>
          <table:table-cell office:value-type="float" office:value="625.791330584478" calcext:value-type="float">
            <text:p>625.791330584478</text:p>
          </table:table-cell>
          <table:table-cell office:value-type="float" office:value="40.4421746518131" calcext:value-type="float">
            <text:p>40.442174651813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41.100737552354" calcext:value-type="float">
            <text:p>741.100737552354</text:p>
          </table:table-cell>
          <table:table-cell office:value-type="float" office:value="-473.692088993589" calcext:value-type="float">
            <text:p>-473.6920889935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54119158098919" calcext:value-type="float">
            <text:p>9.54119158098919</text:p>
          </table:table-cell>
          <table:table-cell office:value-type="float" office:value="18.0112516290412" calcext:value-type="float">
            <text:p>18.0112516290412</text:p>
          </table:table-cell>
          <table:table-cell office:value-type="float" office:value="415.439522029779" calcext:value-type="float">
            <text:p>415.439522029779</text:p>
          </table:table-cell>
          <table:table-cell office:value-type="float" office:value="-34.4925633061345" calcext:value-type="float">
            <text:p>-34.49256330613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48.25225244774" calcext:value-type="float">
            <text:p>348.25225244774</text:p>
          </table:table-cell>
          <table:table-cell office:value-type="float" office:value="-203.511957757655" calcext:value-type="float">
            <text:p>-203.511957757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92981201916281" calcext:value-type="float">
            <text:p>-9.92981201916281</text:p>
          </table:table-cell>
          <table:table-cell office:value-type="float" office:value="9.80793529233418" calcext:value-type="float">
            <text:p>9.80793529233418</text:p>
          </table:table-cell>
          <table:table-cell office:value-type="float" office:value="194.796761434525" calcext:value-type="float">
            <text:p>194.796761434525</text:p>
          </table:table-cell>
          <table:table-cell office:value-type="float" office:value="-29.3536178961653" calcext:value-type="float">
            <text:p>-29.353617896165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21.900138926508" calcext:value-type="float">
            <text:p>221.900138926508</text:p>
          </table:table-cell>
          <table:table-cell office:value-type="float" office:value="-166.948032286411" calcext:value-type="float">
            <text:p>-166.9480322864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54631548452404" calcext:value-type="float">
            <text:p>-6.54631548452404</text:p>
          </table:table-cell>
          <table:table-cell office:value-type="float" office:value="-9.90669083353552" calcext:value-type="float">
            <text:p>-9.90669083353552</text:p>
          </table:table-cell>
          <table:table-cell office:value-type="float" office:value="140.996769694176" calcext:value-type="float">
            <text:p>140.996769694176</text:p>
          </table:table-cell>
          <table:table-cell office:value-type="float" office:value="33.1737570160825" calcext:value-type="float">
            <text:p>33.17375701608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93.995413299343" calcext:value-type="float">
            <text:p>193.995413299343</text:p>
          </table:table-cell>
          <table:table-cell office:value-type="float" office:value="-177.872744299044" calcext:value-type="float">
            <text:p>-177.872744299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5854567713595" calcext:value-type="float">
            <text:p>-2.5854567713595</text:p>
          </table:table-cell>
          <table:table-cell office:value-type="float" office:value="19.1500560653982" calcext:value-type="float">
            <text:p>19.1500560653982</text:p>
          </table:table-cell>
          <table:table-cell office:value-type="float" office:value="373.409234024464" calcext:value-type="float">
            <text:p>373.409234024464</text:p>
          </table:table-cell>
          <table:table-cell office:value-type="float" office:value="-50.0356249675542" calcext:value-type="float">
            <text:p>-50.03562496755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52.450948979106" calcext:value-type="float">
            <text:p>352.450948979106</text:p>
          </table:table-cell>
          <table:table-cell office:value-type="float" office:value="-352.693646119335" calcext:value-type="float">
            <text:p>-352.693646119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7.8014623758183" calcext:value-type="float">
            <text:p>-17.8014623758183</text:p>
          </table:table-cell>
          <table:table-cell office:value-type="float" office:value="13.3580021083135" calcext:value-type="float">
            <text:p>13.3580021083135</text:p>
          </table:table-cell>
          <table:table-cell office:value-type="float" office:value="495.328283043382" calcext:value-type="float">
            <text:p>495.328283043382</text:p>
          </table:table-cell>
          <table:table-cell office:value-type="float" office:value="-47.8754687007587" calcext:value-type="float">
            <text:p>-47.875468700758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46.818128330028" calcext:value-type="float">
            <text:p>546.818128330028</text:p>
          </table:table-cell>
          <table:table-cell office:value-type="float" office:value="-312.933377491445" calcext:value-type="float">
            <text:p>-312.933377491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930662504667" calcext:value-type="float">
            <text:p>19.930662504667</text:p>
          </table:table-cell>
          <table:table-cell office:value-type="float" office:value="-1.82952992650346" calcext:value-type="float">
            <text:p>-1.82952992650346</text:p>
          </table:table-cell>
          <table:table-cell office:value-type="float" office:value="400.578487626912" calcext:value-type="float">
            <text:p>400.578487626912</text:p>
          </table:table-cell>
          <table:table-cell office:value-type="float" office:value="35.4192522841774" calcext:value-type="float">
            <text:p>35.419252284177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31.514897461251" calcext:value-type="float">
            <text:p>331.514897461251</text:p>
          </table:table-cell>
          <table:table-cell office:value-type="float" office:value="171.369722937025" calcext:value-type="float">
            <text:p>171.369722937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1.1871529401952" calcext:value-type="float">
            <text:p>-11.1871529401952</text:p>
          </table:table-cell>
          <table:table-cell office:value-type="float" office:value="11.8119763117324" calcext:value-type="float">
            <text:p>11.8119763117324</text:p>
          </table:table-cell>
          <table:table-cell office:value-type="float" office:value="264.675175296245" calcext:value-type="float">
            <text:p>264.675175296245</text:p>
          </table:table-cell>
          <table:table-cell office:value-type="float" office:value="-36.6230818753925" calcext:value-type="float">
            <text:p>-36.62308187539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92.799834433561" calcext:value-type="float">
            <text:p>292.799834433561</text:p>
          </table:table-cell>
          <table:table-cell office:value-type="float" office:value="-217.58320822722" calcext:value-type="float">
            <text:p>-217.58320822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10689890725111" calcext:value-type="float">
            <text:p>-2.10689890725111</text:p>
          </table:table-cell>
          <table:table-cell office:value-type="float" office:value="-9.32105173775351" calcext:value-type="float">
            <text:p>-9.32105173775351</text:p>
          </table:table-cell>
          <table:table-cell office:value-type="float" office:value="91.3210285032537" calcext:value-type="float">
            <text:p>91.3210285032537</text:p>
          </table:table-cell>
          <table:table-cell office:value-type="float" office:value="35.8562563060094" calcext:value-type="float">
            <text:p>35.856256306009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5.390727607765" calcext:value-type="float">
            <text:p>125.390727607765</text:p>
          </table:table-cell>
          <table:table-cell office:value-type="float" office:value="-125.486199138645" calcext:value-type="float">
            <text:p>-125.4861991386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6338440894848" calcext:value-type="float">
            <text:p>14.6338440894848</text:p>
          </table:table-cell>
          <table:table-cell office:value-type="float" office:value="18.3156807421401" calcext:value-type="float">
            <text:p>18.3156807421401</text:p>
          </table:table-cell>
          <table:table-cell office:value-type="float" office:value="549.61355388335" calcext:value-type="float">
            <text:p>549.61355388335</text:p>
          </table:table-cell>
          <table:table-cell office:value-type="float" office:value="-30.3131981369355" calcext:value-type="float">
            <text:p>-30.31319813693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61.44681604113" calcext:value-type="float">
            <text:p>461.44681604113</text:p>
          </table:table-cell>
          <table:table-cell office:value-type="float" office:value="-168.128202758359" calcext:value-type="float">
            <text:p>-168.1282027583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67679216902421" calcext:value-type="float">
            <text:p>-9.67679216902421</text:p>
          </table:table-cell>
          <table:table-cell office:value-type="float" office:value="10.0500116273092" calcext:value-type="float">
            <text:p>10.0500116273092</text:p>
          </table:table-cell>
          <table:table-cell office:value-type="float" office:value="194.643040391538" calcext:value-type="float">
            <text:p>194.643040391538</text:p>
          </table:table-cell>
          <table:table-cell office:value-type="float" office:value="-29.8268270509518" calcext:value-type="float">
            <text:p>-29.82682705095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0.250185813017" calcext:value-type="float">
            <text:p>220.250185813017</text:p>
          </table:table-cell>
          <table:table-cell office:value-type="float" office:value="-168.99383997565" calcext:value-type="float">
            <text:p>-168.99383997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34083047741158" calcext:value-type="float">
            <text:p>7.34083047741158</text:p>
          </table:table-cell>
          <table:table-cell office:value-type="float" office:value="-17.3055848893245" calcext:value-type="float">
            <text:p>-17.3055848893245</text:p>
          </table:table-cell>
          <table:table-cell office:value-type="float" office:value="353.371060459712" calcext:value-type="float">
            <text:p>353.371060459712</text:p>
          </table:table-cell>
          <table:table-cell office:value-type="float" office:value="69.2575851453851" calcext:value-type="float">
            <text:p>69.257585145385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65.618908328715" calcext:value-type="float">
            <text:p>365.618908328715</text:p>
          </table:table-cell>
          <table:table-cell office:value-type="float" office:value="-269.026963843562" calcext:value-type="float">
            <text:p>-269.0269638435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.9460325212023" calcext:value-type="float">
            <text:p>18.9460325212023</text:p>
          </table:table-cell>
          <table:table-cell office:value-type="float" office:value="2.48358512463133" calcext:value-type="float">
            <text:p>2.48358512463133</text:p>
          </table:table-cell>
          <table:table-cell office:value-type="float" office:value="365.120343365746" calcext:value-type="float">
            <text:p>365.120343365746</text:p>
          </table:table-cell>
          <table:table-cell office:value-type="float" office:value="21.4952771473083" calcext:value-type="float">
            <text:p>21.495277147308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91.369043031674" calcext:value-type="float">
            <text:p>291.369043031674</text:p>
          </table:table-cell>
          <table:table-cell office:value-type="float" office:value="168.313267868794" calcext:value-type="float">
            <text:p>168.3132678687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64849923924977" calcext:value-type="float">
            <text:p>7.64849923924977</text:p>
          </table:table-cell>
          <table:table-cell office:value-type="float" office:value="-18.7307205585005" calcext:value-type="float">
            <text:p>-18.7307205585005</text:p>
          </table:table-cell>
          <table:table-cell office:value-type="float" office:value="409.339433253438" calcext:value-type="float">
            <text:p>409.339433253438</text:p>
          </table:table-cell>
          <table:table-cell office:value-type="float" office:value="73.8406609147513" calcext:value-type="float">
            <text:p>73.84066091475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23.20687741344" calcext:value-type="float">
            <text:p>423.20687741344</text:p>
          </table:table-cell>
          <table:table-cell office:value-type="float" office:value="-320.464840604386" calcext:value-type="float">
            <text:p>-320.464840604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93088421980469" calcext:value-type="float">
            <text:p>-9.93088421980469</text:p>
          </table:table-cell>
          <table:table-cell office:value-type="float" office:value="-1.38479517426376" calcext:value-type="float">
            <text:p>-1.38479517426376</text:p>
          </table:table-cell>
          <table:table-cell office:value-type="float" office:value="100.54011906183" calcext:value-type="float">
            <text:p>100.54011906183</text:p>
          </table:table-cell>
          <table:table-cell office:value-type="float" office:value="4.22350130298658" calcext:value-type="float">
            <text:p>4.223501302986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0.033246289576" calcext:value-type="float">
            <text:p>150.033246289576</text:p>
          </table:table-cell>
          <table:table-cell office:value-type="float" office:value="-95.0652060014339" calcext:value-type="float">
            <text:p>-95.06520600143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0389185163781" calcext:value-type="float">
            <text:p>6.90389185163781</text:p>
          </table:table-cell>
          <table:table-cell office:value-type="float" office:value="-10.0180795524104" calcext:value-type="float">
            <text:p>-10.0180795524104</text:p>
          </table:table-cell>
          <table:table-cell office:value-type="float" office:value="148.025640617534" calcext:value-type="float">
            <text:p>148.025640617534</text:p>
          </table:table-cell>
          <table:table-cell office:value-type="float" office:value="46.958130508869" calcext:value-type="float">
            <text:p>46.95813050886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7.446232315804" calcext:value-type="float">
            <text:p>147.446232315804</text:p>
          </table:table-cell>
          <table:table-cell office:value-type="float" office:value="-59.2630503585036" calcext:value-type="float">
            <text:p>-59.2630503585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4840826985943" calcext:value-type="float">
            <text:p>1.74840826985943</text:p>
          </table:table-cell>
          <table:table-cell office:value-type="float" office:value="11.290257846509" calcext:value-type="float">
            <text:p>11.290257846509</text:p>
          </table:table-cell>
          <table:table-cell office:value-type="float" office:value="130.526853718771" calcext:value-type="float">
            <text:p>130.526853718771</text:p>
          </table:table-cell>
          <table:table-cell office:value-type="float" office:value="-22.1223652696676" calcext:value-type="float">
            <text:p>-22.12236526966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7.952704946315" calcext:value-type="float">
            <text:p>107.952704946315</text:p>
          </table:table-cell>
          <table:table-cell office:value-type="float" office:value="-90.1537321189052" calcext:value-type="float">
            <text:p>-90.1537321189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0665073946543" calcext:value-type="float">
            <text:p>4.60665073946543</text:p>
          </table:table-cell>
          <table:table-cell office:value-type="float" office:value="5.29092087654001" calcext:value-type="float">
            <text:p>5.29092087654001</text:p>
          </table:table-cell>
          <table:table-cell office:value-type="float" office:value="49.2150747572243" calcext:value-type="float">
            <text:p>49.2150747572243</text:p>
          </table:table-cell>
          <table:table-cell office:value-type="float" office:value="-1.26611189015459" calcext:value-type="float">
            <text:p>-1.2661118901545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.2066300462825" calcext:value-type="float">
            <text:p>27.2066300462825</text:p>
          </table:table-cell>
          <table:table-cell office:value-type="float" office:value="23.047854686462" calcext:value-type="float">
            <text:p>23.047854686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6596455883537" calcext:value-type="float">
            <text:p>4.46596455883537</text:p>
          </table:table-cell>
          <table:table-cell office:value-type="float" office:value="6.77275814707888" calcext:value-type="float">
            <text:p>6.77275814707888</text:p>
          </table:table-cell>
          <table:table-cell office:value-type="float" office:value="65.8150923595969" calcext:value-type="float">
            <text:p>65.8150923595969</text:p>
          </table:table-cell>
          <table:table-cell office:value-type="float" office:value="-5.85230988240125" calcext:value-type="float">
            <text:p>-5.852309882401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1.4057178300977" calcext:value-type="float">
            <text:p>41.4057178300977</text:p>
          </table:table-cell>
          <table:table-cell office:value-type="float" office:value="6.8689444048528" calcext:value-type="float">
            <text:p>6.86894440485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89032038858068" calcext:value-type="float">
            <text:p>7.89032038858068</text:p>
          </table:table-cell>
          <table:table-cell office:value-type="float" office:value="13.0948930003602" calcext:value-type="float">
            <text:p>13.0948930003602</text:p>
          </table:table-cell>
          <table:table-cell office:value-type="float" office:value="233.733378525333" calcext:value-type="float">
            <text:p>233.733378525333</text:p>
          </table:table-cell>
          <table:table-cell office:value-type="float" office:value="-21.3943586124998" calcext:value-type="float">
            <text:p>-21.394358612499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2.98231097029" calcext:value-type="float">
            <text:p>182.98231097029</text:p>
          </table:table-cell>
          <table:table-cell office:value-type="float" office:value="-75.2735531929349" calcext:value-type="float">
            <text:p>-75.2735531929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0399007261297" calcext:value-type="float">
            <text:p>11.0399007261297</text:p>
          </table:table-cell>
          <table:table-cell office:value-type="float" office:value="-18.8987763942319" calcext:value-type="float">
            <text:p>-18.8987763942319</text:p>
          </table:table-cell>
          <table:table-cell office:value-type="float" office:value="479.043157241977" calcext:value-type="float">
            <text:p>479.043157241977</text:p>
          </table:table-cell>
          <table:table-cell office:value-type="float" office:value="77.7362299088255" calcext:value-type="float">
            <text:p>77.736229908825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9.681107125922" calcext:value-type="float">
            <text:p>479.681107125922</text:p>
          </table:table-cell>
          <table:table-cell office:value-type="float" office:value="-296.602195452475" calcext:value-type="float">
            <text:p>-296.6021954524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903510996474" calcext:value-type="float">
            <text:p>-6.903510996474</text:p>
          </table:table-cell>
          <table:table-cell office:value-type="float" office:value="-5.82740419297285" calcext:value-type="float">
            <text:p>-5.82740419297285</text:p>
          </table:table-cell>
          <table:table-cell office:value-type="float" office:value="81.617103706715" calcext:value-type="float">
            <text:p>81.617103706715</text:p>
          </table:table-cell>
          <table:table-cell office:value-type="float" office:value="20.5787015824446" calcext:value-type="float">
            <text:p>20.578701582444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27.885956078557" calcext:value-type="float">
            <text:p>127.885956078557</text:p>
          </table:table-cell>
          <table:table-cell office:value-type="float" office:value="-108.745046982489" calcext:value-type="float">
            <text:p>-108.7450469824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44896707624426" calcext:value-type="float">
            <text:p>-6.44896707624426</text:p>
          </table:table-cell>
          <table:table-cell office:value-type="float" office:value="4.62519757754833" calcext:value-type="float">
            <text:p>4.62519757754833</text:p>
          </table:table-cell>
          <table:table-cell office:value-type="float" office:value="62.9816289818414" calcext:value-type="float">
            <text:p>62.9816289818414</text:p>
          </table:table-cell>
          <table:table-cell office:value-type="float" office:value="-10.3245598088893" calcext:value-type="float">
            <text:p>-10.324559808889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6.5271021317217" calcext:value-type="float">
            <text:p>86.5271021317217</text:p>
          </table:table-cell>
          <table:table-cell office:value-type="float" office:value="-71.1827611624606" calcext:value-type="float">
            <text:p>-71.18276116246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7157183409219" calcext:value-type="float">
            <text:p>0.477157183409219</text:p>
          </table:table-cell>
          <table:table-cell office:value-type="float" office:value="17.4586301120509" calcext:value-type="float">
            <text:p>17.4586301120509</text:p>
          </table:table-cell>
          <table:table-cell office:value-type="float" office:value="305.031444367089" calcext:value-type="float">
            <text:p>305.031444367089</text:p>
          </table:table-cell>
          <table:table-cell office:value-type="float" office:value="-41.8987331527435" calcext:value-type="float">
            <text:p>-41.8987331527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75.205555409351" calcext:value-type="float">
            <text:p>275.205555409351</text:p>
          </table:table-cell>
          <table:table-cell office:value-type="float" office:value="-266.592090514626" calcext:value-type="float">
            <text:p>-266.5920905146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8915333525608" calcext:value-type="float">
            <text:p>2.48915333525608</text:p>
          </table:table-cell>
          <table:table-cell office:value-type="float" office:value="-3.91462988056321" calcext:value-type="float">
            <text:p>-3.91462988056321</text:p>
          </table:table-cell>
          <table:table-cell office:value-type="float" office:value="21.5202114282148" calcext:value-type="float">
            <text:p>21.5202114282148</text:p>
          </table:table-cell>
          <table:table-cell office:value-type="float" office:value="24.2330429769457" calcext:value-type="float">
            <text:p>24.233042976945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6.3928578483169" calcext:value-type="float">
            <text:p>26.3928578483169</text:p>
          </table:table-cell>
          <table:table-cell office:value-type="float" office:value="-1.75120684562001" calcext:value-type="float">
            <text:p>-1.75120684562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3641336389917" calcext:value-type="float">
            <text:p>10.3641336389917</text:p>
          </table:table-cell>
          <table:table-cell office:value-type="float" office:value="13.9672685297074" calcext:value-type="float">
            <text:p>13.9672685297074</text:p>
          </table:table-cell>
          <table:table-cell office:value-type="float" office:value="302.499856267833" calcext:value-type="float">
            <text:p>302.499856267833</text:p>
          </table:table-cell>
          <table:table-cell office:value-type="float" office:value="-21.5376719501304" calcext:value-type="float">
            <text:p>-21.537671950130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40.108784652452" calcext:value-type="float">
            <text:p>240.108784652452</text:p>
          </table:table-cell>
          <table:table-cell office:value-type="float" office:value="-74.8728503706134" calcext:value-type="float">
            <text:p>-74.8728503706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64487875145152" calcext:value-type="float">
            <text:p>-6.64487875145152</text:p>
          </table:table-cell>
          <table:table-cell office:value-type="float" office:value="19.2597678877236" calcext:value-type="float">
            <text:p>19.2597678877236</text:p>
          </table:table-cell>
          <table:table-cell office:value-type="float" office:value="415.093072710482" calcext:value-type="float">
            <text:p>415.093072710482</text:p>
          </table:table-cell>
          <table:table-cell office:value-type="float" office:value="-54.4241824146224" calcext:value-type="float">
            <text:p>-54.42418241462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10.153051940841" calcext:value-type="float">
            <text:p>410.153051940841</text:p>
          </table:table-cell>
          <table:table-cell office:value-type="float" office:value="-393.223032076607" calcext:value-type="float">
            <text:p>-393.2230320766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88610670742548" calcext:value-type="float">
            <text:p>-4.88610670742548</text:p>
          </table:table-cell>
          <table:table-cell office:value-type="float" office:value="17.6015434036912" calcext:value-type="float">
            <text:p>17.6015434036912</text:p>
          </table:table-cell>
          <table:table-cell office:value-type="float" office:value="333.688368948375" calcext:value-type="float">
            <text:p>333.688368948375</text:p>
          </table:table-cell>
          <table:table-cell office:value-type="float" office:value="-47.6907369184992" calcext:value-type="float">
            <text:p>-47.69073691849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25.029708970694" calcext:value-type="float">
            <text:p>325.029708970694</text:p>
          </table:table-cell>
          <table:table-cell office:value-type="float" office:value="-319.586203751473" calcext:value-type="float">
            <text:p>-319.5862037514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.9256160733689" calcext:value-type="float">
            <text:p>18.9256160733689</text:p>
          </table:table-cell>
          <table:table-cell office:value-type="float" office:value="-14.9636396102327" calcext:value-type="float">
            <text:p>-14.9636396102327</text:p>
          </table:table-cell>
          <table:table-cell office:value-type="float" office:value="582.089454141483" calcext:value-type="float">
            <text:p>582.089454141483</text:p>
          </table:table-cell>
          <table:table-cell office:value-type="float" office:value="73.8165349040669" calcext:value-type="float">
            <text:p>73.816534904066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43.314269068472" calcext:value-type="float">
            <text:p>543.314269068472</text:p>
          </table:table-cell>
          <table:table-cell office:value-type="float" office:value="-84.5072449450702" calcext:value-type="float">
            <text:p>-84.5072449450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53967951719633" calcext:value-type="float">
            <text:p>-3.53967951719633</text:p>
          </table:table-cell>
          <table:table-cell office:value-type="float" office:value="1.45225506837036" calcext:value-type="float">
            <text:p>1.45225506837036</text:p>
          </table:table-cell>
          <table:table-cell office:value-type="float" office:value="14.6383758680666" calcext:value-type="float">
            <text:p>14.6383758680666</text:p>
          </table:table-cell>
          <table:table-cell office:value-type="float" office:value="2.10355527769261" calcext:value-type="float">
            <text:p>2.1035552776926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2.8925838001112" calcext:value-type="float">
            <text:p>32.8925838001112</text:p>
          </table:table-cell>
          <table:table-cell office:value-type="float" office:value="-32.0616503016336" calcext:value-type="float">
            <text:p>-32.0616503016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7958246383819" calcext:value-type="float">
            <text:p>14.7958246383819</text:p>
          </table:table-cell>
          <table:table-cell office:value-type="float" office:value="-9.75975956791671" calcext:value-type="float">
            <text:p>-9.75975956791671</text:p>
          </table:table-cell>
          <table:table-cell office:value-type="float" office:value="314.169333553289" calcext:value-type="float">
            <text:p>314.169333553289</text:p>
          </table:table-cell>
          <table:table-cell office:value-type="float" office:value="54.075103342132" calcext:value-type="float">
            <text:p>54.07510334213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1.505554135595" calcext:value-type="float">
            <text:p>281.505554135595</text:p>
          </table:table-cell>
          <table:table-cell office:value-type="float" office:value="17.3899957860616" calcext:value-type="float">
            <text:p>17.38999578606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94655756418584" calcext:value-type="float">
            <text:p>-5.94655756418584</text:p>
          </table:table-cell>
          <table:table-cell office:value-type="float" office:value="3.06030840274228" calcext:value-type="float">
            <text:p>3.06030840274228</text:p>
          </table:table-cell>
          <table:table-cell office:value-type="float" office:value="44.7270343840709" calcext:value-type="float">
            <text:p>44.7270343840709</text:p>
          </table:table-cell>
          <table:table-cell office:value-type="float" office:value="-5.12748277241269" calcext:value-type="float">
            <text:p>-5.1274827724126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9.3926478353297" calcext:value-type="float">
            <text:p>69.3926478353297</text:p>
          </table:table-cell>
          <table:table-cell office:value-type="float" office:value="-57.763888792083" calcext:value-type="float">
            <text:p>-57.763888792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5547601737191" calcext:value-type="float">
            <text:p>6.95547601737191</text:p>
          </table:table-cell>
          <table:table-cell office:value-type="float" office:value="-8.89032166116276" calcext:value-type="float">
            <text:p>-8.89032166116276</text:p>
          </table:table-cell>
          <table:table-cell office:value-type="float" office:value="127.416465867176" calcext:value-type="float">
            <text:p>127.416465867176</text:p>
          </table:table-cell>
          <table:table-cell office:value-type="float" office:value="43.6264410008602" calcext:value-type="float">
            <text:p>43.626441000860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4.375205120014" calcext:value-type="float">
            <text:p>124.375205120014</text:p>
          </table:table-cell>
          <table:table-cell office:value-type="float" office:value="-35.2191784049181" calcext:value-type="float">
            <text:p>-35.21917840491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5.9662119469459" calcext:value-type="float">
            <text:p>-15.9662119469459</text:p>
          </table:table-cell>
          <table:table-cell office:value-type="float" office:value="6.88575090252897" calcext:value-type="float">
            <text:p>6.88575090252897</text:p>
          </table:table-cell>
          <table:table-cell office:value-type="float" office:value="302.333489426476" calcext:value-type="float">
            <text:p>302.333489426476</text:p>
          </table:table-cell>
          <table:table-cell office:value-type="float" office:value="-26.6234646545328" calcext:value-type="float">
            <text:p>-26.623464654532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59.426835409202" calcext:value-type="float">
            <text:p>359.426835409202</text:p>
          </table:table-cell>
          <table:table-cell office:value-type="float" office:value="-178.337971209134" calcext:value-type="float">
            <text:p>-178.337971209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05383733666893" calcext:value-type="float">
            <text:p>9.05383733666893</text:p>
          </table:table-cell>
          <table:table-cell office:value-type="float" office:value="18.7978732385154" calcext:value-type="float">
            <text:p>18.7978732385154</text:p>
          </table:table-cell>
          <table:table-cell office:value-type="float" office:value="435.332008810153" calcext:value-type="float">
            <text:p>435.332008810153</text:p>
          </table:table-cell>
          <table:table-cell office:value-type="float" office:value="-37.3397823788772" calcext:value-type="float">
            <text:p>-37.339782378877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68.520912986446" calcext:value-type="float">
            <text:p>368.520912986446</text:p>
          </table:table-cell>
          <table:table-cell office:value-type="float" office:value="-235.279755784242" calcext:value-type="float">
            <text:p>-235.2797557842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0888967075478" calcext:value-type="float">
            <text:p>19.0888967075478</text:p>
          </table:table-cell>
          <table:table-cell office:value-type="float" office:value="-2.21007569725419" calcext:value-type="float">
            <text:p>-2.21007569725419</text:p>
          </table:table-cell>
          <table:table-cell office:value-type="float" office:value="369.270412099022" calcext:value-type="float">
            <text:p>369.270412099022</text:p>
          </table:table-cell>
          <table:table-cell office:value-type="float" office:value="35.7191237993104" calcext:value-type="float">
            <text:p>35.719123799310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04.334976663339" calcext:value-type="float">
            <text:p>304.334976663339</text:p>
          </table:table-cell>
          <table:table-cell office:value-type="float" office:value="161.495484385828" calcext:value-type="float">
            <text:p>161.4954843858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78136841229678" calcext:value-type="float">
            <text:p>-2.78136841229678</text:p>
          </table:table-cell>
          <table:table-cell office:value-type="float" office:value="7.6258843566728" calcext:value-type="float">
            <text:p>7.6258843566728</text:p>
          </table:table-cell>
          <table:table-cell office:value-type="float" office:value="65.8901224662692" calcext:value-type="float">
            <text:p>65.8901224662692</text:p>
          </table:table-cell>
          <table:table-cell office:value-type="float" office:value="-15.6590214823152" calcext:value-type="float">
            <text:p>-15.659021482315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8.7638274021108" calcext:value-type="float">
            <text:p>68.7638274021108</text:p>
          </table:table-cell>
          <table:table-cell office:value-type="float" office:value="-68.9346592186724" calcext:value-type="float">
            <text:p>-68.93465921867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8035928398012" calcext:value-type="float">
            <text:p>1.68035928398012</text:p>
          </table:table-cell>
          <table:table-cell office:value-type="float" office:value="-11.0524803156722" calcext:value-type="float">
            <text:p>-11.0524803156722</text:p>
          </table:table-cell>
          <table:table-cell office:value-type="float" office:value="124.980928451579" calcext:value-type="float">
            <text:p>124.980928451579</text:p>
          </table:table-cell>
          <table:table-cell office:value-type="float" office:value="44.8378002309966" calcext:value-type="float">
            <text:p>44.83780023099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7.364451947003" calcext:value-type="float">
            <text:p>147.364451947003</text:p>
          </table:table-cell>
          <table:table-cell office:value-type="float" office:value="-130.139048203844" calcext:value-type="float">
            <text:p>-130.1390482038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7908054361601" calcext:value-type="float">
            <text:p>10.7908054361601</text:p>
          </table:table-cell>
          <table:table-cell office:value-type="float" office:value="-0.727646572318093" calcext:value-type="float">
            <text:p>-0.727646572318093</text:p>
          </table:table-cell>
          <table:table-cell office:value-type="float" office:value="116.970951495268" calcext:value-type="float">
            <text:p>116.970951495268</text:p>
          </table:table-cell>
          <table:table-cell office:value-type="float" office:value="22.9737451531143" calcext:value-type="float">
            <text:p>22.973745153114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2.2630228952638" calcext:value-type="float">
            <text:p>82.2630228952638</text:p>
          </table:table-cell>
          <table:table-cell office:value-type="float" office:value="94.1324862465981" calcext:value-type="float">
            <text:p>94.1324862465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26389305173456" calcext:value-type="float">
            <text:p>-9.26389305173456</text:p>
          </table:table-cell>
          <table:table-cell office:value-type="float" office:value="16.8559007379492" calcext:value-type="float">
            <text:p>16.8559007379492</text:p>
          </table:table-cell>
          <table:table-cell office:value-type="float" office:value="369.941104161572" calcext:value-type="float">
            <text:p>369.941104161572</text:p>
          </table:table-cell>
          <table:table-cell office:value-type="float" office:value="-49.8315952655821" calcext:value-type="float">
            <text:p>-49.83159526558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80.284874892612" calcext:value-type="float">
            <text:p>380.284874892612</text:p>
          </table:table-cell>
          <table:table-cell office:value-type="float" office:value="-334.784625677309" calcext:value-type="float">
            <text:p>-334.7846256773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121972830275" calcext:value-type="float">
            <text:p>1.1121972830275</text:p>
          </table:table-cell>
          <table:table-cell office:value-type="float" office:value="1.17378058661254" calcext:value-type="float">
            <text:p>1.17378058661254</text:p>
          </table:table-cell>
          <table:table-cell office:value-type="float" office:value="2.61474366188223" calcext:value-type="float">
            <text:p>2.61474366188223</text:p>
          </table:table-cell>
          <table:table-cell office:value-type="float" office:value="7.59085552318988" calcext:value-type="float">
            <text:p>7.5908555231898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81839335654715" calcext:value-type="float">
            <text:p>2.81839335654715</text:p>
          </table:table-cell>
          <table:table-cell office:value-type="float" office:value="9.97957585496409" calcext:value-type="float">
            <text:p>9.979575854964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7.7967308436631" calcext:value-type="float">
            <text:p>-17.7967308436631</text:p>
          </table:table-cell>
          <table:table-cell office:value-type="float" office:value="19.7994221544741" calcext:value-type="float">
            <text:p>19.7994221544741</text:p>
          </table:table-cell>
          <table:table-cell office:value-type="float" office:value="708.740746372867" calcext:value-type="float">
            <text:p>708.740746372867</text:p>
          </table:table-cell>
          <table:table-cell office:value-type="float" office:value="-67.1949973070853" calcext:value-type="float">
            <text:p>-67.194997307085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47.328825438572" calcext:value-type="float">
            <text:p>747.328825438572</text:p>
          </table:table-cell>
          <table:table-cell office:value-type="float" office:value="-513.588850935098" calcext:value-type="float">
            <text:p>-513.588850935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71542415869574" calcext:value-type="float">
            <text:p>-4.71542415869574</text:p>
          </table:table-cell>
          <table:table-cell office:value-type="float" office:value="-16.9602833801634" calcext:value-type="float">
            <text:p>-16.9602833801634</text:p>
          </table:table-cell>
          <table:table-cell office:value-type="float" office:value="309.886437331859" calcext:value-type="float">
            <text:p>309.886437331859</text:p>
          </table:table-cell>
          <table:table-cell office:value-type="float" office:value="56.1654259817945" calcext:value-type="float">
            <text:p>56.16542598179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69.668700726969" calcext:value-type="float">
            <text:p>369.668700726969</text:p>
          </table:table-cell>
          <table:table-cell office:value-type="float" office:value="-365.010596524036" calcext:value-type="float">
            <text:p>-365.010596524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00464803894614" calcext:value-type="float">
            <text:p>-4.00464803894614</text:p>
          </table:table-cell>
          <table:table-cell office:value-type="float" office:value="15.6593990936347" calcext:value-type="float">
            <text:p>15.6593990936347</text:p>
          </table:table-cell>
          <table:table-cell office:value-type="float" office:value="261.253985889564" calcext:value-type="float">
            <text:p>261.253985889564</text:p>
          </table:table-cell>
          <table:table-cell office:value-type="float" office:value="-40.9828453198504" calcext:value-type="float">
            <text:p>-40.982845319850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2.953779858079" calcext:value-type="float">
            <text:p>252.953779858079</text:p>
          </table:table-cell>
          <table:table-cell office:value-type="float" office:value="-250.939814136974" calcext:value-type="float">
            <text:p>-250.9398141369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4576985799786" calcext:value-type="float">
            <text:p>1.14576985799786</text:p>
          </table:table-cell>
          <table:table-cell office:value-type="float" office:value="-17.2825450971406" calcext:value-type="float">
            <text:p>-17.2825450971406</text:p>
          </table:table-cell>
          <table:table-cell office:value-type="float" office:value="299.999153602195" calcext:value-type="float">
            <text:p>299.999153602195</text:p>
          </table:table-cell>
          <table:table-cell office:value-type="float" office:value="62.9934051494197" calcext:value-type="float">
            <text:p>62.993405149419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36.981164364485" calcext:value-type="float">
            <text:p>336.981164364485</text:p>
          </table:table-cell>
          <table:table-cell office:value-type="float" office:value="-323.939526506999" calcext:value-type="float">
            <text:p>-323.939526506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49145290587505" calcext:value-type="float">
            <text:p>-6.49145290587505</text:p>
          </table:table-cell>
          <table:table-cell office:value-type="float" office:value="-17.3854415726586" calcext:value-type="float">
            <text:p>-17.3854415726586</text:p>
          </table:table-cell>
          <table:table-cell office:value-type="float" office:value="344.392539505519" calcext:value-type="float">
            <text:p>344.392539505519</text:p>
          </table:table-cell>
          <table:table-cell office:value-type="float" office:value="55.6648718121007" calcext:value-type="float">
            <text:p>55.66487181210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12.129234274337" calcext:value-type="float">
            <text:p>412.129234274337</text:p>
          </table:table-cell>
          <table:table-cell office:value-type="float" office:value="-396.447537974518" calcext:value-type="float">
            <text:p>-396.4475379745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.8407091599395" calcext:value-type="float">
            <text:p>18.8407091599395</text:p>
          </table:table-cell>
          <table:table-cell office:value-type="float" office:value="9.89856718996697" calcext:value-type="float">
            <text:p>9.89856718996697</text:p>
          </table:table-cell>
          <table:table-cell office:value-type="float" office:value="452.95395406372" calcext:value-type="float">
            <text:p>452.95395406372</text:p>
          </table:table-cell>
          <table:table-cell office:value-type="float" office:value="-0.854992409961366" calcext:value-type="float">
            <text:p>-0.8549924099613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64.793983044028" calcext:value-type="float">
            <text:p>364.793983044028</text:p>
          </table:table-cell>
          <table:table-cell office:value-type="float" office:value="90.3818844050992" calcext:value-type="float">
            <text:p>90.3818844050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26724853490217" calcext:value-type="float">
            <text:p>-9.26724853490217</text:p>
          </table:table-cell>
          <table:table-cell office:value-type="float" office:value="1.90020032501797" calcext:value-type="float">
            <text:p>1.90020032501797</text:p>
          </table:table-cell>
          <table:table-cell office:value-type="float" office:value="89.4926566828448" calcext:value-type="float">
            <text:p>89.4926566828448</text:p>
          </table:table-cell>
          <table:table-cell office:value-type="float" office:value="-4.96784950995609" calcext:value-type="float">
            <text:p>-4.9678495099560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9.761250172418" calcext:value-type="float">
            <text:p>129.761250172418</text:p>
          </table:table-cell>
          <table:table-cell office:value-type="float" office:value="-84.215597439282" calcext:value-type="float">
            <text:p>-84.2155974392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8.6597852539409" calcext:value-type="float">
            <text:p>-18.6597852539409</text:p>
          </table:table-cell>
          <table:table-cell office:value-type="float" office:value="14.1360058247064" calcext:value-type="float">
            <text:p>14.1360058247064</text:p>
          </table:table-cell>
          <table:table-cell office:value-type="float" office:value="548.014246399324" calcext:value-type="float">
            <text:p>548.014246399324</text:p>
          </table:table-cell>
          <table:table-cell office:value-type="float" office:value="-51.06780272806" calcext:value-type="float">
            <text:p>-51.0678027280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1.381375765675" calcext:value-type="float">
            <text:p>601.381375765675</text:p>
          </table:table-cell>
          <table:table-cell office:value-type="float" office:value="-340.492716312188" calcext:value-type="float">
            <text:p>-340.4927163121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5.8143841365948" calcext:value-type="float">
            <text:p>-15.8143841365948</text:p>
          </table:table-cell>
          <table:table-cell office:value-type="float" office:value="10.2128979138186" calcext:value-type="float">
            <text:p>10.2128979138186</text:p>
          </table:table-cell>
          <table:table-cell office:value-type="float" office:value="354.39802941786" calcext:value-type="float">
            <text:p>354.39802941786</text:p>
          </table:table-cell>
          <table:table-cell office:value-type="float" office:value="-36.4530778780505" calcext:value-type="float">
            <text:p>-36.45307787805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04.229770136602" calcext:value-type="float">
            <text:p>404.229770136602</text:p>
          </table:table-cell>
          <table:table-cell office:value-type="float" office:value="-227.206945199796" calcext:value-type="float">
            <text:p>-227.2069451997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.387438801863" calcext:value-type="float">
            <text:p>-10.387438801863</text:p>
          </table:table-cell>
          <table:table-cell office:value-type="float" office:value="-4.28658735102563" calcext:value-type="float">
            <text:p>-4.28658735102563</text:p>
          </table:table-cell>
          <table:table-cell office:value-type="float" office:value="126.273715980422" calcext:value-type="float">
            <text:p>126.273715980422</text:p>
          </table:table-cell>
          <table:table-cell office:value-type="float" office:value="12.4723232512139" calcext:value-type="float">
            <text:p>12.47232325121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3.396645889926" calcext:value-type="float">
            <text:p>183.396645889926</text:p>
          </table:table-cell>
          <table:table-cell office:value-type="float" office:value="-121.434955036791" calcext:value-type="float">
            <text:p>-121.4349550367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83694961605655" calcext:value-type="float">
            <text:p>-2.83694961605655</text:p>
          </table:table-cell>
          <table:table-cell office:value-type="float" office:value="-8.97674854539733" calcext:value-type="float">
            <text:p>-8.97674854539733</text:p>
          </table:table-cell>
          <table:table-cell office:value-type="float" office:value="88.6302975713364" calcext:value-type="float">
            <text:p>88.6302975713364</text:p>
          </table:table-cell>
          <table:table-cell office:value-type="float" office:value="34.0932960201354" calcext:value-type="float">
            <text:p>34.093296020135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4.931593126357" calcext:value-type="float">
            <text:p>124.931593126357</text:p>
          </table:table-cell>
          <table:table-cell office:value-type="float" office:value="-125.068058082597" calcext:value-type="float">
            <text:p>-125.068058082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2613309279008" calcext:value-type="float">
            <text:p>5.42613309279008</text:p>
          </table:table-cell>
          <table:table-cell office:value-type="float" office:value="-8.27463503492929" calcext:value-type="float">
            <text:p>-8.27463503492929</text:p>
          </table:table-cell>
          <table:table-cell office:value-type="float" office:value="97.912505301951" calcext:value-type="float">
            <text:p>97.912505301951</text:p>
          </table:table-cell>
          <table:table-cell office:value-type="float" office:value="40.250038197578" calcext:value-type="float">
            <text:p>40.25003819757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9.7572430006492" calcext:value-type="float">
            <text:p>99.7572430006492</text:p>
          </table:table-cell>
          <table:table-cell office:value-type="float" office:value="-37.1836571960272" calcext:value-type="float">
            <text:p>-37.1836571960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737707678172" calcext:value-type="float">
            <text:p>15.737707678172</text:p>
          </table:table-cell>
          <table:table-cell office:value-type="float" office:value="-4.92971537420933" calcext:value-type="float">
            <text:p>-4.92971537420933</text:p>
          </table:table-cell>
          <table:table-cell office:value-type="float" office:value="271.97753663431" calcext:value-type="float">
            <text:p>271.97753663431</text:p>
          </table:table-cell>
          <table:table-cell office:value-type="float" office:value="40.5268538008" calcext:value-type="float">
            <text:p>40.52685380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5.886136670041" calcext:value-type="float">
            <text:p>225.886136670041</text:p>
          </table:table-cell>
          <table:table-cell office:value-type="float" office:value="106.477844684414" calcext:value-type="float">
            <text:p>106.4778446844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4908758904386" calcext:value-type="float">
            <text:p>13.4908758904386</text:p>
          </table:table-cell>
          <table:table-cell office:value-type="float" office:value="2.97975746217814" calcext:value-type="float">
            <text:p>2.97975746217814</text:p>
          </table:table-cell>
          <table:table-cell office:value-type="float" office:value="190.882686824624" calcext:value-type="float">
            <text:p>190.882686824624</text:p>
          </table:table-cell>
          <table:table-cell office:value-type="float" office:value="14.5516035039042" calcext:value-type="float">
            <text:p>14.55160350390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7.959668338514" calcext:value-type="float">
            <text:p>137.959668338514</text:p>
          </table:table-cell>
          <table:table-cell office:value-type="float" office:value="117.498443404898" calcext:value-type="float">
            <text:p>117.4984434048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3557049072295" calcext:value-type="float">
            <text:p>19.3557049072295</text:p>
          </table:table-cell>
          <table:table-cell office:value-type="float" office:value="6.60554151061704" calcext:value-type="float">
            <text:p>6.60554151061704</text:p>
          </table:table-cell>
          <table:table-cell office:value-type="float" office:value="418.276491104233" calcext:value-type="float">
            <text:p>418.276491104233</text:p>
          </table:table-cell>
          <table:table-cell office:value-type="float" office:value="9.5390803753784" calcext:value-type="float">
            <text:p>9.539080375378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34.642588454081" calcext:value-type="float">
            <text:p>334.642588454081</text:p>
          </table:table-cell>
          <table:table-cell office:value-type="float" office:value="142.779248537815" calcext:value-type="float">
            <text:p>142.779248537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683767829802" calcext:value-type="float">
            <text:p>0.16683767829802</text:p>
          </table:table-cell>
          <table:table-cell office:value-type="float" office:value="10.630237021911" calcext:value-type="float">
            <text:p>10.630237021911</text:p>
          </table:table-cell>
          <table:table-cell office:value-type="float" office:value="113.029773952908" calcext:value-type="float">
            <text:p>113.029773952908</text:p>
          </table:table-cell>
          <table:table-cell office:value-type="float" office:value="-21.723873387435" calcext:value-type="float">
            <text:p>-21.7238733874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8.1019491958935" calcext:value-type="float">
            <text:p>98.1019491958935</text:p>
          </table:table-cell>
          <table:table-cell office:value-type="float" office:value="-91.2399259935035" calcext:value-type="float">
            <text:p>-91.2399259935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4614821920584" calcext:value-type="float">
            <text:p>12.4614821920584</text:p>
          </table:table-cell>
          <table:table-cell office:value-type="float" office:value="0.323035500213095" calcext:value-type="float">
            <text:p>0.323035500213095</text:p>
          </table:table-cell>
          <table:table-cell office:value-type="float" office:value="155.392890357387" calcext:value-type="float">
            <text:p>155.392890357387</text:p>
          </table:table-cell>
          <table:table-cell office:value-type="float" office:value="21.4923756914191" calcext:value-type="float">
            <text:p>21.492375691419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1.900890588727" calcext:value-type="float">
            <text:p>111.900890588727</text:p>
          </table:table-cell>
          <table:table-cell office:value-type="float" office:value="111.695058794554" calcext:value-type="float">
            <text:p>111.6950587945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557808767354" calcext:value-type="float">
            <text:p>1.2557808767354</text:p>
          </table:table-cell>
          <table:table-cell office:value-type="float" office:value="-8.13743663011113" calcext:value-type="float">
            <text:p>-8.13743663011113</text:p>
          </table:table-cell>
          <table:table-cell office:value-type="float" office:value="67.7948605194488" calcext:value-type="float">
            <text:p>67.7948605194488</text:p>
          </table:table-cell>
          <table:table-cell office:value-type="float" office:value="35.6680907670688" calcext:value-type="float">
            <text:p>35.66809076706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6.0466102727294" calcext:value-type="float">
            <text:p>86.0466102727294</text:p>
          </table:table-cell>
          <table:table-cell office:value-type="float" office:value="-72.1907202786781" calcext:value-type="float">
            <text:p>-72.1907202786781</text:p>
          </table:table-cell>
          <table:table-cell table:number-columns-repeated="3"/>
        </table:table-row>
      </table:table>
      <table:named-expressions>
        <table:named-range table:name="fa" table:base-cell-address="$Sheet1.$I$2" table:cell-range-address="$Sheet1.$I$2"/>
        <table:named-range table:name="fb" table:base-cell-address="$Sheet1.$J$2" table:cell-range-address="$Sheet1.$J$2"/>
        <table:named-range table:name="wa" table:base-cell-address="$Sheet1.$G$2" table:cell-range-address="$Sheet1.$G$2"/>
        <table:named-range table:name="wb" table:base-cell-address="$Sheet1.$H$2" table:cell-range-address="$Sheet1.$H$2"/>
        <table:named-range table:name="x" table:base-cell-address="$Sheet1.$B$2" table:cell-range-address="$Sheet1.$B$2"/>
        <table:named-range table:name="y" table:base-cell-address="$Sheet1.$C$2" table:cell-range-address="$Sheet1.$C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6:02:53.180911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6:41:12.545867516</meta:creation-date>
    <dc:date>2021-08-29T16:14:36.106666076</dc:date>
    <meta:editing-duration>PT3H24M27S</meta:editing-duration>
    <meta:editing-cycles>65</meta:editing-cycles>
    <meta:generator>LibreOffice/6.4.7.2$Linux_X86_64 LibreOffice_project/40$Build-2</meta:generator>
    <meta:document-statistic meta:table-count="1" meta:cell-count="363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8.928cm" svg:height="15.096cm" xlink:href=".." xlink:type="simple" chart:class="chart:scatter" chart:style-name="ch1">
        <chart:plot-area chart:style-name="ch2" table:cell-range-address="Sheet1.I9:Sheet1.J1008" svg:x="0.378cm" svg:y="0.301cm" svg:width="18.172cm" svg:height="14.494cm">
          <chartooo:coordinate-region svg:x="0.814cm" svg:y="0.5cm" svg:width="17.364cm" svg:height="13.648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J9:Sheet1.J1008" chart:class="chart:scatter">
            <chart:domain table:cell-range-address="Sheet1.I9:Sheet1.I1008"/>
            <chart:data-point chart:repeated="10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9:Sheet1.I1008</svg:desc>
                </draw:g>
              </table:table-cell>
              <table:table-cell office:value-type="float" office:value="NaN">
                <text:p>NaN</text:p>
                <draw:g>
                  <svg:desc>Sheet1.J9:Sheet1.J10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2.359722250751">
                <text:p>442.359722250751</text:p>
              </table:table-cell>
              <table:table-cell office:value-type="float" office:value="-379.163725183662">
                <text:p>-379.163725183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6.534492536664">
                <text:p>366.534492536664</text:p>
              </table:table-cell>
              <table:table-cell office:value-type="float" office:value="-316.53952192328">
                <text:p>-316.53952192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7.346692113486">
                <text:p>247.346692113486</text:p>
              </table:table-cell>
              <table:table-cell office:value-type="float" office:value="-123.556084771094">
                <text:p>-123.556084771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2.409976695715">
                <text:p>172.409976695715</text:p>
              </table:table-cell>
              <table:table-cell office:value-type="float" office:value="-132.719598024298">
                <text:p>-132.719598024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8.11277650459">
                <text:p>188.11277650459</text:p>
              </table:table-cell>
              <table:table-cell office:value-type="float" office:value="102.790185124243">
                <text:p>102.790185124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878621594478">
                <text:p>350.878621594478</text:p>
              </table:table-cell>
              <table:table-cell office:value-type="float" office:value="-271.421714273494">
                <text:p>-271.421714273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.59328435653">
                <text:p>202.59328435653</text:p>
              </table:table-cell>
              <table:table-cell office:value-type="float" office:value="-142.377626398876">
                <text:p>-142.377626398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7.292478328148">
                <text:p>207.292478328148</text:p>
              </table:table-cell>
              <table:table-cell office:value-type="float" office:value="-155.658298901898">
                <text:p>-155.658298901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7.098576844972">
                <text:p>257.098576844972</text:p>
              </table:table-cell>
              <table:table-cell office:value-type="float" office:value="-128.95593740844">
                <text:p>-128.95593740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3.887004285924">
                <text:p>243.887004285924</text:p>
              </table:table-cell>
              <table:table-cell office:value-type="float" office:value="-182.454167068784">
                <text:p>-182.454167068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.450418225013">
                <text:p>225.450418225013</text:p>
              </table:table-cell>
              <table:table-cell office:value-type="float" office:value="-222.364717626831">
                <text:p>-222.364717626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9.022874402484">
                <text:p>459.022874402484</text:p>
              </table:table-cell>
              <table:table-cell office:value-type="float" office:value="-122.173223061979">
                <text:p>-122.173223061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.7366886951152">
                <text:p>87.7366886951152</text:p>
              </table:table-cell>
              <table:table-cell office:value-type="float" office:value="-74.1397021511807">
                <text:p>-74.13970215118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.3174256906673">
                <text:p>77.3174256906673</text:p>
              </table:table-cell>
              <table:table-cell office:value-type="float" office:value="51.6698899912916">
                <text:p>51.66988999129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3.068426483247">
                <text:p>373.068426483247</text:p>
              </table:table-cell>
              <table:table-cell office:value-type="float" office:value="-351.762817183473">
                <text:p>-351.762817183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9.39803395784">
                <text:p>409.39803395784</text:p>
              </table:table-cell>
              <table:table-cell office:value-type="float" office:value="-364.810100329893">
                <text:p>-364.8101003298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9.044679242855">
                <text:p>189.044679242855</text:p>
              </table:table-cell>
              <table:table-cell office:value-type="float" office:value="140.358647895337">
                <text:p>140.358647895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.216671463249">
                <text:p>125.216671463249</text:p>
              </table:table-cell>
              <table:table-cell office:value-type="float" office:value="-117.792195494585">
                <text:p>-117.7921954945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.5262965008077">
                <text:p>89.5262965008077</text:p>
              </table:table-cell>
              <table:table-cell office:value-type="float" office:value="-83.1679341376504">
                <text:p>-83.1679341376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.8067928221741">
                <text:p>74.8067928221741</text:p>
              </table:table-cell>
              <table:table-cell office:value-type="float" office:value="93.7788673687733">
                <text:p>93.7788673687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1.617652967311">
                <text:p>391.617652967311</text:p>
              </table:table-cell>
              <table:table-cell office:value-type="float" office:value="-391.818792777854">
                <text:p>-391.8187927778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8.869342713122">
                <text:p>638.869342713122</text:p>
              </table:table-cell>
              <table:table-cell office:value-type="float" office:value="-211.428639140786">
                <text:p>-211.4286391407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2260245149666">
                <text:p>24.2260245149666</text:p>
              </table:table-cell>
              <table:table-cell office:value-type="float" office:value="-7.25269760979358">
                <text:p>-7.252697609793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940672318605">
                <text:p>240.940672318605</text:p>
              </table:table-cell>
              <table:table-cell office:value-type="float" office:value="-179.024454566096">
                <text:p>-179.024454566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.222250575323">
                <text:p>191.222250575323</text:p>
              </table:table-cell>
              <table:table-cell office:value-type="float" office:value="99.870655971917">
                <text:p>99.8706559719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.4843358058868">
                <text:p>51.4843358058868</text:p>
              </table:table-cell>
              <table:table-cell office:value-type="float" office:value="-49.7097909065151">
                <text:p>-49.70979090651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.324552623135">
                <text:p>153.324552623135</text:p>
              </table:table-cell>
              <table:table-cell office:value-type="float" office:value="119.48233652202">
                <text:p>119.48233652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5.466697930287">
                <text:p>675.466697930287</text:p>
              </table:table-cell>
              <table:table-cell office:value-type="float" office:value="-474.74402604242">
                <text:p>-474.74402604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1.074905855598">
                <text:p>501.074905855598</text:p>
              </table:table-cell>
              <table:table-cell office:value-type="float" office:value="-233.286159776382">
                <text:p>-233.2861597763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6.407317390752">
                <text:p>586.407317390752</text:p>
              </table:table-cell>
              <table:table-cell office:value-type="float" office:value="-363.150433209239">
                <text:p>-363.150433209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.5839547328495">
                <text:p>74.5839547328495</text:p>
              </table:table-cell>
              <table:table-cell office:value-type="float" office:value="-65.3095925777737">
                <text:p>-65.30959257777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.492805964004">
                <text:p>150.492805964004</text:p>
              </table:table-cell>
              <table:table-cell office:value-type="float" office:value="-49.9418231637803">
                <text:p>-49.9418231637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.959960406197">
                <text:p>127.959960406197</text:p>
              </table:table-cell>
              <table:table-cell office:value-type="float" office:value="-116.212533970103">
                <text:p>-116.2125339701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.4053298839365">
                <text:p>58.4053298839365</text:p>
              </table:table-cell>
              <table:table-cell office:value-type="float" office:value="-56.8086863376469">
                <text:p>-56.80868633764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1.442998359786">
                <text:p>801.442998359786</text:p>
              </table:table-cell>
              <table:table-cell office:value-type="float" office:value="-555.91828933153">
                <text:p>-555.91828933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2.43129794841">
                <text:p>362.43129794841</text:p>
              </table:table-cell>
              <table:table-cell office:value-type="float" office:value="128.39090877058">
                <text:p>128.390908770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.7872840719">
                <text:p>120.7872840719</text:p>
              </table:table-cell>
              <table:table-cell office:value-type="float" office:value="-39.7148563416974">
                <text:p>-39.71485634169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.542973517932">
                <text:p>276.542973517932</text:p>
              </table:table-cell>
              <table:table-cell office:value-type="float" office:value="120.387059829454">
                <text:p>120.3870598294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6.948171463522">
                <text:p>296.948171463522</text:p>
              </table:table-cell>
              <table:table-cell office:value-type="float" office:value="-21.1264380266836">
                <text:p>-21.12643802668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7.249076481856">
                <text:p>267.249076481856</text:p>
              </table:table-cell>
              <table:table-cell office:value-type="float" office:value="36.4572618590993">
                <text:p>36.45726185909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2.550638331378">
                <text:p>492.550638331378</text:p>
              </table:table-cell>
              <table:table-cell office:value-type="float" office:value="-265.927257614947">
                <text:p>-265.9272576149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0.427556606273">
                <text:p>370.427556606273</text:p>
              </table:table-cell>
              <table:table-cell office:value-type="float" office:value="-363.725788588421">
                <text:p>-363.7257885884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7.16095280374">
                <text:p>337.16095280374</text:p>
              </table:table-cell>
              <table:table-cell office:value-type="float" office:value="-309.050764221504">
                <text:p>-309.0507642215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.318080392192">
                <text:p>441.318080392192</text:p>
              </table:table-cell>
              <table:table-cell office:value-type="float" office:value="-175.90304116994">
                <text:p>-175.903041169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9.617676635034">
                <text:p>629.617676635034</text:p>
              </table:table-cell>
              <table:table-cell office:value-type="float" office:value="-130.569530350278">
                <text:p>-130.5695303502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0.112176299155">
                <text:p>250.112176299155</text:p>
              </table:table-cell>
              <table:table-cell office:value-type="float" office:value="140.420665960257">
                <text:p>140.420665960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7.363362872703">
                <text:p>357.363362872703</text:p>
              </table:table-cell>
              <table:table-cell office:value-type="float" office:value="-43.3190436181426">
                <text:p>-43.31904361814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.3028639785281">
                <text:p>37.3028639785281</text:p>
              </table:table-cell>
              <table:table-cell office:value-type="float" office:value="33.6374900261652">
                <text:p>33.63749002616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5.714856828162">
                <text:p>155.714856828162</text:p>
              </table:table-cell>
              <table:table-cell office:value-type="float" office:value="-95.4033021688318">
                <text:p>-95.4033021688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9.197119050564">
                <text:p>369.197119050564</text:p>
              </table:table-cell>
              <table:table-cell office:value-type="float" office:value="-133.575583888904">
                <text:p>-133.5755838889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0.159095487998">
                <text:p>470.159095487998</text:p>
              </table:table-cell>
              <table:table-cell office:value-type="float" office:value="-198.855260791662">
                <text:p>-198.8552607916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3.611540333518">
                <text:p>113.611540333518</text:p>
              </table:table-cell>
              <table:table-cell office:value-type="float" office:value="-112.24713608443">
                <text:p>-112.247136084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9.74841613922">
                <text:p>129.74841613922</text:p>
              </table:table-cell>
              <table:table-cell office:value-type="float" office:value="-127.535766721531">
                <text:p>-127.5357667215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8.159953273229">
                <text:p>218.159953273229</text:p>
              </table:table-cell>
              <table:table-cell office:value-type="float" office:value="-206.623764059071">
                <text:p>-206.6237640590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.732563391706">
                <text:p>182.732563391706</text:p>
              </table:table-cell>
              <table:table-cell office:value-type="float" office:value="-170.519842382931">
                <text:p>-170.5198423829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4.793912633913">
                <text:p>164.793912633913</text:p>
              </table:table-cell>
              <table:table-cell office:value-type="float" office:value="30.0558704879974">
                <text:p>30.05587048799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4.996431375395">
                <text:p>274.996431375395</text:p>
              </table:table-cell>
              <table:table-cell office:value-type="float" office:value="-217.652681826608">
                <text:p>-217.6526818266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.685482348093">
                <text:p>119.685482348093</text:p>
              </table:table-cell>
              <table:table-cell office:value-type="float" office:value="-111.695129186156">
                <text:p>-111.695129186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6.5510626982923">
                <text:p>86.5510626982923</text:p>
              </table:table-cell>
              <table:table-cell office:value-type="float" office:value="-68.2251231875383">
                <text:p>-68.22512318753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1.31608848465">
                <text:p>141.31608848465</text:p>
              </table:table-cell>
              <table:table-cell office:value-type="float" office:value="-7.79752790464922">
                <text:p>-7.797527904649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0.70609731034">
                <text:p>190.70609731034</text:p>
              </table:table-cell>
              <table:table-cell office:value-type="float" office:value="77.6354740906656">
                <text:p>77.6354740906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3.663438158057">
                <text:p>393.663438158057</text:p>
              </table:table-cell>
              <table:table-cell office:value-type="float" office:value="-301.392898386869">
                <text:p>-301.392898386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8.850388333216">
                <text:p>348.850388333216</text:p>
              </table:table-cell>
              <table:table-cell office:value-type="float" office:value="95.5886275921318">
                <text:p>95.58862759213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8453945038362">
                <text:p>11.8453945038362</text:p>
              </table:table-cell>
              <table:table-cell office:value-type="float" office:value="-7.49604871409615">
                <text:p>-7.496048714096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5.915528753443">
                <text:p>645.915528753443</text:p>
              </table:table-cell>
              <table:table-cell office:value-type="float" office:value="-482.619338517233">
                <text:p>-482.6193385172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8.812133460477">
                <text:p>338.812133460477</text:p>
              </table:table-cell>
              <table:table-cell office:value-type="float" office:value="-333.389341547566">
                <text:p>-333.3893415475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8.603428404325">
                <text:p>268.603428404325</text:p>
              </table:table-cell>
              <table:table-cell office:value-type="float" office:value="-181.503809385351">
                <text:p>-181.5038093853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5.642829176455">
                <text:p>625.642829176455</text:p>
              </table:table-cell>
              <table:table-cell office:value-type="float" office:value="-198.867027977523">
                <text:p>-198.8670279775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9.494126703547">
                <text:p>849.494126703547</text:p>
              </table:table-cell>
              <table:table-cell office:value-type="float" office:value="-552.287367974283">
                <text:p>-552.2873679742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6.912605885127">
                <text:p>286.912605885127</text:p>
              </table:table-cell>
              <table:table-cell office:value-type="float" office:value="-67.952803315325">
                <text:p>-67.9528033153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.7504039467607">
                <text:p>81.7504039467607</text:p>
              </table:table-cell>
              <table:table-cell office:value-type="float" office:value="-58.3575479757708">
                <text:p>-58.35754797577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.0448954662168">
                <text:p>56.0448954662168</text:p>
              </table:table-cell>
              <table:table-cell office:value-type="float" office:value="-48.5500657324833">
                <text:p>-48.5500657324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5.583143937458">
                <text:p>345.583143937458</text:p>
              </table:table-cell>
              <table:table-cell office:value-type="float" office:value="-81.6704730959781">
                <text:p>-81.67047309597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.4645839984645">
                <text:p>99.4645839984645</text:p>
              </table:table-cell>
              <table:table-cell office:value-type="float" office:value="99.678958560799">
                <text:p>99.6789585607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4.697037263596">
                <text:p>324.697037263596</text:p>
              </table:table-cell>
              <table:table-cell office:value-type="float" office:value="79.6997756546714">
                <text:p>79.69977565467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1.702721601455">
                <text:p>421.702721601455</text:p>
              </table:table-cell>
              <table:table-cell office:value-type="float" office:value="-169.204398027956">
                <text:p>-169.2043980279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8.446640805087">
                <text:p>198.446640805087</text:p>
              </table:table-cell>
              <table:table-cell office:value-type="float" office:value="-194.535308249609">
                <text:p>-194.5353082496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2.714937147461">
                <text:p>382.714937147461</text:p>
              </table:table-cell>
              <table:table-cell office:value-type="float" office:value="-1.88557111774608">
                <text:p>-1.88557111774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7.801703642671">
                <text:p>217.801703642671</text:p>
              </table:table-cell>
              <table:table-cell office:value-type="float" office:value="-206.387856982686">
                <text:p>-206.3878569826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3.612665835651">
                <text:p>363.612665835651</text:p>
              </table:table-cell>
              <table:table-cell office:value-type="float" office:value="-356.366238842506">
                <text:p>-356.366238842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7.404610684575">
                <text:p>597.404610684575</text:p>
              </table:table-cell>
              <table:table-cell office:value-type="float" office:value="-384.484868426884">
                <text:p>-384.4848684268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.712026149896">
                <text:p>299.712026149896</text:p>
              </table:table-cell>
              <table:table-cell office:value-type="float" office:value="-299.467497885627">
                <text:p>-299.4674978856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3.391461254428">
                <text:p>263.391461254428</text:p>
              </table:table-cell>
              <table:table-cell office:value-type="float" office:value="60.0308541258409">
                <text:p>60.03085412584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2.537860849696">
                <text:p>432.537860849696</text:p>
              </table:table-cell>
              <table:table-cell office:value-type="float" office:value="-219.261409856699">
                <text:p>-219.2614098566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8.162105508548">
                <text:p>208.162105508548</text:p>
              </table:table-cell>
              <table:table-cell office:value-type="float" office:value="-208.394292279412">
                <text:p>-208.3942922794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5.957418787389">
                <text:p>245.957418787389</text:p>
              </table:table-cell>
              <table:table-cell office:value-type="float" office:value="-242.885735212194">
                <text:p>-242.8857352121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6.326277383512">
                <text:p>156.326277383512</text:p>
              </table:table-cell>
              <table:table-cell office:value-type="float" office:value="-100.157235011006">
                <text:p>-100.1572350110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9.606379094036">
                <text:p>449.606379094036</text:p>
              </table:table-cell>
              <table:table-cell office:value-type="float" office:value="-38.8398304015847">
                <text:p>-38.83983040158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4070566821402">
                <text:p>19.4070566821402</text:p>
              </table:table-cell>
              <table:table-cell office:value-type="float" office:value="12.0818023736674">
                <text:p>12.08180237366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5.630169582855">
                <text:p>145.630169582855</text:p>
              </table:table-cell>
              <table:table-cell office:value-type="float" office:value="-95.5093936474564">
                <text:p>-95.50939364745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7.256162231967">
                <text:p>187.256162231967</text:p>
              </table:table-cell>
              <table:table-cell office:value-type="float" office:value="-174.995567167913">
                <text:p>-174.995567167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4.38985403796">
                <text:p>124.38985403796</text:p>
              </table:table-cell>
              <table:table-cell office:value-type="float" office:value="38.9052787404738">
                <text:p>38.9052787404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.1509691159443">
                <text:p>60.1509691159443</text:p>
              </table:table-cell>
              <table:table-cell office:value-type="float" office:value="-56.0864385507917">
                <text:p>-56.08643855079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0.192807392724">
                <text:p>340.192807392724</text:p>
              </table:table-cell>
              <table:table-cell office:value-type="float" office:value="-173.647842468052">
                <text:p>-173.6478424680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.4716447928231">
                <text:p>71.4716447928231</text:p>
              </table:table-cell>
              <table:table-cell office:value-type="float" office:value="93.002384131731">
                <text:p>93.0023841317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0.400839708958">
                <text:p>540.400839708958</text:p>
              </table:table-cell>
              <table:table-cell office:value-type="float" office:value="-152.655284803166">
                <text:p>-152.6552848031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2.397600631093">
                <text:p>212.397600631093</text:p>
              </table:table-cell>
              <table:table-cell office:value-type="float" office:value="-113.053579310206">
                <text:p>-113.0535793102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.7835810260677">
                <text:p>38.7835810260677</text:p>
              </table:table-cell>
              <table:table-cell office:value-type="float" office:value="69.1713267095657">
                <text:p>69.17132670956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0.153970563565">
                <text:p>180.153970563565</text:p>
              </table:table-cell>
              <table:table-cell office:value-type="float" office:value="-126.653188406884">
                <text:p>-126.6531884068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5444759471981">
                <text:p>14.5444759471981</text:p>
              </table:table-cell>
              <table:table-cell office:value-type="float" office:value="6.99827856475567">
                <text:p>6.998278564755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.473203752986">
                <text:p>111.473203752986</text:p>
              </table:table-cell>
              <table:table-cell office:value-type="float" office:value="61.8368624200761">
                <text:p>61.83686242007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3.559879996859">
                <text:p>223.559879996859</text:p>
              </table:table-cell>
              <table:table-cell office:value-type="float" office:value="-167.768306242713">
                <text:p>-167.7683062427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3.775744875314">
                <text:p>453.775744875314</text:p>
              </table:table-cell>
              <table:table-cell office:value-type="float" office:value="18.7857821459062">
                <text:p>18.78578214590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.525900151925">
                <text:p>160.525900151925</text:p>
              </table:table-cell>
              <table:table-cell office:value-type="float" office:value="-48.7900182674724">
                <text:p>-48.79001826747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.7335059759902">
                <text:p>42.7335059759902</text:p>
              </table:table-cell>
              <table:table-cell office:value-type="float" office:value="-42.3726714439487">
                <text:p>-42.37267144394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7.456581610284">
                <text:p>117.456581610284</text:p>
              </table:table-cell>
              <table:table-cell office:value-type="float" office:value="-7.92863324235204">
                <text:p>-7.928633242352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3.287781954292">
                <text:p>623.287781954292</text:p>
              </table:table-cell>
              <table:table-cell office:value-type="float" office:value="-335.911868115461">
                <text:p>-335.9118681154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3.27770278558">
                <text:p>203.27770278558</text:p>
              </table:table-cell>
              <table:table-cell office:value-type="float" office:value="-116.652776175259">
                <text:p>-116.6527761752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3.388352922729">
                <text:p>303.388352922729</text:p>
              </table:table-cell>
              <table:table-cell office:value-type="float" office:value="12.2192835891194">
                <text:p>12.21928358911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2.905677643758">
                <text:p>312.905677643758</text:p>
              </table:table-cell>
              <table:table-cell office:value-type="float" office:value="-164.754529616672">
                <text:p>-164.7545296166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1.803969572137">
                <text:p>251.803969572137</text:p>
              </table:table-cell>
              <table:table-cell office:value-type="float" office:value="-214.016232919051">
                <text:p>-214.0162329190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4.3401740826">
                <text:p>474.3401740826</text:p>
              </table:table-cell>
              <table:table-cell office:value-type="float" office:value="-468.153956817002">
                <text:p>-468.1539568170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0.444013443527">
                <text:p>160.444013443527</text:p>
              </table:table-cell>
              <table:table-cell office:value-type="float" office:value="-29.3234420153077">
                <text:p>-29.32344201530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0.002118920852">
                <text:p>300.002118920852</text:p>
              </table:table-cell>
              <table:table-cell office:value-type="float" office:value="62.4528543144512">
                <text:p>62.45285431445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7.176466703519">
                <text:p>197.176466703519</text:p>
              </table:table-cell>
              <table:table-cell office:value-type="float" office:value="-194.198495462173">
                <text:p>-194.1984954621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9.378093964739">
                <text:p>449.378093964739</text:p>
              </table:table-cell>
              <table:table-cell office:value-type="float" office:value="-270.794704729222">
                <text:p>-270.7947047292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.9111519289792">
                <text:p>88.9111519289792</text:p>
              </table:table-cell>
              <table:table-cell office:value-type="float" office:value="-88.9689982501669">
                <text:p>-88.96899825016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8215098466529">
                <text:p>50.8215098466529</text:p>
              </table:table-cell>
              <table:table-cell office:value-type="float" office:value="-45.4420294284023">
                <text:p>-45.44202942840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1252407097239">
                <text:p>35.1252407097239</text:p>
              </table:table-cell>
              <table:table-cell office:value-type="float" office:value="60.4466412563661">
                <text:p>60.44664125636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.002682694514">
                <text:p>135.002682694514</text:p>
              </table:table-cell>
              <table:table-cell office:value-type="float" office:value="-103.744560777061">
                <text:p>-103.7445607770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70.306587472731">
                <text:p>670.306587472731</text:p>
              </table:table-cell>
              <table:table-cell office:value-type="float" office:value="-373.429585240453">
                <text:p>-373.4295852404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9.527596242106">
                <text:p>299.527596242106</text:p>
              </table:table-cell>
              <table:table-cell office:value-type="float" office:value="-151.448880330276">
                <text:p>-151.4488803302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0.362546256047">
                <text:p>270.362546256047</text:p>
              </table:table-cell>
              <table:table-cell office:value-type="float" office:value="-216.933928474943">
                <text:p>-216.9339284749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.128745457544">
                <text:p>432.128745457544</text:p>
              </table:table-cell>
              <table:table-cell office:value-type="float" office:value="-202.738366971817">
                <text:p>-202.7383669718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2489566976347">
                <text:p>15.2489566976347</text:p>
              </table:table-cell>
              <table:table-cell office:value-type="float" office:value="20.7867588845376">
                <text:p>20.78675888453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3.131212340614">
                <text:p>203.131212340614</text:p>
              </table:table-cell>
              <table:table-cell office:value-type="float" office:value="-84.5890987926862">
                <text:p>-84.58909879268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8.579373598153">
                <text:p>248.579373598153</text:p>
              </table:table-cell>
              <table:table-cell office:value-type="float" office:value="-178.442217793832">
                <text:p>-178.4422177938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0.929838015691">
                <text:p>430.929838015691</text:p>
              </table:table-cell>
              <table:table-cell office:value-type="float" office:value="-216.479802610437">
                <text:p>-216.4798026104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0.307491950265">
                <text:p>220.307491950265</text:p>
              </table:table-cell>
              <table:table-cell office:value-type="float" office:value="82.6238238503744">
                <text:p>82.62382385037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8.033555193444">
                <text:p>318.033555193444</text:p>
              </table:table-cell>
              <table:table-cell office:value-type="float" office:value="-308.429736992879">
                <text:p>-308.4297369928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7.2487004598984">
                <text:p>77.2487004598984</text:p>
              </table:table-cell>
              <table:table-cell office:value-type="float" office:value="32.7163298488381">
                <text:p>32.71632984883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2.517987422493">
                <text:p>222.517987422493</text:p>
              </table:table-cell>
              <table:table-cell office:value-type="float" office:value="-158.522816634429">
                <text:p>-158.5228166344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8.522056938728">
                <text:p>318.522056938728</text:p>
              </table:table-cell>
              <table:table-cell office:value-type="float" office:value="-179.645371245987">
                <text:p>-179.645371245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7.286980845542">
                <text:p>197.286980845542</text:p>
              </table:table-cell>
              <table:table-cell office:value-type="float" office:value="-98.9828884950307">
                <text:p>-98.98288849503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6.552849795152">
                <text:p>436.552849795152</text:p>
              </table:table-cell>
              <table:table-cell office:value-type="float" office:value="-344.862534946712">
                <text:p>-344.8625349467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7.795060192149">
                <text:p>327.795060192149</text:p>
              </table:table-cell>
              <table:table-cell office:value-type="float" office:value="169.91626313519">
                <text:p>169.916263135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5.337967089009">
                <text:p>455.337967089009</text:p>
              </table:table-cell>
              <table:table-cell office:value-type="float" office:value="-349.750615999021">
                <text:p>-349.7506159990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4.754310963665">
                <text:p>194.754310963665</text:p>
              </table:table-cell>
              <table:table-cell office:value-type="float" office:value="-101.2165550837">
                <text:p>-101.21655508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1197220469421">
                <text:p>11.1197220469421</text:p>
              </table:table-cell>
              <table:table-cell office:value-type="float" office:value="-4.68859190647296">
                <text:p>-4.688591906472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9.643151220811">
                <text:p>509.643151220811</text:p>
              </table:table-cell>
              <table:table-cell office:value-type="float" office:value="-274.117875142509">
                <text:p>-274.1178751425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1.832046676677">
                <text:p>541.832046676677</text:p>
              </table:table-cell>
              <table:table-cell office:value-type="float" office:value="-304.427969683982">
                <text:p>-304.4279696839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0.044946163367">
                <text:p>230.044946163367</text:p>
              </table:table-cell>
              <table:table-cell office:value-type="float" office:value="-125.216177105208">
                <text:p>-125.2161771052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4.309736802881">
                <text:p>234.309736802881</text:p>
              </table:table-cell>
              <table:table-cell office:value-type="float" office:value="-92.3594202504611">
                <text:p>-92.35942025046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.1695717119614">
                <text:p>12.1695717119614</text:p>
              </table:table-cell>
              <table:table-cell office:value-type="float" office:value="-9.82419764507128">
                <text:p>-9.82419764507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2.803227893326">
                <text:p>172.803227893326</text:p>
              </table:table-cell>
              <table:table-cell office:value-type="float" office:value="-103.586030528275">
                <text:p>-103.5860305282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7.224947255246">
                <text:p>417.224947255246</text:p>
              </table:table-cell>
              <table:table-cell office:value-type="float" office:value="-23.5793695164392">
                <text:p>-23.57936951643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6.894200460664">
                <text:p>396.894200460664</text:p>
              </table:table-cell>
              <table:table-cell office:value-type="float" office:value="-318.387550979893">
                <text:p>-318.3875509798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.006786962985">
                <text:p>36.006786962985</text:p>
              </table:table-cell>
              <table:table-cell office:value-type="float" office:value="-34.4875316163147">
                <text:p>-34.48753161631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5.332945301276">
                <text:p>315.332945301276</text:p>
              </table:table-cell>
              <table:table-cell office:value-type="float" office:value="-230.239263487864">
                <text:p>-230.2392634878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2.146198342264">
                <text:p>362.146198342264</text:p>
              </table:table-cell>
              <table:table-cell office:value-type="float" office:value="-313.503262665975">
                <text:p>-313.5032626659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6.656659418737">
                <text:p>356.656659418737</text:p>
              </table:table-cell>
              <table:table-cell office:value-type="float" office:value="-327.40004075805">
                <text:p>-327.400040758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2.174342216995">
                <text:p>432.174342216995</text:p>
              </table:table-cell>
              <table:table-cell office:value-type="float" office:value="-22.1771439650966">
                <text:p>-22.17714396509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8.392117421709">
                <text:p>518.392117421709</text:p>
              </table:table-cell>
              <table:table-cell office:value-type="float" office:value="-499.368137628189">
                <text:p>-499.3681376281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4.15903527769">
                <text:p>604.15903527769</text:p>
              </table:table-cell>
              <table:table-cell office:value-type="float" office:value="-177.827344408949">
                <text:p>-177.8273444089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3.146906755352">
                <text:p>363.146906755352</text:p>
              </table:table-cell>
              <table:table-cell office:value-type="float" office:value="-195.793310190129">
                <text:p>-195.7933101901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4.622159178962">
                <text:p>604.622159178962</text:p>
              </table:table-cell>
              <table:table-cell office:value-type="float" office:value="-444.193314610863">
                <text:p>-444.1933146108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4.476928769692">
                <text:p>204.476928769692</text:p>
              </table:table-cell>
              <table:table-cell office:value-type="float" office:value="41.4726505134483">
                <text:p>41.47265051344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8.6553855767284">
                <text:p>88.6553855767284</text:p>
              </table:table-cell>
              <table:table-cell office:value-type="float" office:value="53.0347671709575">
                <text:p>53.03476717095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4.039214504765">
                <text:p>394.039214504765</text:p>
              </table:table-cell>
              <table:table-cell office:value-type="float" office:value="-160.550524135958">
                <text:p>-160.5505241359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3.104841797597">
                <text:p>193.104841797597</text:p>
              </table:table-cell>
              <table:table-cell office:value-type="float" office:value="-182.970688596652">
                <text:p>-182.9706885966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6.75627158732">
                <text:p>396.75627158732</text:p>
              </table:table-cell>
              <table:table-cell office:value-type="float" office:value="-391.953378915956">
                <text:p>-391.9533789159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3.272191640285">
                <text:p>713.272191640285</text:p>
              </table:table-cell>
              <table:table-cell office:value-type="float" office:value="-560.927414308717">
                <text:p>-560.9274143087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1.543992256034">
                <text:p>551.543992256034</text:p>
              </table:table-cell>
              <table:table-cell office:value-type="float" office:value="-66.9588609761261">
                <text:p>-66.95886097612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7.272701732777">
                <text:p>677.272701732777</text:p>
              </table:table-cell>
              <table:table-cell office:value-type="float" office:value="-518.368426402408">
                <text:p>-518.3684264024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3.364527468269">
                <text:p>413.364527468269</text:p>
              </table:table-cell>
              <table:table-cell office:value-type="float" office:value="-316.485625710352">
                <text:p>-316.485625710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8.55813137086">
                <text:p>278.55813137086</text:p>
              </table:table-cell>
              <table:table-cell office:value-type="float" office:value="149.024033805596">
                <text:p>149.024033805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.5408745274947">
                <text:p>46.5408745274947</text:p>
              </table:table-cell>
              <table:table-cell office:value-type="float" office:value="-19.3730496603978">
                <text:p>-19.3730496603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5.259668899178">
                <text:p>245.259668899178</text:p>
              </table:table-cell>
              <table:table-cell office:value-type="float" office:value="-154.581557489044">
                <text:p>-154.5815574890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2.737688508726">
                <text:p>482.737688508726</text:p>
              </table:table-cell>
              <table:table-cell office:value-type="float" office:value="-195.719292640527">
                <text:p>-195.7192926405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4.855119618947">
                <text:p>264.855119618947</text:p>
              </table:table-cell>
              <table:table-cell office:value-type="float" office:value="18.0976181557605">
                <text:p>18.09761815576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.81516980375">
                <text:p>100.81516980375</text:p>
              </table:table-cell>
              <table:table-cell office:value-type="float" office:value="47.0058764794271">
                <text:p>47.00587647942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5.1296332608013">
                <text:p>75.1296332608013</text:p>
              </table:table-cell>
              <table:table-cell office:value-type="float" office:value="-59.5544569405477">
                <text:p>-59.55445694054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677125010969">
                <text:p>12.677125010969</text:p>
              </table:table-cell>
              <table:table-cell office:value-type="float" office:value="46.7460676716834">
                <text:p>46.74606767168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7.31704801317">
                <text:p>527.31704801317</text:p>
              </table:table-cell>
              <table:table-cell office:value-type="float" office:value="-182.252402922051">
                <text:p>-182.2524029220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8.329062259372">
                <text:p>228.329062259372</text:p>
              </table:table-cell>
              <table:table-cell office:value-type="float" office:value="-166.144466154338">
                <text:p>-166.1444661543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3.900206997005">
                <text:p>443.900206997005</text:p>
              </table:table-cell>
              <table:table-cell office:value-type="float" office:value="-282.473701220077">
                <text:p>-282.4737012200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9.427955543238">
                <text:p>139.427955543238</text:p>
              </table:table-cell>
              <table:table-cell office:value-type="float" office:value="-96.5395909878687">
                <text:p>-96.53959098786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7.041502973235">
                <text:p>537.041502973235</text:p>
              </table:table-cell>
              <table:table-cell office:value-type="float" office:value="-41.3643374267207">
                <text:p>-41.36433742672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0.8667789357042">
                <text:p>50.8667789357042</text:p>
              </table:table-cell>
              <table:table-cell office:value-type="float" office:value="37.227385259692">
                <text:p>37.2273852596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7.110928032051">
                <text:p>527.110928032051</text:p>
              </table:table-cell>
              <table:table-cell office:value-type="float" office:value="-305.856433323925">
                <text:p>-305.8564333239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8.158554539166">
                <text:p>278.158554539166</text:p>
              </table:table-cell>
              <table:table-cell office:value-type="float" office:value="-178.822727544369">
                <text:p>-178.8227275443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0.2665418840019">
                <text:p>70.2665418840019</text:p>
              </table:table-cell>
              <table:table-cell office:value-type="float" office:value="-58.0826327100566">
                <text:p>-58.08263271005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8.384431903783">
                <text:p>118.384431903783</text:p>
              </table:table-cell>
              <table:table-cell office:value-type="float" office:value="-118.415296880358">
                <text:p>-118.4152968803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33.552174078351">
                <text:p>533.552174078351</text:p>
              </table:table-cell>
              <table:table-cell office:value-type="float" office:value="-326.06720760207">
                <text:p>-326.067207602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9.6832197497829">
                <text:p>99.6832197497829</text:p>
              </table:table-cell>
              <table:table-cell office:value-type="float" office:value="-85.1902698397055">
                <text:p>-85.19026983970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2.502732629833">
                <text:p>212.502732629833</text:p>
              </table:table-cell>
              <table:table-cell office:value-type="float" office:value="-112.92642797548">
                <text:p>-112.926427975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0.696241119675">
                <text:p>200.696241119675</text:p>
              </table:table-cell>
              <table:table-cell office:value-type="float" office:value="-114.234327010542">
                <text:p>-114.2343270105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8.123329169715">
                <text:p>478.123329169715</text:p>
              </table:table-cell>
              <table:table-cell office:value-type="float" office:value="-411.46380367853">
                <text:p>-411.463803678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.8964256159052">
                <text:p>12.8964256159052</text:p>
              </table:table-cell>
              <table:table-cell office:value-type="float" office:value="42.2754250847124">
                <text:p>42.27542508471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1.777687330693">
                <text:p>441.777687330693</text:p>
              </table:table-cell>
              <table:table-cell office:value-type="float" office:value="-163.213197976074">
                <text:p>-163.2131979760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5.81388838966">
                <text:p>645.81388838966</text:p>
              </table:table-cell>
              <table:table-cell office:value-type="float" office:value="-345.268674058057">
                <text:p>-345.2686740580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.3246158550321">
                <text:p>86.3246158550321</text:p>
              </table:table-cell>
              <table:table-cell office:value-type="float" office:value="-25.731628090799">
                <text:p>-25.7316280907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.4115870611155">
                <text:p>62.4115870611155</text:p>
              </table:table-cell>
              <table:table-cell office:value-type="float" office:value="-62.6516884188631">
                <text:p>-62.65168841886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7.695962493821">
                <text:p>277.695962493821</text:p>
              </table:table-cell>
              <table:table-cell office:value-type="float" office:value="148.042545350466">
                <text:p>148.0425453504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5.22749424874">
                <text:p>415.22749424874</text:p>
              </table:table-cell>
              <table:table-cell office:value-type="float" office:value="79.9364391759045">
                <text:p>79.93643917590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9.230800815873">
                <text:p>279.230800815873</text:p>
              </table:table-cell>
              <table:table-cell office:value-type="float" office:value="-216.326884737624">
                <text:p>-216.3268847376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6.323924818885">
                <text:p>416.323924818885</text:p>
              </table:table-cell>
              <table:table-cell office:value-type="float" office:value="-217.418882746426">
                <text:p>-217.4188827464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0.539592599401">
                <text:p>240.539592599401</text:p>
              </table:table-cell>
              <table:table-cell office:value-type="float" office:value="-239.780300103422">
                <text:p>-239.7803001034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.5647430738042">
                <text:p>28.5647430738042</text:p>
              </table:table-cell>
              <table:table-cell office:value-type="float" office:value="-25.2121292622843">
                <text:p>-25.21212926228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5.864218074661">
                <text:p>255.864218074661</text:p>
              </table:table-cell>
              <table:table-cell office:value-type="float" office:value="-128.833101840473">
                <text:p>-128.8331018404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8.741002544474">
                <text:p>248.741002544474</text:p>
              </table:table-cell>
              <table:table-cell office:value-type="float" office:value="-155.558286879514">
                <text:p>-155.5582868795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.1196374919751">
                <text:p>55.1196374919751</text:p>
              </table:table-cell>
              <table:table-cell office:value-type="float" office:value="-52.0659817937923">
                <text:p>-52.06598179379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6021554545537">
                <text:p>5.6021554545537</text:p>
              </table:table-cell>
              <table:table-cell office:value-type="float" office:value="17.9854563454479">
                <text:p>17.98545634544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2.854903302302">
                <text:p>252.854903302302</text:p>
              </table:table-cell>
              <table:table-cell office:value-type="float" office:value="-226.55228276906">
                <text:p>-226.552282769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99.744209788885">
                <text:p>499.744209788885</text:p>
              </table:table-cell>
              <table:table-cell office:value-type="float" office:value="-436.818412458387">
                <text:p>-436.8184124583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23.299784977011">
                <text:p>623.299784977011</text:p>
              </table:table-cell>
              <table:table-cell office:value-type="float" office:value="-471.408974061664">
                <text:p>-471.4089740616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74.786623392801">
                <text:p>374.786623392801</text:p>
              </table:table-cell>
              <table:table-cell office:value-type="float" office:value="-242.475634239762">
                <text:p>-242.4756342397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1.729381777257">
                <text:p>321.729381777257</text:p>
              </table:table-cell>
              <table:table-cell office:value-type="float" office:value="-124.667474736706">
                <text:p>-124.6674747367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1.5832803568373">
                <text:p>61.5832803568373</text:p>
              </table:table-cell>
              <table:table-cell office:value-type="float" office:value="-52.1610632852402">
                <text:p>-52.16106328524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3.379737315053">
                <text:p>343.379737315053</text:p>
              </table:table-cell>
              <table:table-cell office:value-type="float" office:value="-295.6591346481">
                <text:p>-295.65913464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0.109535208069">
                <text:p>540.109535208069</text:p>
              </table:table-cell>
              <table:table-cell office:value-type="float" office:value="-260.508023476194">
                <text:p>-260.5080234761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4.282902628187">
                <text:p>394.282902628187</text:p>
              </table:table-cell>
              <table:table-cell office:value-type="float" office:value="70.0989157180327">
                <text:p>70.09891571803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.4166273454082">
                <text:p>79.4166273454082</text:p>
              </table:table-cell>
              <table:table-cell office:value-type="float" office:value="-61.1998900734203">
                <text:p>-61.19989007342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.8253919159322">
                <text:p>41.8253919159322</text:p>
              </table:table-cell>
              <table:table-cell office:value-type="float" office:value="73.2297767423196">
                <text:p>73.22977674231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5.048800936942">
                <text:p>325.048800936942</text:p>
              </table:table-cell>
              <table:table-cell office:value-type="float" office:value="178.139544357627">
                <text:p>178.1395443576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4.296623067765">
                <text:p>224.296623067765</text:p>
              </table:table-cell>
              <table:table-cell office:value-type="float" office:value="1.4176964864176">
                <text:p>1.41769648641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9.565863359548">
                <text:p>309.565863359548</text:p>
              </table:table-cell>
              <table:table-cell office:value-type="float" office:value="-171.749770811594">
                <text:p>-171.7497708115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4.350676360387">
                <text:p>114.350676360387</text:p>
              </table:table-cell>
              <table:table-cell office:value-type="float" office:value="78.6532596782798">
                <text:p>78.65325967827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0.415524801602">
                <text:p>230.415524801602</text:p>
              </table:table-cell>
              <table:table-cell office:value-type="float" office:value="147.0356011333">
                <text:p>147.0356011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3.367926773763">
                <text:p>373.367926773763</text:p>
              </table:table-cell>
              <table:table-cell office:value-type="float" office:value="-225.825398052179">
                <text:p>-225.8253980521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2.050607838406">
                <text:p>202.050607838406</text:p>
              </table:table-cell>
              <table:table-cell office:value-type="float" office:value="-109.664924766699">
                <text:p>-109.6649247666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3.412028083543">
                <text:p>343.412028083543</text:p>
              </table:table-cell>
              <table:table-cell office:value-type="float" office:value="-342.99626168785">
                <text:p>-342.996261687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3.515571447337">
                <text:p>163.515571447337</text:p>
              </table:table-cell>
              <table:table-cell office:value-type="float" office:value="-149.923230794771">
                <text:p>-149.9232307947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0.261027520373">
                <text:p>110.261027520373</text:p>
              </table:table-cell>
              <table:table-cell office:value-type="float" office:value="84.9533248662748">
                <text:p>84.95332486627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5.498734091772">
                <text:p>355.498734091772</text:p>
              </table:table-cell>
              <table:table-cell office:value-type="float" office:value="-212.511736275606">
                <text:p>-212.5117362756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16.842826290941">
                <text:p>516.842826290941</text:p>
              </table:table-cell>
              <table:table-cell office:value-type="float" office:value="-261.731801032195">
                <text:p>-261.7318010321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7.105302960472">
                <text:p>167.105302960472</text:p>
              </table:table-cell>
              <table:table-cell office:value-type="float" office:value="-123.549677849676">
                <text:p>-123.5496778496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40.858097203485">
                <text:p>540.858097203485</text:p>
              </table:table-cell>
              <table:table-cell office:value-type="float" office:value="-421.99413611069">
                <text:p>-421.994136110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6.632030246413">
                <text:p>316.632030246413</text:p>
              </table:table-cell>
              <table:table-cell office:value-type="float" office:value="-43.6207638563399">
                <text:p>-43.62076385633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2.566744859075">
                <text:p>342.566744859075</text:p>
              </table:table-cell>
              <table:table-cell office:value-type="float" office:value="-304.31540741445">
                <text:p>-304.315407414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6.25217397589">
                <text:p>436.25217397589</text:p>
              </table:table-cell>
              <table:table-cell office:value-type="float" office:value="-175.893950779232">
                <text:p>-175.8939507792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5861066837782">
                <text:p>14.5861066837782</text:p>
              </table:table-cell>
              <table:table-cell office:value-type="float" office:value="26.1049130104577">
                <text:p>26.10491301045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4.418467637406">
                <text:p>254.418467637406</text:p>
              </table:table-cell>
              <table:table-cell office:value-type="float" office:value="-118.14008934677">
                <text:p>-118.140089346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5.869139819368">
                <text:p>165.869139819368</text:p>
              </table:table-cell>
              <table:table-cell office:value-type="float" office:value="-160.748191289913">
                <text:p>-160.7481912899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5.056604037356">
                <text:p>485.056604037356</text:p>
              </table:table-cell>
              <table:table-cell office:value-type="float" office:value="-224.054750585825">
                <text:p>-224.0547505858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8.094713594012">
                <text:p>268.094713594012</text:p>
              </table:table-cell>
              <table:table-cell office:value-type="float" office:value="-264.355076458909">
                <text:p>-264.3550764589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2.640147831652">
                <text:p>352.640147831652</text:p>
              </table:table-cell>
              <table:table-cell office:value-type="float" office:value="-351.983948097982">
                <text:p>-351.9839480979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05889447864011">
                <text:p>8.05889447864011</text:p>
              </table:table-cell>
              <table:table-cell office:value-type="float" office:value="14.2726183095417">
                <text:p>14.27261830954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3.122160671517">
                <text:p>143.122160671517</text:p>
              </table:table-cell>
              <table:table-cell office:value-type="float" office:value="73.0748449855631">
                <text:p>73.07484498556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8.381573363965">
                <text:p>348.381573363965</text:p>
              </table:table-cell>
              <table:table-cell office:value-type="float" office:value="-151.351608816546">
                <text:p>-151.3516088165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9.642545870675">
                <text:p>259.642545870675</text:p>
              </table:table-cell>
              <table:table-cell office:value-type="float" office:value="-259.579617314228">
                <text:p>-259.5796173142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4.398005424526">
                <text:p>124.398005424526</text:p>
              </table:table-cell>
              <table:table-cell office:value-type="float" office:value="57.6159009589623">
                <text:p>57.61590095896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6.819268456989">
                <text:p>256.819268456989</text:p>
              </table:table-cell>
              <table:table-cell office:value-type="float" office:value="-143.772185227393">
                <text:p>-143.7721852273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5.708194023537">
                <text:p>185.708194023537</text:p>
              </table:table-cell>
              <table:table-cell office:value-type="float" office:value="-79.9497869354981">
                <text:p>-79.94978693549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5.295487095561">
                <text:p>135.295487095561</text:p>
              </table:table-cell>
              <table:table-cell office:value-type="float" office:value="-125.622144657991">
                <text:p>-125.6221446579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4.75780682774">
                <text:p>114.75780682774</text:p>
              </table:table-cell>
              <table:table-cell office:value-type="float" office:value="104.113650373716">
                <text:p>104.1136503737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8.98403184215">
                <text:p>278.98403184215</text:p>
              </table:table-cell>
              <table:table-cell office:value-type="float" office:value="145.989341193416">
                <text:p>145.9893411934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05240368168164">
                <text:p>5.05240368168164</text:p>
              </table:table-cell>
              <table:table-cell office:value-type="float" office:value="14.6398354978921">
                <text:p>14.63983549789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.2692565029993">
                <text:p>15.2692565029993</text:p>
              </table:table-cell>
              <table:table-cell office:value-type="float" office:value="36.9061601711052">
                <text:p>36.90616017110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3.065593483141">
                <text:p>393.065593483141</text:p>
              </table:table-cell>
              <table:table-cell office:value-type="float" office:value="-245.986901449535">
                <text:p>-245.9869014495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.2734395362352">
                <text:p>29.2734395362352</text:p>
              </table:table-cell>
              <table:table-cell office:value-type="float" office:value="41.5951712417298">
                <text:p>41.59517124172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0.710546521404">
                <text:p>310.710546521404</text:p>
              </table:table-cell>
              <table:table-cell office:value-type="float" office:value="176.008265051253">
                <text:p>176.0082650512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31.041968909017">
                <text:p>431.041968909017</text:p>
              </table:table-cell>
              <table:table-cell office:value-type="float" office:value="-431.282655623222">
                <text:p>-431.2826556232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3.03104517996">
                <text:p>123.03104517996</text:p>
              </table:table-cell>
              <table:table-cell office:value-type="float" office:value="-81.4446025252603">
                <text:p>-81.44460252526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9.814460150361">
                <text:p>199.814460150361</text:p>
              </table:table-cell>
              <table:table-cell office:value-type="float" office:value="-28.067870191428">
                <text:p>-28.0678701914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2.411972998578">
                <text:p>222.411972998578</text:p>
              </table:table-cell>
              <table:table-cell office:value-type="float" office:value="-129.717754263968">
                <text:p>-129.7177542639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4.308831927123">
                <text:p>424.308831927123</text:p>
              </table:table-cell>
              <table:table-cell office:value-type="float" office:value="-174.328113210285">
                <text:p>-174.3281132102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1.672314480433">
                <text:p>271.672314480433</text:p>
              </table:table-cell>
              <table:table-cell office:value-type="float" office:value="-137.859220634301">
                <text:p>-137.8592206343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.5503312844898">
                <text:p>41.5503312844898</text:p>
              </table:table-cell>
              <table:table-cell office:value-type="float" office:value="68.6316088051482">
                <text:p>68.63160880514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6.963625922361">
                <text:p>366.963625922361</text:p>
              </table:table-cell>
              <table:table-cell office:value-type="float" office:value="-318.605979599954">
                <text:p>-318.6059795999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9.9997906354793">
                <text:p>49.9997906354793</text:p>
              </table:table-cell>
              <table:table-cell office:value-type="float" office:value="-47.3285359220159">
                <text:p>-47.32853592201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9.230853636866">
                <text:p>369.230853636866</text:p>
              </table:table-cell>
              <table:table-cell office:value-type="float" office:value="-322.477839389748">
                <text:p>-322.4778393897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12.036393574474">
                <text:p>712.036393574474</text:p>
              </table:table-cell>
              <table:table-cell office:value-type="float" office:value="-459.783433213398">
                <text:p>-459.7834332133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762438758962">
                <text:p>24.762438758962</text:p>
              </table:table-cell>
              <table:table-cell office:value-type="float" office:value="44.0403418598745">
                <text:p>44.04034185987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37062879484259">
                <text:p>3.37062879484259</text:p>
              </table:table-cell>
              <table:table-cell office:value-type="float" office:value="24.9506980979451">
                <text:p>24.95069809794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7.005982179157">
                <text:p>207.005982179157</text:p>
              </table:table-cell>
              <table:table-cell office:value-type="float" office:value="-138.885419849828">
                <text:p>-138.8854198498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6.991015593937">
                <text:p>186.991015593937</text:p>
              </table:table-cell>
              <table:table-cell office:value-type="float" office:value="-105.525479676589">
                <text:p>-105.5254796765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4.953909182511">
                <text:p>494.953909182511</text:p>
              </table:table-cell>
              <table:table-cell office:value-type="float" office:value="-101.366408534385">
                <text:p>-101.3664085343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3.676226856773">
                <text:p>483.676226856773</text:p>
              </table:table-cell>
              <table:table-cell office:value-type="float" office:value="-423.135019262847">
                <text:p>-423.1350192628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2.320250175606">
                <text:p>322.320250175606</text:p>
              </table:table-cell>
              <table:table-cell office:value-type="float" office:value="-257.695760827458">
                <text:p>-257.6957608274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2.081485419735">
                <text:p>352.081485419735</text:p>
              </table:table-cell>
              <table:table-cell office:value-type="float" office:value="-315.060000797603">
                <text:p>-315.0600007976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3.768494047469">
                <text:p>243.768494047469</text:p>
              </table:table-cell>
              <table:table-cell office:value-type="float" office:value="116.604961523825">
                <text:p>116.6049615238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9.711861372326">
                <text:p>159.711861372326</text:p>
              </table:table-cell>
              <table:table-cell office:value-type="float" office:value="-95.3323838779521">
                <text:p>-95.33238387795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1.946508771078">
                <text:p>201.946508771078</text:p>
              </table:table-cell>
              <table:table-cell office:value-type="float" office:value="-188.329425624526">
                <text:p>-188.3294256245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86.062931336845">
                <text:p>586.062931336845</text:p>
              </table:table-cell>
              <table:table-cell office:value-type="float" office:value="-340.347523233354">
                <text:p>-340.3475232333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7.912188520521">
                <text:p>167.912188520521</text:p>
              </table:table-cell>
              <table:table-cell office:value-type="float" office:value="-162.594319388669">
                <text:p>-162.5943193886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1.810635065991">
                <text:p>361.810635065991</text:p>
              </table:table-cell>
              <table:table-cell office:value-type="float" office:value="-227.633915610746">
                <text:p>-227.6339156107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2.374307936923">
                <text:p>302.374307936923</text:p>
              </table:table-cell>
              <table:table-cell office:value-type="float" office:value="-295.079627758649">
                <text:p>-295.0796277586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1.6692785428745">
                <text:p>81.6692785428745</text:p>
              </table:table-cell>
              <table:table-cell office:value-type="float" office:value="6.12895267132689">
                <text:p>6.128952671326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6.326925539176">
                <text:p>256.326925539176</text:p>
              </table:table-cell>
              <table:table-cell office:value-type="float" office:value="-144.530951648661">
                <text:p>-144.5309516486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5.2207464157">
                <text:p>505.2207464157</text:p>
              </table:table-cell>
              <table:table-cell office:value-type="float" office:value="-206.701092339468">
                <text:p>-206.7010923394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9.200351817024">
                <text:p>149.200351817024</text:p>
              </table:table-cell>
              <table:table-cell office:value-type="float" office:value="-137.388842008486">
                <text:p>-137.3888420084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5.413655889569">
                <text:p>355.413655889569</text:p>
              </table:table-cell>
              <table:table-cell office:value-type="float" office:value="-353.231406628423">
                <text:p>-353.2314066284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7.201763527787">
                <text:p>197.201763527787</text:p>
              </table:table-cell>
              <table:table-cell office:value-type="float" office:value="65.4979445154018">
                <text:p>65.49794451540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3.169171298857">
                <text:p>403.169171298857</text:p>
              </table:table-cell>
              <table:table-cell office:value-type="float" office:value="-141.392679007958">
                <text:p>-141.3926790079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1.706192108642">
                <text:p>331.706192108642</text:p>
              </table:table-cell>
              <table:table-cell office:value-type="float" office:value="-327.444152647568">
                <text:p>-327.4441526475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43189941327391">
                <text:p>5.43189941327391</text:p>
              </table:table-cell>
              <table:table-cell office:value-type="float" office:value="34.6700824413571">
                <text:p>34.67008244135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6.230809681152">
                <text:p>236.230809681152</text:p>
              </table:table-cell>
              <table:table-cell office:value-type="float" office:value="-236.165084262206">
                <text:p>-236.1650842622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25.067888024305">
                <text:p>225.067888024305</text:p>
              </table:table-cell>
              <table:table-cell office:value-type="float" office:value="-145.76290484325">
                <text:p>-145.762904843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7.651635161024">
                <text:p>227.651635161024</text:p>
              </table:table-cell>
              <table:table-cell office:value-type="float" office:value="-61.9647687786227">
                <text:p>-61.96476877862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8.93543576044">
                <text:p>418.93543576044</text:p>
              </table:table-cell>
              <table:table-cell office:value-type="float" office:value="-185.664017486149">
                <text:p>-185.6640174861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5.63549915707">
                <text:p>295.63549915707</text:p>
              </table:table-cell>
              <table:table-cell office:value-type="float" office:value="-292.30808447934">
                <text:p>-292.308084479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0.0598557671519">
                <text:p>90.0598557671519</text:p>
              </table:table-cell>
              <table:table-cell office:value-type="float" office:value="-81.6188947125927">
                <text:p>-81.61889471259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18812122197357">
                <text:p>6.18812122197357</text:p>
              </table:table-cell>
              <table:table-cell office:value-type="float" office:value="31.9058899861">
                <text:p>31.90588998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2260137906286">
                <text:p>26.2260137906286</text:p>
              </table:table-cell>
              <table:table-cell office:value-type="float" office:value="21.2233083017151">
                <text:p>21.22330830171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1.762660850479">
                <text:p>101.762660850479</text:p>
              </table:table-cell>
              <table:table-cell office:value-type="float" office:value="50.0754283856462">
                <text:p>50.07542838564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3.412623601222">
                <text:p>503.412623601222</text:p>
              </table:table-cell>
              <table:table-cell office:value-type="float" office:value="-245.48231310665">
                <text:p>-245.482313106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8.1932651082592">
                <text:p>88.1932651082592</text:p>
              </table:table-cell>
              <table:table-cell office:value-type="float" office:value="-86.2758726931567">
                <text:p>-86.27587269315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.371531254483">
                <text:p>299.371531254483</text:p>
              </table:table-cell>
              <table:table-cell office:value-type="float" office:value="168.606033604333">
                <text:p>168.606033604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1.3611270736">
                <text:p>371.3611270736</text:p>
              </table:table-cell>
              <table:table-cell office:value-type="float" office:value="-41.7140485979648">
                <text:p>-41.71404859796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8.2984078680321">
                <text:p>58.2984078680321</text:p>
              </table:table-cell>
              <table:table-cell office:value-type="float" office:value="56.4708705076972">
                <text:p>56.47087050769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4.226948563307">
                <text:p>124.226948563307</text:p>
              </table:table-cell>
              <table:table-cell office:value-type="float" office:value="-81.5022261868953">
                <text:p>-81.50222618689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1.529871220682">
                <text:p>431.529871220682</text:p>
              </table:table-cell>
              <table:table-cell office:value-type="float" office:value="-112.233933537239">
                <text:p>-112.2339335372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51.313623652202">
                <text:p>451.313623652202</text:p>
              </table:table-cell>
              <table:table-cell office:value-type="float" office:value="-34.3597314691175">
                <text:p>-34.35973146911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5.557070783598">
                <text:p>455.557070783598</text:p>
              </table:table-cell>
              <table:table-cell office:value-type="float" office:value="-28.8735174756988">
                <text:p>-28.87351747569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5.687449610714">
                <text:p>285.687449610714</text:p>
              </table:table-cell>
              <table:table-cell office:value-type="float" office:value="-284.124894625703">
                <text:p>-284.1248946257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57.719970211338">
                <text:p>457.719970211338</text:p>
              </table:table-cell>
              <table:table-cell office:value-type="float" office:value="-213.618552856077">
                <text:p>-213.6185528560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5.536773858441">
                <text:p>205.536773858441</text:p>
              </table:table-cell>
              <table:table-cell office:value-type="float" office:value="-156.961057370154">
                <text:p>-156.9610573701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9.121025065741">
                <text:p>409.121025065741</text:p>
              </table:table-cell>
              <table:table-cell office:value-type="float" office:value="-339.530781452974">
                <text:p>-339.5307814529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3.527136965559">
                <text:p>263.527136965559</text:p>
              </table:table-cell>
              <table:table-cell office:value-type="float" office:value="-89.5474832750035">
                <text:p>-89.54748327500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1.717861963519">
                <text:p>491.717861963519</text:p>
              </table:table-cell>
              <table:table-cell office:value-type="float" office:value="-175.866771275559">
                <text:p>-175.8667712755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0.624417978411">
                <text:p>370.624417978411</text:p>
              </table:table-cell>
              <table:table-cell office:value-type="float" office:value="98.8483623961548">
                <text:p>98.84836239615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7.010069059891">
                <text:p>577.010069059891</text:p>
              </table:table-cell>
              <table:table-cell office:value-type="float" office:value="-392.086846397694">
                <text:p>-392.0868463976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0.216512240789">
                <text:p>330.216512240789</text:p>
              </table:table-cell>
              <table:table-cell office:value-type="float" office:value="-302.11970403394">
                <text:p>-302.119704033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7.833893807136">
                <text:p>117.833893807136</text:p>
              </table:table-cell>
              <table:table-cell office:value-type="float" office:value="-116.939363844136">
                <text:p>-116.9393638441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7.222098943109">
                <text:p>467.222098943109</text:p>
              </table:table-cell>
              <table:table-cell office:value-type="float" office:value="-313.915029594837">
                <text:p>-313.9150295948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32.494833461086">
                <text:p>532.494833461086</text:p>
              </table:table-cell>
              <table:table-cell office:value-type="float" office:value="-33.8681548685491">
                <text:p>-33.86815486854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3.64119052867">
                <text:p>303.64119052867</text:p>
              </table:table-cell>
              <table:table-cell office:value-type="float" office:value="-142.489727832724">
                <text:p>-142.4897278327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3.210859613532">
                <text:p>133.210859613532</text:p>
              </table:table-cell>
              <table:table-cell office:value-type="float" office:value="-85.8763835504636">
                <text:p>-85.87638355046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7.250897975017">
                <text:p>117.250897975017</text:p>
              </table:table-cell>
              <table:table-cell office:value-type="float" office:value="-51.1566339892368">
                <text:p>-51.15663398923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9.519579173985">
                <text:p>429.519579173985</text:p>
              </table:table-cell>
              <table:table-cell office:value-type="float" office:value="39.2627846723105">
                <text:p>39.26278467231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0.833635852848">
                <text:p>390.833635852848</text:p>
              </table:table-cell>
              <table:table-cell office:value-type="float" office:value="-298.598664088633">
                <text:p>-298.5986640886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2.097454669182">
                <text:p>172.097454669182</text:p>
              </table:table-cell>
              <table:table-cell office:value-type="float" office:value="130.374144604913">
                <text:p>130.3741446049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4.5178800297692">
                <text:p>54.5178800297692</text:p>
              </table:table-cell>
              <table:table-cell office:value-type="float" office:value="18.060616260388">
                <text:p>18.0606162603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2.024342968612">
                <text:p>232.024342968612</text:p>
              </table:table-cell>
              <table:table-cell office:value-type="float" office:value="-29.7442183004789">
                <text:p>-29.74421830047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.6110371229868">
                <text:p>26.6110371229868</text:p>
              </table:table-cell>
              <table:table-cell office:value-type="float" office:value="-13.0793067424801">
                <text:p>-13.07930674248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74.965936873759">
                <text:p>474.965936873759</text:p>
              </table:table-cell>
              <table:table-cell office:value-type="float" office:value="-84.8589012673405">
                <text:p>-84.85890126734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1.6652023993983">
                <text:p>81.6652023993983</text:p>
              </table:table-cell>
              <table:table-cell office:value-type="float" office:value="-79.988881264217">
                <text:p>-79.9888812642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3.220602461207">
                <text:p>373.220602461207</text:p>
              </table:table-cell>
              <table:table-cell office:value-type="float" office:value="-251.076269859874">
                <text:p>-251.0762698598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8.971712227319">
                <text:p>218.971712227319</text:p>
              </table:table-cell>
              <table:table-cell office:value-type="float" office:value="-215.278869965398">
                <text:p>-215.2788699653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4.842873620667">
                <text:p>164.842873620667</text:p>
              </table:table-cell>
              <table:table-cell office:value-type="float" office:value="-94.2404652082817">
                <text:p>-94.24046520828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58.658589231893">
                <text:p>258.658589231893</text:p>
              </table:table-cell>
              <table:table-cell office:value-type="float" office:value="147.081411039753">
                <text:p>147.0814110397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.21091346761195">
                <text:p>9.21091346761195</text:p>
              </table:table-cell>
              <table:table-cell office:value-type="float" office:value="-6.1576735729609">
                <text:p>-6.15767357296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0.497407809625">
                <text:p>170.497407809625</text:p>
              </table:table-cell>
              <table:table-cell office:value-type="float" office:value="122.034586308981">
                <text:p>122.0345863089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7.423568715284">
                <text:p>387.423568715284</text:p>
              </table:table-cell>
              <table:table-cell office:value-type="float" office:value="-384.066091710446">
                <text:p>-384.0660917104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5.454905164438">
                <text:p>445.454905164438</text:p>
              </table:table-cell>
              <table:table-cell office:value-type="float" office:value="41.620672225159">
                <text:p>41.6206722251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7.796371676653">
                <text:p>177.796371676653</text:p>
              </table:table-cell>
              <table:table-cell office:value-type="float" office:value="-161.503726966056">
                <text:p>-161.5037269660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76.130058935176">
                <text:p>476.130058935176</text:p>
              </table:table-cell>
              <table:table-cell office:value-type="float" office:value="-237.669484423852">
                <text:p>-237.6694844238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6.786682047871">
                <text:p>546.786682047871</text:p>
              </table:table-cell>
              <table:table-cell office:value-type="float" office:value="-407.275308438232">
                <text:p>-407.2753084382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9.692467477801">
                <text:p>369.692467477801</text:p>
              </table:table-cell>
              <table:table-cell office:value-type="float" office:value="-232.076884622378">
                <text:p>-232.0768846223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30.95531940703">
                <text:p>430.95531940703</text:p>
              </table:table-cell>
              <table:table-cell office:value-type="float" office:value="-412.788154678336">
                <text:p>-412.7881546783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41.100737552354">
                <text:p>741.100737552354</text:p>
              </table:table-cell>
              <table:table-cell office:value-type="float" office:value="-473.692088993589">
                <text:p>-473.6920889935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8.25225244774">
                <text:p>348.25225244774</text:p>
              </table:table-cell>
              <table:table-cell office:value-type="float" office:value="-203.511957757655">
                <text:p>-203.5119577576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1.900138926508">
                <text:p>221.900138926508</text:p>
              </table:table-cell>
              <table:table-cell office:value-type="float" office:value="-166.948032286411">
                <text:p>-166.9480322864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3.995413299343">
                <text:p>193.995413299343</text:p>
              </table:table-cell>
              <table:table-cell office:value-type="float" office:value="-177.872744299044">
                <text:p>-177.8727442990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2.450948979106">
                <text:p>352.450948979106</text:p>
              </table:table-cell>
              <table:table-cell office:value-type="float" office:value="-352.693646119335">
                <text:p>-352.6936461193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46.818128330028">
                <text:p>546.818128330028</text:p>
              </table:table-cell>
              <table:table-cell office:value-type="float" office:value="-312.933377491445">
                <text:p>-312.9333774914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31.514897461251">
                <text:p>331.514897461251</text:p>
              </table:table-cell>
              <table:table-cell office:value-type="float" office:value="171.369722937025">
                <text:p>171.3697229370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2.799834433561">
                <text:p>292.799834433561</text:p>
              </table:table-cell>
              <table:table-cell office:value-type="float" office:value="-217.58320822722">
                <text:p>-217.583208227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5.390727607765">
                <text:p>125.390727607765</text:p>
              </table:table-cell>
              <table:table-cell office:value-type="float" office:value="-125.486199138645">
                <text:p>-125.4861991386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61.44681604113">
                <text:p>461.44681604113</text:p>
              </table:table-cell>
              <table:table-cell office:value-type="float" office:value="-168.128202758359">
                <text:p>-168.1282027583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0.250185813017">
                <text:p>220.250185813017</text:p>
              </table:table-cell>
              <table:table-cell office:value-type="float" office:value="-168.99383997565">
                <text:p>-168.993839975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5.618908328715">
                <text:p>365.618908328715</text:p>
              </table:table-cell>
              <table:table-cell office:value-type="float" office:value="-269.026963843562">
                <text:p>-269.0269638435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1.369043031674">
                <text:p>291.369043031674</text:p>
              </table:table-cell>
              <table:table-cell office:value-type="float" office:value="168.313267868794">
                <text:p>168.3132678687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3.20687741344">
                <text:p>423.20687741344</text:p>
              </table:table-cell>
              <table:table-cell office:value-type="float" office:value="-320.464840604386">
                <text:p>-320.4648406043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0.033246289576">
                <text:p>150.033246289576</text:p>
              </table:table-cell>
              <table:table-cell office:value-type="float" office:value="-95.0652060014339">
                <text:p>-95.06520600143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7.446232315804">
                <text:p>147.446232315804</text:p>
              </table:table-cell>
              <table:table-cell office:value-type="float" office:value="-59.2630503585036">
                <text:p>-59.26305035850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7.952704946315">
                <text:p>107.952704946315</text:p>
              </table:table-cell>
              <table:table-cell office:value-type="float" office:value="-90.1537321189052">
                <text:p>-90.15373211890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7.2066300462825">
                <text:p>27.2066300462825</text:p>
              </table:table-cell>
              <table:table-cell office:value-type="float" office:value="23.047854686462">
                <text:p>23.0478546864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1.4057178300977">
                <text:p>41.4057178300977</text:p>
              </table:table-cell>
              <table:table-cell office:value-type="float" office:value="6.8689444048528">
                <text:p>6.86894440485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2.98231097029">
                <text:p>182.98231097029</text:p>
              </table:table-cell>
              <table:table-cell office:value-type="float" office:value="-75.2735531929349">
                <text:p>-75.27355319293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9.681107125922">
                <text:p>479.681107125922</text:p>
              </table:table-cell>
              <table:table-cell office:value-type="float" office:value="-296.602195452475">
                <text:p>-296.6021954524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7.885956078557">
                <text:p>127.885956078557</text:p>
              </table:table-cell>
              <table:table-cell office:value-type="float" office:value="-108.745046982489">
                <text:p>-108.7450469824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6.5271021317217">
                <text:p>86.5271021317217</text:p>
              </table:table-cell>
              <table:table-cell office:value-type="float" office:value="-71.1827611624606">
                <text:p>-71.18276116246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5.205555409351">
                <text:p>275.205555409351</text:p>
              </table:table-cell>
              <table:table-cell office:value-type="float" office:value="-266.592090514626">
                <text:p>-266.5920905146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.3928578483169">
                <text:p>26.3928578483169</text:p>
              </table:table-cell>
              <table:table-cell office:value-type="float" office:value="-1.75120684562001">
                <text:p>-1.751206845620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0.108784652452">
                <text:p>240.108784652452</text:p>
              </table:table-cell>
              <table:table-cell office:value-type="float" office:value="-74.8728503706134">
                <text:p>-74.87285037061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0.153051940841">
                <text:p>410.153051940841</text:p>
              </table:table-cell>
              <table:table-cell office:value-type="float" office:value="-393.223032076607">
                <text:p>-393.2230320766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25.029708970694">
                <text:p>325.029708970694</text:p>
              </table:table-cell>
              <table:table-cell office:value-type="float" office:value="-319.586203751473">
                <text:p>-319.5862037514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43.314269068472">
                <text:p>543.314269068472</text:p>
              </table:table-cell>
              <table:table-cell office:value-type="float" office:value="-84.5072449450702">
                <text:p>-84.50724494507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.8925838001112">
                <text:p>32.8925838001112</text:p>
              </table:table-cell>
              <table:table-cell office:value-type="float" office:value="-32.0616503016336">
                <text:p>-32.06165030163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1.505554135595">
                <text:p>281.505554135595</text:p>
              </table:table-cell>
              <table:table-cell office:value-type="float" office:value="17.3899957860616">
                <text:p>17.38999578606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9.3926478353297">
                <text:p>69.3926478353297</text:p>
              </table:table-cell>
              <table:table-cell office:value-type="float" office:value="-57.763888792083">
                <text:p>-57.7638887920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4.375205120014">
                <text:p>124.375205120014</text:p>
              </table:table-cell>
              <table:table-cell office:value-type="float" office:value="-35.2191784049181">
                <text:p>-35.21917840491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9.426835409202">
                <text:p>359.426835409202</text:p>
              </table:table-cell>
              <table:table-cell office:value-type="float" office:value="-178.337971209134">
                <text:p>-178.3379712091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8.520912986446">
                <text:p>368.520912986446</text:p>
              </table:table-cell>
              <table:table-cell office:value-type="float" office:value="-235.279755784242">
                <text:p>-235.2797557842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4.334976663339">
                <text:p>304.334976663339</text:p>
              </table:table-cell>
              <table:table-cell office:value-type="float" office:value="161.495484385828">
                <text:p>161.4954843858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8.7638274021108">
                <text:p>68.7638274021108</text:p>
              </table:table-cell>
              <table:table-cell office:value-type="float" office:value="-68.9346592186724">
                <text:p>-68.93465921867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7.364451947003">
                <text:p>147.364451947003</text:p>
              </table:table-cell>
              <table:table-cell office:value-type="float" office:value="-130.139048203844">
                <text:p>-130.1390482038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2.2630228952638">
                <text:p>82.2630228952638</text:p>
              </table:table-cell>
              <table:table-cell office:value-type="float" office:value="94.1324862465981">
                <text:p>94.13248624659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0.284874892612">
                <text:p>380.284874892612</text:p>
              </table:table-cell>
              <table:table-cell office:value-type="float" office:value="-334.784625677309">
                <text:p>-334.7846256773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81839335654715">
                <text:p>2.81839335654715</text:p>
              </table:table-cell>
              <table:table-cell office:value-type="float" office:value="9.97957585496409">
                <text:p>9.979575854964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47.328825438572">
                <text:p>747.328825438572</text:p>
              </table:table-cell>
              <table:table-cell office:value-type="float" office:value="-513.588850935098">
                <text:p>-513.5888509350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9.668700726969">
                <text:p>369.668700726969</text:p>
              </table:table-cell>
              <table:table-cell office:value-type="float" office:value="-365.010596524036">
                <text:p>-365.0105965240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2.953779858079">
                <text:p>252.953779858079</text:p>
              </table:table-cell>
              <table:table-cell office:value-type="float" office:value="-250.939814136974">
                <text:p>-250.9398141369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6.981164364485">
                <text:p>336.981164364485</text:p>
              </table:table-cell>
              <table:table-cell office:value-type="float" office:value="-323.939526506999">
                <text:p>-323.9395265069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2.129234274337">
                <text:p>412.129234274337</text:p>
              </table:table-cell>
              <table:table-cell office:value-type="float" office:value="-396.447537974518">
                <text:p>-396.4475379745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64.793983044028">
                <text:p>364.793983044028</text:p>
              </table:table-cell>
              <table:table-cell office:value-type="float" office:value="90.3818844050992">
                <text:p>90.38188440509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9.761250172418">
                <text:p>129.761250172418</text:p>
              </table:table-cell>
              <table:table-cell office:value-type="float" office:value="-84.215597439282">
                <text:p>-84.2155974392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01.381375765675">
                <text:p>601.381375765675</text:p>
              </table:table-cell>
              <table:table-cell office:value-type="float" office:value="-340.492716312188">
                <text:p>-340.4927163121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4.229770136602">
                <text:p>404.229770136602</text:p>
              </table:table-cell>
              <table:table-cell office:value-type="float" office:value="-227.206945199796">
                <text:p>-227.20694519979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3.396645889926">
                <text:p>183.396645889926</text:p>
              </table:table-cell>
              <table:table-cell office:value-type="float" office:value="-121.434955036791">
                <text:p>-121.4349550367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4.931593126357">
                <text:p>124.931593126357</text:p>
              </table:table-cell>
              <table:table-cell office:value-type="float" office:value="-125.068058082597">
                <text:p>-125.0680580825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.7572430006492">
                <text:p>99.7572430006492</text:p>
              </table:table-cell>
              <table:table-cell office:value-type="float" office:value="-37.1836571960272">
                <text:p>-37.18365719602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5.886136670041">
                <text:p>225.886136670041</text:p>
              </table:table-cell>
              <table:table-cell office:value-type="float" office:value="106.477844684414">
                <text:p>106.4778446844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7.959668338514">
                <text:p>137.959668338514</text:p>
              </table:table-cell>
              <table:table-cell office:value-type="float" office:value="117.498443404898">
                <text:p>117.4984434048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34.642588454081">
                <text:p>334.642588454081</text:p>
              </table:table-cell>
              <table:table-cell office:value-type="float" office:value="142.779248537815">
                <text:p>142.7792485378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8.1019491958935">
                <text:p>98.1019491958935</text:p>
              </table:table-cell>
              <table:table-cell office:value-type="float" office:value="-91.2399259935035">
                <text:p>-91.23992599350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1.900890588727">
                <text:p>111.900890588727</text:p>
              </table:table-cell>
              <table:table-cell office:value-type="float" office:value="111.695058794554">
                <text:p>111.6950587945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.0466102727294">
                <text:p>86.0466102727294</text:p>
              </table:table-cell>
              <table:table-cell office:value-type="float" office:value="-72.1907202786781">
                <text:p>-72.19072027867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